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0000000200C424AECA1A7BA554.png" manifest:media-type="image/png"/>
  <manifest:file-entry manifest:full-path="Pictures/100000000000000800000008B2AA4E6A4F6D2D73.png" manifest:media-type="image/png"/>
  <manifest:file-entry manifest:full-path="Pictures/100014AB000034EB000034EB673BF6ADA1F660DB.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FreeSans1" svg:font-family="FreeSans" style:font-family-generic="swiss"/>
    <style:font-face style:name="Hack" svg:font-family="Hack" style:font-adornments="Normal" style:font-pitch="fixed"/>
    <style:font-face style:name="Ubuntu Mono" svg:font-family="'Ubuntu Mono'" style:font-adornments="Normal" style:font-pitch="fixed"/>
    <style:font-face style:name="Liberation Mono" svg:font-family="'Liberation Mono'" style:font-family-generic="modern" style:font-pitch="fixed"/>
    <style:font-face style:name="Roboto2" svg:font-family="Roboto" style:font-pitch="variable"/>
    <style:font-face style:name="Roboto1" svg:font-family="Roboto" style:font-adornments="Cursiva" style:font-pitch="variable"/>
    <style:font-face style:name="Roboto" svg:font-family="Roboto" style:font-adornments="Normal" style:font-pitch="variable"/>
    <style:font-face style:name="Roboto Slab2" svg:font-family="'Roboto Slab'" style:font-pitch="variable"/>
    <style:font-face style:name="Roboto Slab" svg:font-family="'Roboto Slab'" style:font-adornments="Negrita" style:font-pitch="variable"/>
    <style:font-face style:name="Roboto Slab1" svg:font-family="'Roboto Slab'" style:font-adornments="Negrita cursiva" style:font-pitch="variable"/>
    <style:font-face style:name="Liberation Serif" svg:font-family="'Liberation Serif'" style:font-family-generic="roman" style:font-pitch="variable"/>
    <style:font-face style:name="Arial1" svg:font-family="Arial" style:font-adornments="Cursiva" style:font-family-generic="swiss"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Verdana" svg:font-family="Verdana" style:font-adornments="Negrita" style:font-family-generic="swiss" style:font-pitch="variable"/>
    <style:font-face style:name="Verdana1" svg:font-family="Verdana"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403cm" table:align="margins"/>
    </style:style>
    <style:style style:name="Tabla1.A" style:family="table-column">
      <style:table-column-properties style:column-width="4.352cm" style:rel-column-width="16384*"/>
    </style:style>
    <style:style style:name="Tabla1.B" style:family="table-column">
      <style:table-column-properties style:column-width="4.35cm" style:rel-column-width="16383*"/>
    </style:style>
    <style:style style:name="Tabla1.A1" style:family="table-cell">
      <style:table-cell-properties style:vertical-align="middle" fo:padding="0.097cm" fo:border-left="0.05pt solid #000000" fo:border-right="none" fo:border-top="0.05pt solid #000000" fo:border-bottom="0.05pt solid #000000"/>
    </style:style>
    <style:style style:name="Tabla1.D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403cm" table:align="margins"/>
    </style:style>
    <style:style style:name="Tabla2.A" style:family="table-column">
      <style:table-column-properties style:column-width="3.48cm" style:rel-column-width="13107*"/>
    </style:style>
    <style:style style:name="Tabla2.A1" style:family="table-cell">
      <style:table-cell-properties style:vertical-align="middle" fo:padding="0.097cm" fo:border-left="0.05pt solid #000000" fo:border-right="none" fo:border-top="0.05pt solid #000000" fo:border-bottom="0.05pt solid #000000"/>
    </style:style>
    <style:style style:name="Tabla2.B1" style:family="table-cell">
      <style:table-cell-properties style:vertical-align="middle" fo:padding="0.097cm" fo:border="0.05pt solid #000000"/>
    </style:style>
    <style:style style:name="Tabla2.B2" style:family="table-cell">
      <style:table-cell-properties style:vertical-align="middle" fo:padding="0.097cm" fo:border-left="0.05pt solid #000000" fo:border-right="none" fo:border-top="none" fo:border-bottom="0.05pt solid #000000"/>
    </style:style>
    <style:style style:name="Tabla2.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7.403cm" table:align="margins"/>
    </style:style>
    <style:style style:name="Tabla3.A" style:family="table-column">
      <style:table-column-properties style:column-width="5.801cm" style:rel-column-width="21845*"/>
    </style:style>
    <style:style style:name="Tabla3.A1" style:family="table-cell">
      <style:table-cell-properties style:vertical-align="middle" fo:padding="0.097cm" fo:border-left="0.05pt solid #000000" fo:border-right="none" fo:border-top="0.05pt solid #000000" fo:border-bottom="0.05pt solid #000000"/>
    </style:style>
    <style:style style:name="Tabla3.C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C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7.403cm" table:align="margins"/>
    </style:style>
    <style:style style:name="Tabla4.A" style:family="table-column">
      <style:table-column-properties style:column-width="8.701cm" style:rel-column-width="32767*"/>
    </style:style>
    <style:style style:name="Tabla4.B" style:family="table-column">
      <style:table-column-properties style:column-width="8.701cm" style:rel-column-width="32768*"/>
    </style:style>
    <style:style style:name="Tabla4.A1" style:family="table-cell">
      <style:table-cell-properties style:vertical-align="middle" fo:padding="0.097cm" fo:border-left="0.05pt solid #000000" fo:border-right="none" fo:border-top="0.05pt solid #000000" fo:border-bottom="0.05pt solid #000000"/>
    </style:style>
    <style:style style:name="Tabla4.B1" style:family="table-cell">
      <style:table-cell-properties style:vertical-align="middle"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B2" style:family="table-cell">
      <style:table-cell-properties style:vertical-align="middle" fo:padding="0.097cm" fo:border-left="0.05pt solid #000000" fo:border-right="0.05pt solid #000000" fo:border-top="none" fo:border-bottom="0.05pt solid #000000"/>
    </style:style>
    <style:style style:name="Tabla5" style:family="table">
      <style:table-properties style:width="17.403cm" table:align="margins"/>
    </style:style>
    <style:style style:name="Tabla5.A" style:family="table-column">
      <style:table-column-properties style:column-width="8.701cm" style:rel-column-width="32767*"/>
    </style:style>
    <style:style style:name="Tabla5.B" style:family="table-column">
      <style:table-column-properties style:column-width="8.701cm" style:rel-column-width="32768*"/>
    </style:style>
    <style:style style:name="Tabla5.A1" style:family="table-cell">
      <style:table-cell-properties style:vertical-align="middle" fo:padding="0.097cm" fo:border-left="0.05pt solid #000000" fo:border-right="none" fo:border-top="0.05pt solid #000000" fo:border-bottom="0.05pt solid #000000"/>
    </style:style>
    <style:style style:name="Tabla5.B1" style:family="table-cell">
      <style:table-cell-properties style:vertical-align="middle" fo:padding="0.097cm" fo:border="0.05pt solid #000000"/>
    </style:style>
    <style:style style:name="Tabla5.A2" style:family="table-cell">
      <style:table-cell-properties style:vertical-align="middle" fo:padding="0.097cm" fo:border-left="0.05pt solid #000000" fo:border-right="none" fo:border-top="none" fo:border-bottom="0.05pt solid #000000"/>
    </style:style>
    <style:style style:name="Tabla5.B2" style:family="table-cell">
      <style:table-cell-properties style:vertical-align="middle" fo:padding="0.097cm" fo:border-left="0.05pt solid #000000" fo:border-right="0.05pt solid #000000" fo:border-top="none" fo:border-bottom="0.05pt solid #000000"/>
    </style:style>
    <style:style style:name="Tabla6" style:family="table">
      <style:table-properties style:width="17.403cm" table:align="margins"/>
    </style:style>
    <style:style style:name="Tabla6.A" style:family="table-column">
      <style:table-column-properties style:column-width="8.701cm" style:rel-column-width="32767*"/>
    </style:style>
    <style:style style:name="Tabla6.B" style:family="table-column">
      <style:table-column-properties style:column-width="8.701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403cm" table:align="margins"/>
    </style:style>
    <style:style style:name="Tabla7.A" style:family="table-column">
      <style:table-column-properties style:column-width="8.701cm" style:rel-column-width="32767*"/>
    </style:style>
    <style:style style:name="Tabla7.B" style:family="table-column">
      <style:table-column-properties style:column-width="8.701cm" style:rel-column-width="32768*"/>
    </style:style>
    <style:style style:name="Tabla7.A1" style:family="table-cell">
      <style:table-cell-properties style:vertical-align="middle" fo:padding="0.097cm" fo:border-left="0.05pt solid #000000" fo:border-right="none" fo:border-top="0.05pt solid #000000" fo:border-bottom="0.05pt solid #000000"/>
    </style:style>
    <style:style style:name="Tabla7.B1" style:family="table-cell">
      <style:table-cell-properties style:vertical-align="middle" fo:padding="0.097cm" fo:border="0.05pt solid #000000"/>
    </style:style>
    <style:style style:name="Tabla7.A2" style:family="table-cell">
      <style:table-cell-properties style:vertical-align="middle" fo:padding="0.097cm" fo:border-left="0.05pt solid #000000" fo:border-right="none" fo:border-top="none" fo:border-bottom="0.05pt solid #000000"/>
    </style:style>
    <style:style style:name="Tabla7.B2" style:family="table-cell">
      <style:table-cell-properties style:vertical-align="middle" fo:padding="0.097cm" fo:border-left="0.05pt solid #000000" fo:border-right="0.05pt solid #000000" fo:border-top="none" fo:border-bottom="0.05pt solid #000000"/>
    </style:style>
    <style:style style:name="Tabla8" style:family="table">
      <style:table-properties style:width="17.403cm" table:align="margins"/>
    </style:style>
    <style:style style:name="Tabla8.A" style:family="table-column">
      <style:table-column-properties style:column-width="8.701cm" style:rel-column-width="32767*"/>
    </style:style>
    <style:style style:name="Tabla8.B" style:family="table-column">
      <style:table-column-properties style:column-width="8.701cm" style:rel-column-width="32768*"/>
    </style:style>
    <style:style style:name="Tabla8.A1" style:family="table-cell">
      <style:table-cell-properties style:vertical-align="middle" fo:padding="0.097cm" fo:border-left="0.05pt solid #000000" fo:border-right="none" fo:border-top="0.05pt solid #000000" fo:border-bottom="0.05pt solid #000000"/>
    </style:style>
    <style:style style:name="Tabla8.B1" style:family="table-cell">
      <style:table-cell-properties style:vertical-align="middle" fo:padding="0.097cm" fo:border="0.05pt solid #000000"/>
    </style:style>
    <style:style style:name="Tabla8.A2" style:family="table-cell">
      <style:table-cell-properties style:vertical-align="middle" fo:padding="0.097cm" fo:border-left="0.05pt solid #000000" fo:border-right="none" fo:border-top="none" fo:border-bottom="0.05pt solid #000000"/>
    </style:style>
    <style:style style:name="Tabla8.B2" style:family="table-cell">
      <style:table-cell-properties style:vertical-align="middle" fo:padding="0.097cm" fo:border-left="0.05pt solid #000000" fo:border-right="0.05pt solid #000000" fo:border-top="none" fo:border-bottom="0.05pt solid #000000"/>
    </style:style>
    <style:style style:name="Tabla9" style:family="table">
      <style:table-properties style:width="17.403cm" table:align="margins"/>
    </style:style>
    <style:style style:name="Tabla9.A" style:family="table-column">
      <style:table-column-properties style:column-width="8.701cm" style:rel-column-width="32767*"/>
    </style:style>
    <style:style style:name="Tabla9.B" style:family="table-column">
      <style:table-column-properties style:column-width="8.701cm" style:rel-column-width="32768*"/>
    </style:style>
    <style:style style:name="Tabla9.A1" style:family="table-cell">
      <style:table-cell-properties style:vertical-align="middle" fo:padding="0.097cm" fo:border-left="0.05pt solid #000000" fo:border-right="none" fo:border-top="0.05pt solid #000000" fo:border-bottom="0.05pt solid #000000"/>
    </style:style>
    <style:style style:name="Tabla9.B1" style:family="table-cell">
      <style:table-cell-properties style:vertical-align="middle" fo:padding="0.097cm" fo:border="0.05pt solid #000000"/>
    </style:style>
    <style:style style:name="Tabla9.A2" style:family="table-cell">
      <style:table-cell-properties style:vertical-align="middle" fo:padding="0.097cm" fo:border-left="0.05pt solid #000000" fo:border-right="none" fo:border-top="none" fo:border-bottom="0.05pt solid #000000"/>
    </style:style>
    <style:style style:name="Tabla9.B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officeooo:rsid="001abe16" officeooo:paragraph-rsid="001abe16"/>
    </style:style>
    <style:style style:name="P2" style:family="paragraph" style:parent-style-name="Text_20_body">
      <style:text-properties officeooo:paragraph-rsid="00ec363e"/>
    </style:style>
    <style:style style:name="P3" style:family="paragraph" style:parent-style-name="Text_20_body">
      <style:paragraph-properties fo:text-align="start" style:justify-single-word="false"/>
      <style:text-properties style:font-name="Roboto Slab2" fo:font-weight="bold" style:font-weight-asian="bold" style:font-weight-complex="bold"/>
    </style:style>
    <style:style style:name="P4" style:family="paragraph" style:parent-style-name="Text_20_body">
      <style:text-properties style:font-name="Roboto Slab2" fo:font-weight="bold" officeooo:rsid="00f280d1" style:font-weight-asian="bold" style:font-weight-complex="bold"/>
    </style:style>
    <style:style style:name="P5" style:family="paragraph" style:parent-style-name="Text_20_body">
      <style:paragraph-properties fo:text-align="start" style:justify-single-word="false"/>
      <style:text-properties style:font-name="Roboto Slab2" fo:font-weight="bold" officeooo:rsid="00f0f5f8" officeooo:paragraph-rsid="00f0f5f8" style:font-weight-asian="bold" style:font-weight-complex="bold"/>
    </style:style>
    <style:style style:name="P6" style:family="paragraph" style:parent-style-name="Text_20_body">
      <style:text-properties style:font-name="Roboto Slab2" fo:font-weight="bold" officeooo:rsid="011d787d" officeooo:paragraph-rsid="011d787d" style:font-weight-asian="bold" style:font-weight-complex="bold"/>
    </style:style>
    <style:style style:name="P7" style:family="paragraph" style:parent-style-name="Text_20_body">
      <style:text-properties officeooo:rsid="00f0f5f8" officeooo:paragraph-rsid="00f0f5f8"/>
    </style:style>
    <style:style style:name="P8" style:family="paragraph" style:parent-style-name="Text_20_body">
      <style:text-properties officeooo:paragraph-rsid="00f884e0"/>
    </style:style>
    <style:style style:name="P9" style:family="paragraph" style:parent-style-name="Text_20_body">
      <style:text-properties officeooo:rsid="00fb06e1" officeooo:paragraph-rsid="00fb06e1"/>
    </style:style>
    <style:style style:name="P10" style:family="paragraph" style:parent-style-name="Text_20_body">
      <style:text-properties officeooo:paragraph-rsid="00fb06e1"/>
    </style:style>
    <style:style style:name="P11" style:family="paragraph" style:parent-style-name="Text_20_body">
      <style:text-properties officeooo:paragraph-rsid="00fd0271"/>
    </style:style>
    <style:style style:name="P12" style:family="paragraph" style:parent-style-name="Text_20_body">
      <style:text-properties officeooo:paragraph-rsid="00fd91c8"/>
    </style:style>
    <style:style style:name="P13" style:family="paragraph" style:parent-style-name="Text_20_body">
      <style:text-properties officeooo:rsid="00fe6b32" officeooo:paragraph-rsid="00fe6b32"/>
    </style:style>
    <style:style style:name="P14" style:family="paragraph" style:parent-style-name="Text_20_body">
      <style:text-properties officeooo:rsid="010116b0" officeooo:paragraph-rsid="010116b0"/>
    </style:style>
    <style:style style:name="P15" style:family="paragraph" style:parent-style-name="Text_20_body">
      <style:text-properties officeooo:rsid="01035b5a" officeooo:paragraph-rsid="01035b5a"/>
    </style:style>
    <style:style style:name="P16" style:family="paragraph" style:parent-style-name="Text_20_body">
      <style:text-properties officeooo:rsid="01037416" officeooo:paragraph-rsid="01037416"/>
    </style:style>
    <style:style style:name="P17" style:family="paragraph" style:parent-style-name="Text_20_body">
      <style:text-properties officeooo:paragraph-rsid="01048ffb"/>
    </style:style>
    <style:style style:name="P18" style:family="paragraph" style:parent-style-name="Text_20_body">
      <style:text-properties officeooo:rsid="01059b64" officeooo:paragraph-rsid="01059b64"/>
    </style:style>
    <style:style style:name="P19" style:family="paragraph" style:parent-style-name="Text_20_body">
      <style:text-properties officeooo:rsid="010705ee" officeooo:paragraph-rsid="010705ee"/>
    </style:style>
    <style:style style:name="P20" style:family="paragraph" style:parent-style-name="Text_20_body">
      <style:text-properties officeooo:rsid="01089771" officeooo:paragraph-rsid="01089771"/>
    </style:style>
    <style:style style:name="P21" style:family="paragraph" style:parent-style-name="Text_20_body">
      <style:text-properties officeooo:rsid="010cb0c2" officeooo:paragraph-rsid="010cb0c2"/>
    </style:style>
    <style:style style:name="P22" style:family="paragraph" style:parent-style-name="Text_20_body">
      <style:text-properties officeooo:rsid="010e1851" officeooo:paragraph-rsid="010e1851"/>
    </style:style>
    <style:style style:name="P23" style:family="paragraph" style:parent-style-name="Text_20_body">
      <style:text-properties officeooo:rsid="010f3b71" officeooo:paragraph-rsid="010f3b71"/>
    </style:style>
    <style:style style:name="P24" style:family="paragraph" style:parent-style-name="Text_20_body">
      <style:text-properties officeooo:rsid="01107d31" officeooo:paragraph-rsid="01107d31"/>
    </style:style>
    <style:style style:name="P25" style:family="paragraph" style:parent-style-name="Text_20_body">
      <style:text-properties officeooo:rsid="00fd3775"/>
    </style:style>
    <style:style style:name="P26" style:family="paragraph" style:parent-style-name="Text_20_body">
      <style:text-properties officeooo:rsid="0112883a" officeooo:paragraph-rsid="0112883a"/>
    </style:style>
    <style:style style:name="P27" style:family="paragraph" style:parent-style-name="Text_20_body">
      <style:text-properties officeooo:paragraph-rsid="011453e2"/>
    </style:style>
    <style:style style:name="P28" style:family="paragraph" style:parent-style-name="Text_20_body">
      <style:text-properties officeooo:rsid="011453e2" officeooo:paragraph-rsid="011453e2"/>
    </style:style>
    <style:style style:name="P29" style:family="paragraph" style:parent-style-name="Text_20_body">
      <style:text-properties officeooo:rsid="011cc220" officeooo:paragraph-rsid="011cc220"/>
    </style:style>
    <style:style style:name="P30" style:family="paragraph" style:parent-style-name="Text_20_body">
      <style:text-properties officeooo:rsid="011d787d" officeooo:paragraph-rsid="011d787d"/>
    </style:style>
    <style:style style:name="P31" style:family="paragraph" style:parent-style-name="Text_20_body">
      <style:text-properties officeooo:rsid="01233ffc" officeooo:paragraph-rsid="01233ffc"/>
    </style:style>
    <style:style style:name="P32" style:family="paragraph" style:parent-style-name="Text_20_body">
      <style:paragraph-properties fo:text-align="center" style:justify-single-word="false"/>
      <style:text-properties officeooo:paragraph-rsid="013061c2"/>
    </style:style>
    <style:style style:name="P33" style:family="paragraph" style:parent-style-name="Text_20_body">
      <style:text-properties officeooo:rsid="0146d181" officeooo:paragraph-rsid="0146d181"/>
    </style:style>
    <style:style style:name="P34" style:family="paragraph" style:parent-style-name="Text_20_body">
      <style:text-properties style:font-name="Roboto2" officeooo:rsid="0148aa8e" officeooo:paragraph-rsid="0148aa8e"/>
    </style:style>
    <style:style style:name="P35" style:family="paragraph" style:parent-style-name="Text_20_body">
      <style:text-properties officeooo:rsid="0148d75d" officeooo:paragraph-rsid="0148d75d"/>
    </style:style>
    <style:style style:name="P36" style:family="paragraph" style:parent-style-name="Text_20_body">
      <style:text-properties officeooo:rsid="0121dfcb" officeooo:paragraph-rsid="0121dfcb"/>
    </style:style>
    <style:style style:name="P37" style:family="paragraph" style:parent-style-name="Table_20_Contents">
      <style:paragraph-properties fo:text-align="center" style:justify-single-word="false"/>
      <style:text-properties fo:font-weight="bold" style:font-weight-asian="bold" style:font-weight-complex="bold"/>
    </style:style>
    <style:style style:name="P38" style:family="paragraph" style:parent-style-name="Table_20_Contents">
      <style:paragraph-properties fo:text-align="center" style:justify-single-word="false"/>
      <style:text-properties fo:font-weight="bold" officeooo:paragraph-rsid="0121dfcb" style:font-weight-asian="bold" style:font-weight-complex="bold"/>
    </style:style>
    <style:style style:name="P39" style:family="paragraph" style:parent-style-name="Table_20_Contents">
      <style:paragraph-properties fo:text-align="center" style:justify-single-word="false"/>
      <style:text-properties fo:font-weight="bold" officeooo:paragraph-rsid="0131b3ad" style:font-weight-asian="bold" style:font-weight-complex="bold"/>
    </style:style>
    <style:style style:name="P40" style:family="paragraph" style:parent-style-name="Table_20_Contents">
      <style:paragraph-properties fo:text-align="center" style:justify-single-word="false"/>
      <style:text-properties fo:font-weight="bold" officeooo:paragraph-rsid="0133ad36" style:font-weight-asian="bold" style:font-weight-complex="bold"/>
    </style:style>
    <style:style style:name="P41" style:family="paragraph" style:parent-style-name="Table_20_Contents">
      <style:paragraph-properties fo:text-align="center" style:justify-single-word="false"/>
      <style:text-properties fo:font-weight="bold" officeooo:rsid="0121dfcb" officeooo:paragraph-rsid="0121dfcb" style:font-weight-asian="bold" style:font-weight-complex="bold"/>
    </style:style>
    <style:style style:name="P42" style:family="paragraph" style:parent-style-name="Table_20_Contents">
      <style:paragraph-properties fo:text-align="center" style:justify-single-word="false"/>
      <style:text-properties fo:font-weight="bold" officeooo:rsid="01233ffc" officeooo:paragraph-rsid="01233ffc" style:font-weight-asian="bold" style:font-weight-complex="bold"/>
    </style:style>
    <style:style style:name="P43" style:family="paragraph" style:parent-style-name="Table_20_Contents">
      <style:paragraph-properties fo:text-align="center" style:justify-single-word="false"/>
      <style:text-properties fo:font-weight="bold" officeooo:rsid="01280931" officeooo:paragraph-rsid="01280931" style:font-weight-asian="bold" style:font-weight-complex="bold"/>
    </style:style>
    <style:style style:name="P44" style:family="paragraph" style:parent-style-name="Table_20_Contents">
      <style:paragraph-properties fo:text-align="center" style:justify-single-word="false"/>
      <style:text-properties fo:font-weight="bold" officeooo:rsid="01293eda" officeooo:paragraph-rsid="01293eda" style:font-weight-asian="bold" style:font-weight-complex="bold"/>
    </style:style>
    <style:style style:name="P45" style:family="paragraph" style:parent-style-name="Table_20_Contents">
      <style:paragraph-properties fo:text-align="center" style:justify-single-word="false"/>
      <style:text-properties fo:font-weight="bold" officeooo:rsid="011cc220" officeooo:paragraph-rsid="011cc220" style:font-size-asian="10.5pt" style:font-weight-asian="bold" style:font-weight-complex="bold"/>
    </style:style>
    <style:style style:name="P46" style:family="paragraph" style:parent-style-name="Table_20_Contents">
      <style:paragraph-properties fo:text-align="center" style:justify-single-word="false"/>
      <style:text-properties fo:font-weight="bold" officeooo:rsid="011d787d" officeooo:paragraph-rsid="011d787d" style:font-size-asian="10.5pt" style:font-weight-asian="bold" style:font-weight-complex="bold"/>
    </style:style>
    <style:style style:name="P47" style:family="paragraph" style:parent-style-name="Table_20_Contents">
      <style:paragraph-properties fo:text-align="center" style:justify-single-word="false"/>
      <style:text-properties officeooo:rsid="00eed876" officeooo:paragraph-rsid="00eed876"/>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center" style:justify-single-word="false"/>
      <style:text-properties officeooo:rsid="00ef263a" officeooo:paragraph-rsid="00ef263a"/>
    </style:style>
    <style:style style:name="P50" style:family="paragraph" style:parent-style-name="Table_20_Contents">
      <style:paragraph-properties fo:text-align="center" style:justify-single-word="false"/>
      <style:text-properties officeooo:rsid="01048ffb" officeooo:paragraph-rsid="01048ffb" style:font-size-asian="10.5pt"/>
    </style:style>
    <style:style style:name="P51" style:family="paragraph" style:parent-style-name="Table_20_Contents">
      <style:paragraph-properties fo:text-align="center" style:justify-single-word="false"/>
      <style:text-properties style:font-name="Liberation Mono" style:font-size-asian="10.5pt"/>
    </style:style>
    <style:style style:name="P52" style:family="paragraph" style:parent-style-name="Table_20_Contents">
      <style:paragraph-properties fo:text-align="center" style:justify-single-word="false"/>
      <style:text-properties officeooo:rsid="01233ffc" officeooo:paragraph-rsid="01233ffc"/>
    </style:style>
    <style:style style:name="P53" style:family="paragraph" style:parent-style-name="Table_20_Contents">
      <style:paragraph-properties fo:text-align="center" style:justify-single-word="false"/>
      <style:text-properties officeooo:rsid="01245a90" officeooo:paragraph-rsid="01245a90"/>
    </style:style>
    <style:style style:name="P54" style:family="paragraph" style:parent-style-name="Table_20_Contents">
      <style:paragraph-properties fo:text-align="center" style:justify-single-word="false"/>
      <style:text-properties officeooo:rsid="01245a90" officeooo:paragraph-rsid="01280931"/>
    </style:style>
    <style:style style:name="P55" style:family="paragraph" style:parent-style-name="Table_20_Contents">
      <style:paragraph-properties fo:text-align="center" style:justify-single-word="false"/>
      <style:text-properties officeooo:rsid="0126301f" officeooo:paragraph-rsid="0126301f"/>
    </style:style>
    <style:style style:name="P56" style:family="paragraph" style:parent-style-name="Table_20_Contents">
      <style:paragraph-properties fo:text-align="center" style:justify-single-word="false"/>
      <style:text-properties officeooo:rsid="01280931" officeooo:paragraph-rsid="01280931"/>
    </style:style>
    <style:style style:name="P57" style:family="paragraph" style:parent-style-name="Table_20_Contents">
      <style:paragraph-properties fo:text-align="center" style:justify-single-word="false"/>
      <style:text-properties officeooo:rsid="012aa714" officeooo:paragraph-rsid="012aa714"/>
    </style:style>
    <style:style style:name="P58" style:family="paragraph" style:parent-style-name="Table_20_Contents">
      <style:paragraph-properties fo:text-align="center" style:justify-single-word="false"/>
      <style:text-properties officeooo:rsid="012aa714" officeooo:paragraph-rsid="01330db6"/>
    </style:style>
    <style:style style:name="P59" style:family="paragraph" style:parent-style-name="Table_20_Contents">
      <style:paragraph-properties fo:text-align="center" style:justify-single-word="false"/>
      <style:text-properties officeooo:rsid="012b066d" officeooo:paragraph-rsid="012b066d"/>
    </style:style>
    <style:style style:name="P60" style:family="paragraph" style:parent-style-name="Table_20_Contents">
      <style:paragraph-properties fo:text-align="center" style:justify-single-word="false"/>
      <style:text-properties officeooo:rsid="012b066d" officeooo:paragraph-rsid="012fd955"/>
    </style:style>
    <style:style style:name="P61" style:family="paragraph" style:parent-style-name="Table_20_Contents">
      <style:paragraph-properties fo:text-align="center" style:justify-single-word="false"/>
      <style:text-properties officeooo:rsid="012b2320" officeooo:paragraph-rsid="012b2320"/>
    </style:style>
    <style:style style:name="P62" style:family="paragraph" style:parent-style-name="Table_20_Contents">
      <style:paragraph-properties fo:text-align="center" style:justify-single-word="false"/>
      <style:text-properties officeooo:rsid="012c9a76"/>
    </style:style>
    <style:style style:name="P63" style:family="paragraph" style:parent-style-name="Table_20_Contents">
      <style:paragraph-properties fo:text-align="center" style:justify-single-word="false"/>
      <style:text-properties officeooo:rsid="012c9a76" officeooo:paragraph-rsid="012c9a76"/>
    </style:style>
    <style:style style:name="P64" style:family="paragraph" style:parent-style-name="Table_20_Contents">
      <style:paragraph-properties fo:text-align="center" style:justify-single-word="false"/>
      <style:text-properties officeooo:rsid="012d329c" officeooo:paragraph-rsid="012d329c"/>
    </style:style>
    <style:style style:name="P65" style:family="paragraph" style:parent-style-name="Table_20_Contents">
      <style:paragraph-properties fo:text-align="center" style:justify-single-word="false"/>
      <style:text-properties officeooo:rsid="012fd955" officeooo:paragraph-rsid="012fd955"/>
    </style:style>
    <style:style style:name="P66" style:family="paragraph" style:parent-style-name="Table_20_Contents">
      <style:paragraph-properties fo:text-align="center" style:justify-single-word="false"/>
      <style:text-properties officeooo:rsid="01293eda"/>
    </style:style>
    <style:style style:name="P67" style:family="paragraph" style:parent-style-name="Table_20_Contents">
      <style:paragraph-properties fo:text-align="center" style:justify-single-word="false"/>
      <style:text-properties officeooo:rsid="01293eda" officeooo:paragraph-rsid="01330db6"/>
    </style:style>
    <style:style style:name="P68" style:family="paragraph" style:parent-style-name="Table_20_Contents">
      <style:paragraph-properties fo:text-align="center" style:justify-single-word="false"/>
      <style:text-properties officeooo:rsid="013061c2" officeooo:paragraph-rsid="013061c2"/>
    </style:style>
    <style:style style:name="P69" style:family="paragraph" style:parent-style-name="Table_20_Contents">
      <style:paragraph-properties fo:text-align="center" style:justify-single-word="false"/>
      <style:text-properties officeooo:rsid="0131b3ad" officeooo:paragraph-rsid="0131b3ad"/>
    </style:style>
    <style:style style:name="P70" style:family="paragraph" style:parent-style-name="Table_20_Contents">
      <style:paragraph-properties fo:text-align="center" style:justify-single-word="false"/>
      <style:text-properties officeooo:rsid="0133ad36" officeooo:paragraph-rsid="0133ad36"/>
    </style:style>
    <style:style style:name="P71" style:family="paragraph" style:parent-style-name="Table_20_Contents">
      <style:paragraph-properties fo:text-align="center" style:justify-single-word="false"/>
      <style:text-properties fo:font-style="italic" officeooo:rsid="013498aa" officeooo:paragraph-rsid="013498aa" style:font-style-asian="italic" style:font-style-complex="italic"/>
    </style:style>
    <style:style style:name="P72" style:family="paragraph" style:parent-style-name="Table_20_Contents">
      <style:paragraph-properties fo:text-align="center" style:justify-single-word="false"/>
      <style:text-properties style:font-name="Roboto2" officeooo:rsid="01233ffc" officeooo:paragraph-rsid="01233ffc"/>
    </style:style>
    <style:style style:name="P73" style:family="paragraph" style:parent-style-name="Table_20_Contents">
      <style:paragraph-properties fo:text-align="center" style:justify-single-word="false"/>
      <style:text-properties style:text-position="super 58%" officeooo:rsid="014a0a5f" officeooo:paragraph-rsid="014a0a5f"/>
    </style:style>
    <style:style style:name="P74" style:family="paragraph" style:parent-style-name="Table_20_Contents">
      <style:paragraph-properties fo:text-align="center" style:justify-single-word="false"/>
      <style:text-properties style:text-position="0% 100%" officeooo:rsid="014a0a5f" officeooo:paragraph-rsid="014a0a5f"/>
    </style:style>
    <style:style style:name="P75" style:family="paragraph" style:parent-style-name="Text_20_body">
      <style:paragraph-properties fo:margin-left="0cm" fo:margin-right="0cm" fo:text-indent="0cm" style:auto-text-indent="true"/>
    </style:style>
    <style:style style:name="P76" style:family="paragraph" style:parent-style-name="Text_20_body">
      <style:paragraph-properties fo:margin-left="0cm" fo:margin-right="0cm" fo:text-indent="0cm" style:auto-text-indent="true"/>
      <style:text-properties officeooo:rsid="01098422" officeooo:paragraph-rsid="01098422"/>
    </style:style>
    <style:style style:name="P77" style:family="paragraph" style:parent-style-name="Text_20_body">
      <style:paragraph-properties fo:margin-left="0cm" fo:margin-right="0cm" fo:text-indent="0cm" style:auto-text-indent="true"/>
      <style:text-properties officeooo:rsid="010ac07f" officeooo:paragraph-rsid="010ac07f"/>
    </style:style>
    <style:style style:name="P78" style:family="paragraph" style:parent-style-name="Text_20_body">
      <style:paragraph-properties fo:margin-left="0cm" fo:margin-right="0cm" fo:text-indent="0cm" style:auto-text-indent="true"/>
      <style:text-properties officeooo:paragraph-rsid="010ac07f"/>
    </style:style>
    <style:style style:name="P79" style:family="paragraph" style:parent-style-name="Text_20_body">
      <style:paragraph-properties fo:margin-left="0cm" fo:margin-right="0cm" fo:text-indent="0cm" style:auto-text-indent="true"/>
      <style:text-properties officeooo:rsid="010e1851" officeooo:paragraph-rsid="010e1851"/>
    </style:style>
    <style:style style:name="P80" style:family="paragraph" style:parent-style-name="Text_20_body">
      <style:paragraph-properties fo:margin-left="0cm" fo:margin-right="0cm" fo:text-indent="0cm" style:auto-text-indent="true"/>
      <style:text-properties style:text-underline-style="solid" style:text-underline-width="auto" style:text-underline-color="font-color"/>
    </style:style>
    <style:style style:name="P81" style:family="paragraph" style:parent-style-name="Text_20_body">
      <style:paragraph-properties fo:margin-left="0cm" fo:margin-right="0cm" fo:text-indent="0cm" style:auto-text-indent="true"/>
      <style:text-properties officeooo:rsid="011d787d" officeooo:paragraph-rsid="011d787d"/>
    </style:style>
    <style:style style:name="P82" style:family="paragraph" style:parent-style-name="Text_20_body">
      <style:paragraph-properties fo:margin-left="0cm" fo:margin-right="0cm" fo:text-indent="0cm" style:auto-text-indent="true"/>
      <style:text-properties officeooo:paragraph-rsid="01439423"/>
    </style:style>
    <style:style style:name="P83" style:family="paragraph" style:parent-style-name="Text_20_body">
      <style:paragraph-properties fo:margin-left="0cm" fo:margin-right="0cm" fo:text-indent="0cm" style:auto-text-indent="true"/>
      <style:text-properties officeooo:rsid="0146d181" officeooo:paragraph-rsid="0146d181"/>
    </style:style>
    <style:style style:name="P84" style:family="paragraph" style:parent-style-name="Text_20_body">
      <style:paragraph-properties fo:margin-left="0cm" fo:margin-right="0cm" fo:text-indent="0cm" style:auto-text-indent="true"/>
      <style:text-properties officeooo:rsid="0121dfcb" officeooo:paragraph-rsid="0121dfcb"/>
    </style:style>
    <style:style style:name="P85" style:family="paragraph" style:parent-style-name="Contents_20_1">
      <style:paragraph-properties>
        <style:tab-stops>
          <style:tab-stop style:position="17.403cm" style:type="right" style:leader-style="dotted" style:leader-text="."/>
        </style:tab-stops>
      </style:paragraph-properties>
    </style:style>
    <style:style style:name="P86" style:family="paragraph" style:parent-style-name="Contents_20_3">
      <style:paragraph-properties>
        <style:tab-stops>
          <style:tab-stop style:position="16.404cm" style:type="right" style:leader-style="dotted" style:leader-text="."/>
        </style:tab-stops>
      </style:paragraph-properties>
    </style:style>
    <style:style style:name="P87" style:family="paragraph" style:parent-style-name="Contents_20_4">
      <style:paragraph-properties>
        <style:tab-stops>
          <style:tab-stop style:position="15.905cm" style:type="right" style:leader-style="dotted" style:leader-text="."/>
        </style:tab-stops>
      </style:paragraph-properties>
    </style:style>
    <style:style style:name="P88" style:family="paragraph" style:parent-style-name="Text_20_body" style:list-style-name="L1">
      <style:text-properties style:font-name="Roboto Slab2" fo:font-weight="bold" style:font-weight-asian="bold" style:font-weight-complex="bold"/>
    </style:style>
    <style:style style:name="P89" style:family="paragraph" style:parent-style-name="Text_20_body" style:list-style-name="L2">
      <style:text-properties style:font-name="Roboto Slab2" fo:font-weight="bold" officeooo:paragraph-rsid="00ecf7ac" style:font-weight-asian="bold" style:font-weight-complex="bold"/>
    </style:style>
    <style:style style:name="P90" style:family="paragraph" style:parent-style-name="Text_20_body" style:list-style-name="L2">
      <style:text-properties style:font-name="Roboto Slab2" fo:font-style="normal" fo:font-weight="bold" officeooo:paragraph-rsid="00ecf7ac" style:font-style-asian="normal" style:font-weight-asian="bold" style:font-style-complex="normal" style:font-weight-complex="bold"/>
    </style:style>
    <style:style style:name="P91" style:family="paragraph" style:parent-style-name="Text_20_body" style:list-style-name="L3">
      <style:text-properties officeooo:rsid="00f0f5f8" officeooo:paragraph-rsid="00f0f5f8"/>
    </style:style>
    <style:style style:name="P92" style:family="paragraph" style:parent-style-name="Text_20_body" style:list-style-name="L4"/>
    <style:style style:name="P93" style:family="paragraph" style:parent-style-name="Text_20_body" style:list-style-name="L4">
      <style:text-properties officeooo:paragraph-rsid="00f884e0"/>
    </style:style>
    <style:style style:name="P94" style:family="paragraph" style:parent-style-name="Text_20_body" style:list-style-name="L4">
      <style:text-properties officeooo:paragraph-rsid="00f94214"/>
    </style:style>
    <style:style style:name="P95" style:family="paragraph" style:parent-style-name="Text_20_body" style:list-style-name="L5">
      <style:text-properties officeooo:paragraph-rsid="00fb06e1"/>
    </style:style>
    <style:style style:name="P96" style:family="paragraph" style:parent-style-name="Text_20_body" style:list-style-name="L6"/>
    <style:style style:name="P97" style:family="paragraph" style:parent-style-name="Text_20_body" style:list-style-name="L7"/>
    <style:style style:name="P98" style:family="paragraph" style:parent-style-name="Text_20_body" style:list-style-name="L7">
      <style:text-properties officeooo:paragraph-rsid="00f98cad"/>
    </style:style>
    <style:style style:name="P99" style:family="paragraph" style:parent-style-name="Text_20_body" style:list-style-name="L8"/>
    <style:style style:name="P100" style:family="paragraph" style:parent-style-name="Text_20_body" style:list-style-name="L8">
      <style:text-properties officeooo:paragraph-rsid="00f98cad"/>
    </style:style>
    <style:style style:name="P101" style:family="paragraph" style:parent-style-name="Text_20_body" style:list-style-name="L9">
      <style:text-properties officeooo:paragraph-rsid="00f98cad"/>
    </style:style>
    <style:style style:name="P102" style:family="paragraph" style:parent-style-name="Text_20_body" style:list-style-name="L10"/>
    <style:style style:name="P103" style:family="paragraph" style:parent-style-name="Text_20_body" style:list-style-name="L10">
      <style:text-properties officeooo:rsid="00fcd47a" officeooo:paragraph-rsid="00fcd47a"/>
    </style:style>
    <style:style style:name="P104" style:family="paragraph" style:parent-style-name="Text_20_body" style:list-style-name="L11"/>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3">
      <style:text-properties officeooo:paragraph-rsid="00fd91c8"/>
    </style:style>
    <style:style style:name="P108" style:family="paragraph" style:parent-style-name="Text_20_body" style:list-style-name="L14"/>
    <style:style style:name="P109" style:family="paragraph" style:parent-style-name="Text_20_body" style:list-style-name="L15"/>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7">
      <style:text-properties officeooo:paragraph-rsid="01037416"/>
    </style:style>
    <style:style style:name="P113" style:family="paragraph" style:parent-style-name="Text_20_body" style:list-style-name="L18"/>
    <style:style style:name="P114" style:family="paragraph" style:parent-style-name="Text_20_body" style:list-style-name="L18">
      <style:text-properties officeooo:paragraph-rsid="01048ffb"/>
    </style:style>
    <style:style style:name="P115" style:family="paragraph" style:parent-style-name="Text_20_body" style:list-style-name="L19"/>
    <style:style style:name="P116" style:family="paragraph" style:parent-style-name="Text_20_body" style:list-style-name="L20"/>
    <style:style style:name="P117" style:family="paragraph" style:parent-style-name="Text_20_body" style:list-style-name="L21"/>
    <style:style style:name="P118" style:family="paragraph" style:parent-style-name="Text_20_body" style:list-style-name="L22"/>
    <style:style style:name="P119" style:family="paragraph" style:parent-style-name="Text_20_body" style:list-style-name="L23"/>
    <style:style style:name="P120" style:family="paragraph" style:parent-style-name="Text_20_body" style:list-style-name="L24"/>
    <style:style style:name="P121" style:family="paragraph" style:parent-style-name="Text_20_body" style:list-style-name="L25"/>
    <style:style style:name="P122" style:family="paragraph" style:parent-style-name="Text_20_body" style:list-style-name="L26"/>
    <style:style style:name="P123" style:family="paragraph" style:parent-style-name="Text_20_body" style:list-style-name="L26">
      <style:text-properties officeooo:paragraph-rsid="010ac07f"/>
    </style:style>
    <style:style style:name="P124" style:family="paragraph" style:parent-style-name="Text_20_body" style:list-style-name="L26">
      <style:text-properties officeooo:rsid="010ac07f" officeooo:paragraph-rsid="010ac07f"/>
    </style:style>
    <style:style style:name="P125" style:family="paragraph" style:parent-style-name="Text_20_body" style:list-style-name="L27"/>
    <style:style style:name="P126" style:family="paragraph" style:parent-style-name="Text_20_body" style:list-style-name="L27">
      <style:text-properties officeooo:paragraph-rsid="010ac07f"/>
    </style:style>
    <style:style style:name="P127" style:family="paragraph" style:parent-style-name="Text_20_body" style:list-style-name="L28"/>
    <style:style style:name="P128" style:family="paragraph" style:parent-style-name="Text_20_body" style:list-style-name="L29"/>
    <style:style style:name="P129" style:family="paragraph" style:parent-style-name="Text_20_body" style:list-style-name="L30"/>
    <style:style style:name="P130" style:family="paragraph" style:parent-style-name="Text_20_body" style:list-style-name="L31"/>
    <style:style style:name="P131" style:family="paragraph" style:parent-style-name="Text_20_body" style:list-style-name="L32"/>
    <style:style style:name="P132" style:family="paragraph" style:parent-style-name="Text_20_body" style:list-style-name="L33"/>
    <style:style style:name="P133" style:family="paragraph" style:parent-style-name="Text_20_body" style:list-style-name="L33">
      <style:text-properties officeooo:paragraph-rsid="0112883a"/>
    </style:style>
    <style:style style:name="P134" style:family="paragraph" style:parent-style-name="Text_20_body" style:list-style-name="L33">
      <style:text-properties officeooo:paragraph-rsid="011453e2"/>
    </style:style>
    <style:style style:name="P135" style:family="paragraph" style:parent-style-name="Text_20_body" style:list-style-name="L34"/>
    <style:style style:name="P136" style:family="paragraph" style:parent-style-name="Text_20_body" style:list-style-name="L34">
      <style:text-properties officeooo:paragraph-rsid="010e1851"/>
    </style:style>
    <style:style style:name="P137" style:family="paragraph" style:parent-style-name="Text_20_body" style:list-style-name="L35"/>
    <style:style style:name="P138" style:family="paragraph" style:parent-style-name="Text_20_body" style:list-style-name="L35">
      <style:text-properties officeooo:paragraph-rsid="011453e2"/>
    </style:style>
    <style:style style:name="P139" style:family="paragraph" style:parent-style-name="Text_20_body" style:list-style-name="L35">
      <style:text-properties officeooo:paragraph-rsid="01171230"/>
    </style:style>
    <style:style style:name="P140" style:family="paragraph" style:parent-style-name="Text_20_body" style:list-style-name="L35">
      <style:text-properties officeooo:paragraph-rsid="0118ce0a"/>
    </style:style>
    <style:style style:name="P141" style:family="paragraph" style:parent-style-name="Text_20_body" style:list-style-name="L35">
      <style:text-properties officeooo:rsid="01163a57" officeooo:paragraph-rsid="01163a57"/>
    </style:style>
    <style:style style:name="P142" style:family="paragraph" style:parent-style-name="Text_20_body" style:list-style-name="L35">
      <style:text-properties style:text-underline-style="none" officeooo:rsid="01171230" officeooo:paragraph-rsid="01171230"/>
    </style:style>
    <style:style style:name="P143" style:family="paragraph" style:parent-style-name="Text_20_body" style:list-style-name="L36"/>
    <style:style style:name="P144" style:family="paragraph" style:parent-style-name="Text_20_body" style:list-style-name="L37"/>
    <style:style style:name="P145" style:family="paragraph" style:parent-style-name="Text_20_body" style:list-style-name="L37">
      <style:text-properties officeooo:paragraph-rsid="0118ce0a"/>
    </style:style>
    <style:style style:name="P146" style:family="paragraph" style:parent-style-name="Text_20_body" style:list-style-name="L37">
      <style:text-properties officeooo:paragraph-rsid="0119a9b3"/>
    </style:style>
    <style:style style:name="P147" style:family="paragraph" style:parent-style-name="Text_20_body" style:list-style-name="L37">
      <style:text-properties officeooo:paragraph-rsid="010e1851"/>
    </style:style>
    <style:style style:name="P148" style:family="paragraph" style:parent-style-name="Text_20_body" style:list-style-name="L37">
      <style:text-properties officeooo:rsid="0119a9b3" officeooo:paragraph-rsid="0119a9b3"/>
    </style:style>
    <style:style style:name="P149" style:family="paragraph" style:parent-style-name="Text_20_body" style:list-style-name="L37">
      <style:text-properties officeooo:rsid="011afe58" officeooo:paragraph-rsid="011afe58"/>
    </style:style>
    <style:style style:name="P150" style:family="paragraph" style:parent-style-name="Text_20_body" style:list-style-name="L37">
      <style:text-properties officeooo:rsid="011afe58" officeooo:paragraph-rsid="011aff84"/>
    </style:style>
    <style:style style:name="P151" style:family="paragraph" style:parent-style-name="Text_20_body" style:list-style-name="L37">
      <style:text-properties officeooo:rsid="011afe58" officeooo:paragraph-rsid="011beb36"/>
    </style:style>
    <style:style style:name="P152" style:family="paragraph" style:parent-style-name="Text_20_body" style:list-style-name="L37">
      <style:text-properties officeooo:rsid="011beb36" officeooo:paragraph-rsid="011beb36"/>
    </style:style>
    <style:style style:name="P153" style:family="paragraph" style:parent-style-name="Text_20_body" style:list-style-name="L38">
      <style:text-properties officeooo:rsid="011cc220" officeooo:paragraph-rsid="011cc220"/>
    </style:style>
    <style:style style:name="P154" style:family="paragraph" style:parent-style-name="Text_20_body" style:list-style-name="L39">
      <style:text-properties officeooo:rsid="011cc220" officeooo:paragraph-rsid="011cc220"/>
    </style:style>
    <style:style style:name="P155" style:family="paragraph" style:parent-style-name="Text_20_body" style:list-style-name="L39">
      <style:text-properties officeooo:rsid="011cc220" officeooo:paragraph-rsid="013d24d4"/>
    </style:style>
    <style:style style:name="P156" style:family="paragraph" style:parent-style-name="Text_20_body" style:list-style-name="L40">
      <style:text-properties officeooo:rsid="0140295f" officeooo:paragraph-rsid="0140295f"/>
    </style:style>
    <style:style style:name="P157" style:family="paragraph" style:parent-style-name="Text_20_body" style:list-style-name="L40">
      <style:text-properties officeooo:rsid="0140295f" officeooo:paragraph-rsid="01439423"/>
    </style:style>
    <style:style style:name="P158" style:family="paragraph" style:parent-style-name="Text_20_body" style:list-style-name="L40">
      <style:text-properties officeooo:rsid="0140295f" officeooo:paragraph-rsid="01423db2"/>
    </style:style>
    <style:style style:name="P159" style:family="paragraph" style:parent-style-name="Text_20_body" style:list-style-name="L41">
      <style:text-properties officeooo:paragraph-rsid="01439423"/>
    </style:style>
    <style:style style:name="P160" style:family="paragraph" style:parent-style-name="Text_20_body" style:list-style-name="L42">
      <style:text-properties officeooo:paragraph-rsid="01439423"/>
    </style:style>
    <style:style style:name="P161" style:family="paragraph" style:parent-style-name="Text_20_body" style:list-style-name="L43"/>
    <style:style style:name="P162" style:family="paragraph" style:parent-style-name="Text_20_body" style:list-style-name="L44"/>
    <style:style style:name="P163" style:family="paragraph" style:parent-style-name="Text_20_body" style:list-style-name="L44">
      <style:text-properties officeooo:paragraph-rsid="01499975"/>
    </style:style>
    <style:style style:name="P164" style:family="paragraph" style:parent-style-name="Text_20_body" style:list-style-name="L44">
      <style:text-properties officeooo:paragraph-rsid="014a8836"/>
    </style:style>
    <style:style style:name="P165" style:family="paragraph" style:parent-style-name="Text_20_body" style:list-style-name="L44">
      <style:text-properties officeooo:paragraph-rsid="014a0a5f"/>
    </style:style>
    <style:style style:name="P166" style:family="paragraph" style:parent-style-name="Text_20_body" style:list-style-name="L44">
      <style:text-properties officeooo:rsid="014a0a5f" officeooo:paragraph-rsid="014a0a5f"/>
    </style:style>
    <style:style style:name="P167" style:family="paragraph" style:parent-style-name="Text_20_body" style:list-style-name="L44">
      <style:text-properties officeooo:rsid="014a8836" officeooo:paragraph-rsid="014a8836"/>
    </style:style>
    <style:style style:name="P168" style:family="paragraph" style:parent-style-name="Text_20_body" style:list-style-name="L35">
      <style:paragraph-properties fo:margin-left="0cm" fo:margin-right="0cm" fo:text-indent="0cm" style:auto-text-indent="true"/>
      <style:text-properties style:text-underline-style="solid" style:text-underline-width="auto" style:text-underline-color="font-color" officeooo:rsid="01163a57" officeooo:paragraph-rsid="01171230"/>
    </style:style>
    <style:style style:name="P169" style:family="paragraph" style:parent-style-name="Text_20_body" style:list-style-name="L35">
      <style:paragraph-properties fo:margin-left="0cm" fo:margin-right="0cm" fo:text-indent="0cm" style:auto-text-indent="true"/>
      <style:text-properties style:text-underline-style="solid" style:text-underline-width="auto" style:text-underline-color="font-color" officeooo:rsid="01171230" officeooo:paragraph-rsid="0118ce0a"/>
    </style:style>
    <style:style style:name="P170" style:family="paragraph" style:parent-style-name="Title" style:master-page-name="Standard">
      <style:paragraph-properties style:page-number="auto"/>
    </style:style>
    <style:style style:name="P171" style:family="paragraph" style:parent-style-name="Heading_20_1">
      <style:paragraph-properties fo:break-before="page"/>
      <style:text-properties officeooo:paragraph-rsid="00ec363e"/>
    </style:style>
    <style:style style:name="P172" style:family="paragraph" style:parent-style-name="Heading_20_3" style:list-style-name="">
      <style:paragraph-properties fo:text-align="start" style:justify-single-word="false">
        <style:tab-stops/>
      </style:paragraph-properties>
    </style:style>
    <style:style style:name="P173" style:family="paragraph" style:parent-style-name="Heading_20_3">
      <style:paragraph-properties fo:break-before="page"/>
    </style:style>
    <style:style style:name="P174" style:family="paragraph" style:parent-style-name="Heading_20_4">
      <style:text-properties fo:font-weight="bold" style:font-weight-asian="bold" style:font-weight-complex="bold"/>
    </style:style>
    <style:style style:name="P175" style:family="paragraph" style:parent-style-name="Heading_20_4">
      <style:paragraph-properties fo:break-before="page"/>
    </style:style>
    <style:style style:name="T1" style:family="text">
      <style:text-properties fo:font-style="normal" style:font-style-asian="normal" style:font-style-complex="normal"/>
    </style:style>
    <style:style style:name="T2" style:family="text">
      <style:text-properties fo:font-style="normal" officeooo:rsid="00e8e875" style:font-style-asian="normal" style:font-style-complex="normal"/>
    </style:style>
    <style:style style:name="T3" style:family="text">
      <style:text-properties fo:font-style="normal" officeooo:rsid="005145ad" style:font-style-asian="normal" style:font-style-complex="normal"/>
    </style:style>
    <style:style style:name="T4" style:family="text">
      <style:text-properties fo:font-style="normal" officeooo:rsid="0112883a" style:font-style-asian="normal" style:font-style-complex="normal"/>
    </style:style>
    <style:style style:name="T5" style:family="text">
      <style:text-properties fo:font-style="normal" officeooo:rsid="00f884e0" style:font-style-asian="normal" style:font-style-complex="normal"/>
    </style:style>
    <style:style style:name="T6" style:family="text">
      <style:text-properties fo:font-style="normal" officeooo:rsid="00f98cad" style:font-style-asian="normal" style:font-style-complex="normal"/>
    </style:style>
    <style:style style:name="T7" style:family="text">
      <style:text-properties fo:font-style="normal" officeooo:rsid="00fd3775" style:font-style-asian="normal" style:font-style-complex="normal"/>
    </style:style>
    <style:style style:name="T8" style:family="text">
      <style:text-properties fo:font-style="normal" officeooo:rsid="00fe6b32" style:font-style-asian="normal" style:font-style-complex="normal"/>
    </style:style>
    <style:style style:name="T9" style:family="text">
      <style:text-properties fo:font-style="normal" officeooo:rsid="00ff4bef" style:font-style-asian="normal" style:font-style-complex="normal"/>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officeooo:rsid="00e8e875" style:font-style-asian="italic" style:font-style-complex="italic"/>
    </style:style>
    <style:style style:name="T13" style:family="text">
      <style:text-properties fo:font-style="italic" officeooo:rsid="0112883a" style:font-style-asian="italic" style:font-style-complex="italic"/>
    </style:style>
    <style:style style:name="T14" style:family="text">
      <style:text-properties fo:font-style="italic" officeooo:rsid="00ec363e" style:font-style-asian="italic" style:font-style-complex="italic"/>
    </style:style>
    <style:style style:name="T15" style:family="text">
      <style:text-properties fo:font-style="italic" officeooo:rsid="00ecf7ac" style:font-style-asian="italic" style:font-style-complex="italic"/>
    </style:style>
    <style:style style:name="T16" style:family="text">
      <style:text-properties fo:font-style="italic" officeooo:rsid="00ee66a3" style:font-style-asian="italic" style:font-style-complex="italic"/>
    </style:style>
    <style:style style:name="T17" style:family="text">
      <style:text-properties fo:font-style="italic" officeooo:rsid="00eed876" style:font-style-asian="italic" style:font-style-complex="italic"/>
    </style:style>
    <style:style style:name="T18" style:family="text">
      <style:text-properties fo:font-style="italic" officeooo:rsid="00f884e0" style:font-style-asian="italic" style:font-style-complex="italic"/>
    </style:style>
    <style:style style:name="T19" style:family="text">
      <style:text-properties fo:font-style="italic" officeooo:rsid="00f94214" style:font-style-asian="italic" style:font-style-complex="italic"/>
    </style:style>
    <style:style style:name="T20" style:family="text">
      <style:text-properties fo:font-style="italic" officeooo:rsid="00fd3775" style:font-style-asian="italic" style:font-style-complex="italic"/>
    </style:style>
    <style:style style:name="T21" style:family="text">
      <style:text-properties fo:font-style="italic" officeooo:rsid="00fe6b32" style:font-style-asian="italic" style:font-style-complex="italic"/>
    </style:style>
    <style:style style:name="T22" style:family="text">
      <style:text-properties fo:font-style="italic" officeooo:rsid="00ff4bef" style:font-style-asian="italic" style:font-style-complex="italic"/>
    </style:style>
    <style:style style:name="T23" style:family="text">
      <style:text-properties fo:font-style="italic" officeooo:rsid="010116b0" style:font-style-asian="italic" style:font-style-complex="italic"/>
    </style:style>
    <style:style style:name="T24" style:family="text">
      <style:text-properties fo:font-style="italic" officeooo:rsid="010f3b71" style:font-style-asian="italic" style:font-style-complex="italic"/>
    </style:style>
    <style:style style:name="T25" style:family="text">
      <style:text-properties fo:font-style="italic" officeooo:rsid="01427e06" style:font-style-asian="italic" style:font-style-complex="italic"/>
    </style:style>
    <style:style style:name="T26" style:family="text">
      <style:text-properties fo:font-style="italic" officeooo:rsid="0144b16e" style:font-style-asian="italic" style:font-style-complex="italic"/>
    </style:style>
    <style:style style:name="T27" style:family="text">
      <style:text-properties fo:font-style="italic" officeooo:rsid="0144cdb7" style:font-style-asian="italic" style:font-style-complex="italic"/>
    </style:style>
    <style:style style:name="T28" style:family="text">
      <style:text-properties fo:font-style="italic" officeooo:rsid="01395e9d" style:font-style-asian="italic" style:font-style-complex="italic"/>
    </style:style>
    <style:style style:name="T29" style:family="text">
      <style:text-properties fo:font-style="italic" officeooo:rsid="0144dfc5" style:font-style-asian="italic" style:font-style-complex="italic"/>
    </style:style>
    <style:style style:name="T30" style:family="text">
      <style:text-properties fo:font-style="italic" officeooo:rsid="01450325" style:font-style-asian="italic" style:font-style-complex="italic"/>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officeooo:rsid="00e2f02f"/>
    </style:style>
    <style:style style:name="T33" style:family="text">
      <style:text-properties officeooo:rsid="00ec363e"/>
    </style:style>
    <style:style style:name="T34" style:family="text">
      <style:text-properties officeooo:rsid="00ecf7ac"/>
    </style:style>
    <style:style style:name="T35" style:family="text">
      <style:text-properties officeooo:rsid="00ee66a3"/>
    </style:style>
    <style:style style:name="T36" style:family="text">
      <style:text-properties officeooo:rsid="00f280d1"/>
    </style:style>
    <style:style style:name="T37" style:family="text">
      <style:text-properties style:font-name="Liberation Mono"/>
    </style:style>
    <style:style style:name="T38" style:family="text">
      <style:text-properties style:font-name="Liberation Mono" officeooo:rsid="00f94214"/>
    </style:style>
    <style:style style:name="T39" style:family="text">
      <style:text-properties style:font-name="Liberation Mono" officeooo:rsid="01089771"/>
    </style:style>
    <style:style style:name="T40" style:family="text">
      <style:text-properties style:font-name="Liberation Mono" officeooo:rsid="01098422"/>
    </style:style>
    <style:style style:name="T41" style:family="text">
      <style:text-properties style:font-name="Liberation Mono" officeooo:rsid="01406d84"/>
    </style:style>
    <style:style style:name="T42" style:family="text">
      <style:text-properties style:font-name="Liberation Mono" officeooo:rsid="0148aa8e"/>
    </style:style>
    <style:style style:name="T43" style:family="text">
      <style:text-properties officeooo:rsid="00f884e0"/>
    </style:style>
    <style:style style:name="T44" style:family="text">
      <style:text-properties officeooo:rsid="00f94214"/>
    </style:style>
    <style:style style:name="T45" style:family="text">
      <style:text-properties officeooo:rsid="00f98cad"/>
    </style:style>
    <style:style style:name="T46" style:family="text">
      <style:text-properties officeooo:rsid="00fb06e1"/>
    </style:style>
    <style:style style:name="T47" style:family="text">
      <style:text-properties officeooo:rsid="00fcd47a"/>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fcd47a"/>
    </style:style>
    <style:style style:name="T50" style:family="text">
      <style:text-properties style:text-underline-style="solid" style:text-underline-width="auto" style:text-underline-color="font-color" officeooo:rsid="00f98cad"/>
    </style:style>
    <style:style style:name="T51" style:family="text">
      <style:text-properties style:text-underline-style="solid" style:text-underline-width="auto" style:text-underline-color="font-color" officeooo:rsid="00fb06e1"/>
    </style:style>
    <style:style style:name="T52" style:family="text">
      <style:text-properties style:text-underline-style="solid" style:text-underline-width="auto" style:text-underline-color="font-color" officeooo:rsid="00f94214"/>
    </style:style>
    <style:style style:name="T53" style:family="text">
      <style:text-properties style:text-underline-style="solid" style:text-underline-width="auto" style:text-underline-color="font-color" officeooo:rsid="00fd3775"/>
    </style:style>
    <style:style style:name="T54" style:family="text">
      <style:text-properties style:text-underline-style="solid" style:text-underline-width="auto" style:text-underline-color="font-color" officeooo:rsid="00fd91c8"/>
    </style:style>
    <style:style style:name="T55" style:family="text">
      <style:text-properties style:text-underline-style="solid" style:text-underline-width="auto" style:text-underline-color="font-color" officeooo:rsid="00ff4bef"/>
    </style:style>
    <style:style style:name="T56" style:family="text">
      <style:text-properties style:text-underline-style="solid" style:text-underline-width="auto" style:text-underline-color="font-color" officeooo:rsid="01048ffb"/>
    </style:style>
    <style:style style:name="T57" style:family="text">
      <style:text-properties style:text-underline-style="solid" style:text-underline-width="auto" style:text-underline-color="font-color" officeooo:rsid="010116b0"/>
    </style:style>
    <style:style style:name="T58" style:family="text">
      <style:text-properties style:text-underline-style="solid" style:text-underline-width="auto" style:text-underline-color="font-color" officeooo:rsid="01059b64"/>
    </style:style>
    <style:style style:name="T59" style:family="text">
      <style:text-properties style:text-underline-style="solid" style:text-underline-width="auto" style:text-underline-color="font-color" officeooo:rsid="010705ee"/>
    </style:style>
    <style:style style:name="T60" style:family="text">
      <style:text-properties style:text-underline-style="solid" style:text-underline-width="auto" style:text-underline-color="font-color" officeooo:rsid="01089771"/>
    </style:style>
    <style:style style:name="T61" style:family="text">
      <style:text-properties style:text-underline-style="solid" style:text-underline-width="auto" style:text-underline-color="font-color" officeooo:rsid="01098422"/>
    </style:style>
    <style:style style:name="T62" style:family="text">
      <style:text-properties style:text-underline-style="solid" style:text-underline-width="auto" style:text-underline-color="font-color" officeooo:rsid="011453e2"/>
    </style:style>
    <style:style style:name="T63" style:family="text">
      <style:text-properties style:text-underline-style="solid" style:text-underline-width="auto" style:text-underline-color="font-color" officeooo:rsid="01163a57"/>
    </style:style>
    <style:style style:name="T64" style:family="text">
      <style:text-properties style:text-underline-style="solid" style:text-underline-width="auto" style:text-underline-color="font-color" officeooo:rsid="01171230"/>
    </style:style>
    <style:style style:name="T65" style:family="text">
      <style:text-properties style:text-underline-style="solid" style:text-underline-width="auto" style:text-underline-color="font-color" officeooo:rsid="0118ce0a"/>
    </style:style>
    <style:style style:name="T66" style:family="text">
      <style:text-properties style:text-underline-style="solid" style:text-underline-width="auto" style:text-underline-color="font-color" officeooo:rsid="0119a9b3"/>
    </style:style>
    <style:style style:name="T67" style:family="text">
      <style:text-properties style:text-underline-style="solid" style:text-underline-width="auto" style:text-underline-color="font-color" officeooo:rsid="011aff84"/>
    </style:style>
    <style:style style:name="T68" style:family="text">
      <style:text-properties style:text-underline-style="solid" style:text-underline-width="auto" style:text-underline-color="font-color" officeooo:rsid="011beb36"/>
    </style:style>
    <style:style style:name="T69" style:family="text">
      <style:text-properties style:text-underline-style="solid" style:text-underline-width="auto" style:text-underline-color="font-color" officeooo:rsid="0120e549"/>
    </style:style>
    <style:style style:name="T70" style:family="text">
      <style:text-properties style:text-underline-style="solid" style:text-underline-width="auto" style:text-underline-color="font-color" officeooo:rsid="014ef4f8"/>
    </style:style>
    <style:style style:name="T71" style:family="text">
      <style:text-properties officeooo:rsid="00fd0271"/>
    </style:style>
    <style:style style:name="T72" style:family="text">
      <style:text-properties officeooo:rsid="00fd3775"/>
    </style:style>
    <style:style style:name="T73" style:family="text">
      <style:text-properties officeooo:rsid="00fd91c8"/>
    </style:style>
    <style:style style:name="T74" style:family="text">
      <style:text-properties officeooo:rsid="00fe6b32"/>
    </style:style>
    <style:style style:name="T75" style:family="text">
      <style:text-properties officeooo:rsid="00ff4bef"/>
    </style:style>
    <style:style style:name="T76" style:family="text">
      <style:text-properties officeooo:rsid="010116b0"/>
    </style:style>
    <style:style style:name="T77" style:family="text">
      <style:text-properties officeooo:rsid="01019a3d"/>
    </style:style>
    <style:style style:name="T78" style:family="text">
      <style:text-properties officeooo:rsid="01035b5a"/>
    </style:style>
    <style:style style:name="T79" style:family="text">
      <style:text-properties officeooo:rsid="01037416"/>
    </style:style>
    <style:style style:name="T80" style:family="text">
      <style:text-properties style:text-underline-style="none"/>
    </style:style>
    <style:style style:name="T81" style:family="text">
      <style:text-properties style:text-underline-style="none" officeooo:rsid="01107d31"/>
    </style:style>
    <style:style style:name="T82" style:family="text">
      <style:text-properties style:text-underline-style="none" officeooo:rsid="011453e2"/>
    </style:style>
    <style:style style:name="T83" style:family="text">
      <style:text-properties style:text-underline-style="none" officeooo:rsid="01171230"/>
    </style:style>
    <style:style style:name="T84" style:family="text">
      <style:text-properties style:text-underline-style="none" officeooo:rsid="014ef4f8"/>
    </style:style>
    <style:style style:name="T85" style:family="text">
      <style:text-properties officeooo:rsid="01048ffb"/>
    </style:style>
    <style:style style:name="T86" style:family="text">
      <style:text-properties officeooo:rsid="01059b64"/>
    </style:style>
    <style:style style:name="T87" style:family="text">
      <style:text-properties officeooo:rsid="010705ee"/>
    </style:style>
    <style:style style:name="T88" style:family="text">
      <style:text-properties officeooo:rsid="01089771"/>
    </style:style>
    <style:style style:name="T89" style:family="text">
      <style:text-properties style:font-name="Roboto2"/>
    </style:style>
    <style:style style:name="T90" style:family="text">
      <style:text-properties style:font-name="Roboto2" officeooo:rsid="01098422"/>
    </style:style>
    <style:style style:name="T91" style:family="text">
      <style:text-properties style:font-name="Roboto2" officeooo:rsid="011cc220"/>
    </style:style>
    <style:style style:name="T92" style:family="text">
      <style:text-properties style:font-name="Roboto2" fo:font-style="italic" style:font-style-asian="italic" style:font-style-complex="italic"/>
    </style:style>
    <style:style style:name="T93" style:family="text">
      <style:text-properties officeooo:rsid="01098422"/>
    </style:style>
    <style:style style:name="T94" style:family="text">
      <style:text-properties officeooo:rsid="010ac07f"/>
    </style:style>
    <style:style style:name="T95" style:family="text">
      <style:text-properties officeooo:rsid="010cb0c2"/>
    </style:style>
    <style:style style:name="T96" style:family="text">
      <style:text-properties officeooo:rsid="010e1851"/>
    </style:style>
    <style:style style:name="T97" style:family="text">
      <style:text-properties officeooo:rsid="010f3b71"/>
    </style:style>
    <style:style style:name="T98" style:family="text">
      <style:text-properties officeooo:rsid="01107d31"/>
    </style:style>
    <style:style style:name="T99" style:family="text">
      <style:text-properties officeooo:rsid="0112883a"/>
    </style:style>
    <style:style style:name="T100" style:family="text">
      <style:text-properties officeooo:rsid="011453e2"/>
    </style:style>
    <style:style style:name="T101" style:family="text">
      <style:text-properties officeooo:rsid="01163a57"/>
    </style:style>
    <style:style style:name="T102" style:family="text">
      <style:text-properties officeooo:rsid="01171230"/>
    </style:style>
    <style:style style:name="T103" style:family="text">
      <style:text-properties officeooo:rsid="0118ce0a"/>
    </style:style>
    <style:style style:name="T104" style:family="text">
      <style:text-properties officeooo:rsid="0119a9b3"/>
    </style:style>
    <style:style style:name="T105" style:family="text">
      <style:text-properties officeooo:rsid="011afe58"/>
    </style:style>
    <style:style style:name="T106" style:family="text">
      <style:text-properties officeooo:rsid="011aff84"/>
    </style:style>
    <style:style style:name="T107" style:family="text">
      <style:text-properties officeooo:rsid="011beb36"/>
    </style:style>
    <style:style style:name="T108" style:family="text">
      <style:text-properties officeooo:rsid="011cc220"/>
    </style:style>
    <style:style style:name="T109" style:family="text">
      <style:text-properties officeooo:rsid="011d787d"/>
    </style:style>
    <style:style style:name="T110" style:family="text">
      <style:text-properties officeooo:rsid="011f6fca"/>
    </style:style>
    <style:style style:name="T111" style:family="text">
      <style:text-properties officeooo:rsid="01245a90"/>
    </style:style>
    <style:style style:name="T112" style:family="text">
      <style:text-properties officeooo:rsid="01280931"/>
    </style:style>
    <style:style style:name="T113" style:family="text">
      <style:text-properties officeooo:rsid="012c9a76"/>
    </style:style>
    <style:style style:name="T114" style:family="text">
      <style:text-properties officeooo:rsid="012fd955"/>
    </style:style>
    <style:style style:name="T115" style:family="text">
      <style:text-properties fo:font-weight="bold" officeooo:rsid="013d24d4" style:font-weight-asian="bold" style:font-weight-complex="bold"/>
    </style:style>
    <style:style style:name="T116" style:family="text">
      <style:text-properties officeooo:rsid="013061c2"/>
    </style:style>
    <style:style style:name="T117" style:family="text">
      <style:text-properties officeooo:rsid="00056e3b"/>
    </style:style>
    <style:style style:name="T118" style:family="text">
      <style:text-properties officeooo:rsid="0131b3ad"/>
    </style:style>
    <style:style style:name="T119" style:family="text">
      <style:text-properties officeooo:rsid="01330db6"/>
    </style:style>
    <style:style style:name="T120" style:family="text">
      <style:text-properties officeooo:rsid="012aa714"/>
    </style:style>
    <style:style style:name="T121" style:family="text">
      <style:text-properties officeooo:rsid="0133ad36"/>
    </style:style>
    <style:style style:name="T122" style:family="text">
      <style:text-properties officeooo:rsid="013777a5"/>
    </style:style>
    <style:style style:name="T123" style:family="text">
      <style:text-properties officeooo:rsid="01395e9d"/>
    </style:style>
    <style:style style:name="T124" style:family="text">
      <style:text-properties officeooo:rsid="013d24d4"/>
    </style:style>
    <style:style style:name="T125" style:family="text">
      <style:text-properties officeooo:rsid="013ed71f"/>
    </style:style>
    <style:style style:name="T126" style:family="text">
      <style:text-properties officeooo:rsid="01406d84"/>
    </style:style>
    <style:style style:name="T127" style:family="text">
      <style:text-properties officeooo:rsid="01423db2"/>
    </style:style>
    <style:style style:name="T128" style:family="text">
      <style:text-properties officeooo:rsid="01427e06"/>
    </style:style>
    <style:style style:name="T129" style:family="text">
      <style:text-properties officeooo:rsid="01439423"/>
    </style:style>
    <style:style style:name="T130" style:family="text">
      <style:text-properties officeooo:rsid="0144b16e"/>
    </style:style>
    <style:style style:name="T131" style:family="text">
      <style:text-properties officeooo:rsid="0144cdb7"/>
    </style:style>
    <style:style style:name="T132" style:family="text">
      <style:text-properties officeooo:rsid="0144dfc5"/>
    </style:style>
    <style:style style:name="T133" style:family="text">
      <style:text-properties officeooo:rsid="01450325"/>
    </style:style>
    <style:style style:name="T134" style:family="text">
      <style:text-properties officeooo:rsid="0148aa8e"/>
    </style:style>
    <style:style style:name="T135" style:family="text">
      <style:text-properties officeooo:rsid="0148d75d"/>
    </style:style>
    <style:style style:name="T136" style:family="text">
      <style:text-properties officeooo:rsid="01492d99"/>
    </style:style>
    <style:style style:name="T137" style:family="text">
      <style:text-properties style:text-position="super 58%" officeooo:rsid="013777a5"/>
    </style:style>
    <style:style style:name="T138" style:family="text">
      <style:text-properties style:text-position="super 58%" fo:font-weight="bold" officeooo:rsid="01499975" style:font-weight-asian="bold" style:font-weight-complex="bold"/>
    </style:style>
    <style:style style:name="T139" style:family="text">
      <style:text-properties style:text-position="super 58%" officeooo:rsid="01499975"/>
    </style:style>
    <style:style style:name="T140" style:family="text">
      <style:text-properties style:text-position="super 58%" officeooo:rsid="014a0a5f"/>
    </style:style>
    <style:style style:name="T141" style:family="text">
      <style:text-properties style:text-position="super 58%" fo:font-style="normal" officeooo:rsid="014a0a5f" style:font-style-asian="normal" style:font-style-complex="normal"/>
    </style:style>
    <style:style style:name="T142" style:family="text">
      <style:text-properties style:text-position="super 58%" officeooo:rsid="0133ad36"/>
    </style:style>
    <style:style style:name="T143" style:family="text">
      <style:text-properties style:text-position="super 58%" officeooo:rsid="012fd955"/>
    </style:style>
    <style:style style:name="T144" style:family="text">
      <style:text-properties style:text-position="super 58%" officeooo:rsid="012c9a76"/>
    </style:style>
    <style:style style:name="T145" style:family="text">
      <style:text-properties style:text-position="super 58%" officeooo:rsid="0131b3ad"/>
    </style:style>
    <style:style style:name="T146" style:family="text">
      <style:text-properties style:text-position="super 58%" officeooo:rsid="014a8836"/>
    </style:style>
    <style:style style:name="T147" style:family="text">
      <style:text-properties style:text-position="super 58%" officeooo:rsid="013061c2"/>
    </style:style>
    <style:style style:name="T148" style:family="text">
      <style:text-properties style:text-position="super 58%" officeooo:rsid="012aa714"/>
    </style:style>
    <style:style style:name="T149" style:family="text">
      <style:text-properties officeooo:rsid="014a88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2.392cm" fo:text-indent="-0.635cm" fo:margin-left="2.3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27cm" fo:text-indent="-0.635cm" fo:margin-left="3.0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62cm" fo:text-indent="-0.635cm" fo:margin-left="3.6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97cm" fo:text-indent="-0.635cm" fo:margin-left="4.2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32cm" fo:text-indent="-0.635cm" fo:margin-left="4.9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67cm" fo:text-indent="-0.635cm" fo:margin-left="5.5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02cm" fo:text-indent="-0.635cm" fo:margin-left="6.2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37cm" fo:text-indent="-0.635cm" fo:margin-left="6.8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72cm" fo:text-indent="-0.635cm" fo:margin-left="7.4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07cm" fo:text-indent="-0.635cm" fo:margin-left="8.10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Práctica <text:span text:style-name="T33">14: Comparativa de </text:span><text:span text:style-name="T14">software</text:span></text:p>
      <text:p text:style-name="Index"/>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85"><text:a xlink:type="simple" xlink:href="#__RefHeading___Toc8191_1578396261" text:style-name="Index_20_Link" text:visited-style-name="Index_20_Link">Realiza una comparativa del </text:a><text:a xlink:type="simple" xlink:href="#__RefHeading___Toc8191_1578396261" text:style-name="Index_20_Link" text:visited-style-name="Index_20_Link"><text:span text:style-name="T11">software</text:span></text:a><text:a xlink:type="simple" xlink:href="#__RefHeading___Toc8191_1578396261" text:style-name="Index_20_Link" text:visited-style-name="Index_20_Link"> existente en el mercado para los siguientes apartados:<text:tab/>2</text:a></text:p>
          <text:p text:style-name="P85"><text:a xlink:type="simple" xlink:href="#__RefHeading___Toc8193_1578396261" text:style-name="Index_20_Link" text:visited-style-name="Index_20_Link">Para cada </text:a><text:a xlink:type="simple" xlink:href="#__RefHeading___Toc8193_1578396261" text:style-name="Index_20_Link" text:visited-style-name="Index_20_Link"><text:span text:style-name="T11">software</text:span></text:a><text:a xlink:type="simple" xlink:href="#__RefHeading___Toc8193_1578396261" text:style-name="Index_20_Link" text:visited-style-name="Index_20_Link"> analizado deberás evaluar los siguientes aspectos:<text:tab/>2</text:a></text:p>
          <text:p text:style-name="P86"><text:a xlink:type="simple" xlink:href="#__RefHeading___Toc8195_1578396261" text:style-name="Index_20_Link" text:visited-style-name="Index_20_Link">1. Clasificación</text:a><text:a xlink:type="simple" xlink:href="#__RefHeading___Toc8195_1578396261" text:style-name="Index_20_Link" text:visited-style-name="Index_20_Link">1</text:a><text:a xlink:type="simple" xlink:href="#__RefHeading___Toc8195_1578396261" text:style-name="Index_20_Link" text:visited-style-name="Index_20_Link"><text:tab/>3</text:a></text:p>
          <text:p text:style-name="P86"><text:a xlink:type="simple" xlink:href="#__RefHeading___Toc8197_1578396261" text:style-name="Index_20_Link" text:visited-style-name="Index_20_Link">2. Funcionalidad<text:tab/>4</text:a></text:p>
          <text:p text:style-name="P87"><text:a xlink:type="simple" xlink:href="#__RefHeading___Toc8431_1578396261" text:style-name="Index_20_Link" text:visited-style-name="Index_20_Link">VirtualBox<text:tab/>4</text:a></text:p>
          <text:p text:style-name="P87"><text:a xlink:type="simple" xlink:href="#__RefHeading___Toc8433_1578396261" text:style-name="Index_20_Link" text:visited-style-name="Index_20_Link">VMWare<text:tab/>16</text:a></text:p>
          <text:p text:style-name="P87"><text:a xlink:type="simple" xlink:href="#__RefHeading___Toc8435_1578396261" text:style-name="Index_20_Link" text:visited-style-name="Index_20_Link">OpenOffice</text:a><text:a xlink:type="simple" xlink:href="#__RefHeading___Toc8435_1578396261" text:style-name="Index_20_Link" text:visited-style-name="Index_20_Link">2</text:a><text:a xlink:type="simple" xlink:href="#__RefHeading___Toc8435_1578396261" text:style-name="Index_20_Link" text:visited-style-name="Index_20_Link"><text:tab/>27</text:a></text:p>
          <text:p text:style-name="P87"><text:a xlink:type="simple" xlink:href="#__RefHeading___Toc8437_1578396261" text:style-name="Index_20_Link" text:visited-style-name="Index_20_Link">Microsoft Office</text:a><text:a xlink:type="simple" xlink:href="#__RefHeading___Toc8437_1578396261" text:style-name="Index_20_Link" text:visited-style-name="Index_20_Link">3</text:a><text:a xlink:type="simple" xlink:href="#__RefHeading___Toc8437_1578396261" text:style-name="Index_20_Link" text:visited-style-name="Index_20_Link"><text:tab/>29</text:a></text:p>
          <text:p text:style-name="P87"><text:a xlink:type="simple" xlink:href="#__RefHeading___Toc8439_1578396261" text:style-name="Index_20_Link" text:visited-style-name="Index_20_Link">Eclipse</text:a><text:a xlink:type="simple" xlink:href="#__RefHeading___Toc8439_1578396261" text:style-name="Index_20_Link" text:visited-style-name="Index_20_Link">4</text:a><text:a xlink:type="simple" xlink:href="#__RefHeading___Toc8439_1578396261" text:style-name="Index_20_Link" text:visited-style-name="Index_20_Link"><text:tab/>31</text:a></text:p>
          <text:p text:style-name="P87"><text:a xlink:type="simple" xlink:href="#__RefHeading___Toc8441_1578396261" text:style-name="Index_20_Link" text:visited-style-name="Index_20_Link">Jgrasp</text:a><text:a xlink:type="simple" xlink:href="#__RefHeading___Toc8441_1578396261" text:style-name="Index_20_Link" text:visited-style-name="Index_20_Link">5</text:a><text:a xlink:type="simple" xlink:href="#__RefHeading___Toc8441_1578396261" text:style-name="Index_20_Link" text:visited-style-name="Index_20_Link"><text:tab/>34</text:a></text:p>
          <text:p text:style-name="P87"><text:a xlink:type="simple" xlink:href="#__RefHeading___Toc8443_1578396261" text:style-name="Index_20_Link" text:visited-style-name="Index_20_Link">NetBeans</text:a><text:a xlink:type="simple" xlink:href="#__RefHeading___Toc8443_1578396261" text:style-name="Index_20_Link" text:visited-style-name="Index_20_Link">6</text:a><text:a xlink:type="simple" xlink:href="#__RefHeading___Toc8443_1578396261" text:style-name="Index_20_Link" text:visited-style-name="Index_20_Link"><text:tab/>34</text:a></text:p>
          <text:p text:style-name="P87"><text:a xlink:type="simple" xlink:href="#__RefHeading___Toc8445_1578396261" text:style-name="Index_20_Link" text:visited-style-name="Index_20_Link">Visual Studio</text:a><text:a xlink:type="simple" xlink:href="#__RefHeading___Toc8445_1578396261" text:style-name="Index_20_Link" text:visited-style-name="Index_20_Link">7</text:a><text:a xlink:type="simple" xlink:href="#__RefHeading___Toc8445_1578396261" text:style-name="Index_20_Link" text:visited-style-name="Index_20_Link"><text:tab/>35</text:a></text:p>
          <text:p text:style-name="P86"><text:a xlink:type="simple" xlink:href="#__RefHeading___Toc8199_1578396261" text:style-name="Index_20_Link" text:visited-style-name="Index_20_Link">3. Portabilidad<text:tab/>36</text:a></text:p>
          <text:p text:style-name="P86"><text:a xlink:type="simple" xlink:href="#__RefHeading___Toc8201_1578396261" text:style-name="Index_20_Link" text:visited-style-name="Index_20_Link">4. Licencia<text:tab/>37</text:a></text:p>
          <text:p text:style-name="P86"><text:a xlink:type="simple" xlink:href="#__RefHeading___Toc8203_1578396261" text:style-name="Index_20_Link" text:visited-style-name="Index_20_Link">5. Precio<text:tab/>38</text:a></text:p>
          <text:p text:style-name="P86"><text:a xlink:type="simple" xlink:href="#__RefHeading___Toc8205_1578396261" text:style-name="Index_20_Link" text:visited-style-name="Index_20_Link">6. Requerimientos de </text:a><text:a xlink:type="simple" xlink:href="#__RefHeading___Toc8205_1578396261" text:style-name="Index_20_Link" text:visited-style-name="Index_20_Link"><text:span text:style-name="T11">hardware</text:span></text:a><text:a xlink:type="simple" xlink:href="#__RefHeading___Toc8205_1578396261" text:style-name="Index_20_Link" text:visited-style-name="Index_20_Link"><text:tab/>39</text:a></text:p>
          <text:p text:style-name="P86"><text:a xlink:type="simple" xlink:href="#__RefHeading___Toc8207_1578396261" text:style-name="Index_20_Link" text:visited-style-name="Index_20_Link">7. Espacio de disco<text:tab/>40</text:a></text:p>
          <text:p text:style-name="P86"><text:a xlink:type="simple" xlink:href="#__RefHeading___Toc8209_1578396261" text:style-name="Index_20_Link" text:visited-style-name="Index_20_Link">8. Sistemas operativos soportados<text:tab/>41</text:a></text:p>
          <text:p text:style-name="P86"><text:a xlink:type="simple" xlink:href="#__RefHeading___Toc8211_1578396261" text:style-name="Index_20_Link" text:visited-style-name="Index_20_Link">9. Recomendado. Razones. Comparando los diferentes productos<text:tab/>42</text:a></text:p>
          <text:p text:style-name="P86"><text:a xlink:type="simple" xlink:href="#__RefHeading___Toc8429_1578396261" text:style-name="Index_20_Link" text:visited-style-name="Index_20_Link">Referencias<text:tab/>43</text:a></text:p>
        </text:index-body>
      </text:table-of-content>
      <text:h text:style-name="Heading_20_2" text:outline-level="2"/>
      <text:h text:style-name="P171" text:outline-level="1"><text:bookmark-start text:name="__RefHeading___Toc8191_1578396261"/><text:span text:style-name="T33">Realiza una comparativa del </text:span><text:span text:style-name="T14">software</text:span><text:span text:style-name="T33"> existente en el mercado para los siguientes </text:span>apartados:<text:bookmark-end text:name="__RefHeading___Toc8191_1578396261"/></text:h>
      <text:list xml:id="list235473952" text:style-name="L1">
        <text:list-item>
          <text:p text:style-name="P88"><text:span text:style-name="T11">Software</text:span> de virtualización (VirtualBox, VMWare).</text:p>
        </text:list-item>
        <text:list-item>
          <text:p text:style-name="P88">Ofimática (Open<text:span text:style-name="T34">O</text:span>ffice, Microsoft <text:span text:style-name="T34">O</text:span>ffice).</text:p>
        </text:list-item>
        <text:list-item>
          <text:p text:style-name="P88">IDE (<text:span text:style-name="T11">Integrated </text:span><text:span text:style-name="T15">D</text:span><text:span text:style-name="T11">evelopment </text:span><text:span text:style-name="T15">E</text:span><text:span text:style-name="T11">nvironment</text:span>) (<text:span text:style-name="T34">E</text:span>clipse, <text:span text:style-name="T34">J</text:span>grasp, <text:span text:style-name="T34">NetBeans</text:span>, <text:span text:style-name="T34">V</text:span>isual <text:span text:style-name="T34">S</text:span>tudio).</text:p>
        </text:list-item>
      </text:list>
      <text:p text:style-name="P2"/>
      <text:p text:style-name="P2"/>
      <text:h text:style-name="Heading_20_1" text:outline-level="1"><text:bookmark-start text:name="__RefHeading___Toc8193_1578396261"/>Para cada <text:span text:style-name="T11">software</text:span> analizado deberás evaluar los siguientes aspectos:<text:bookmark-end text:name="__RefHeading___Toc8193_1578396261"/></text:h>
      <text:list xml:id="list3659420526" text:style-name="L2">
        <text:list-item>
          <text:p text:style-name="P89">Clasificación: <text:span text:style-name="T16">s</text:span><text:span text:style-name="T11">oftware</text:span> de sistema, <text:span text:style-name="T16">s</text:span><text:span text:style-name="T11">oftware</text:span> de programación <text:span text:style-name="T35">y </text:span><text:span text:style-name="T16">s</text:span><text:span text:style-name="T11">oftware</text:span><text:span text:style-name="T1"> </text:span>de aplicación.</text:p>
        </text:list-item>
        <text:list-item>
          <text:p text:style-name="P90">Funcionalidad.</text:p>
        </text:list-item>
        <text:list-item>
          <text:p text:style-name="P90">Portabilidad.</text:p>
        </text:list-item>
        <text:list-item>
          <text:p text:style-name="P90">Licencia.</text:p>
        </text:list-item>
        <text:list-item>
          <text:p text:style-name="P90">Precio.</text:p>
        </text:list-item>
        <text:list-item>
          <text:p text:style-name="P90">Requerimientos <text:span text:style-name="T35">de </text:span><text:span text:style-name="T16">h</text:span><text:span text:style-name="T11">ardware</text:span>.</text:p>
        </text:list-item>
        <text:list-item>
          <text:p text:style-name="P90">Espacio en disco.</text:p>
        </text:list-item>
        <text:list-item>
          <text:p text:style-name="P89"><text:span text:style-name="T1">Sistemas operativos soportado</text:span>s.</text:p>
        </text:list-item>
        <text:list-item>
          <text:p text:style-name="P89">Recomendado. Razones. Comparando los diferentes productos.</text:p>
        </text:list-item>
      </text:list>
      <text:p text:style-name="Text_20_body"/>
      <text:h text:style-name="P172" text:outline-level="3"/>
      <text:h text:style-name="P173" text:outline-level="3"><text:bookmark-start text:name="__RefHeading___Toc8195_1578396261"/>1. <text:span text:style-name="T122">Clasificación</text:span><text:span text:style-name="T137">1</text:span><text:bookmark-end text:name="__RefHeading___Toc8195_1578396261"/></text:h>
      <text:list xml:id="list2638413972" text:style-name="L3">
        <text:list-item>
          <text:p text:style-name="P91"><text:span text:style-name="T31">Software</text:span><text:span text:style-name="T48"> de sistema</text:span>: Engloba tanto a los sistemas operativos como a aquel <text:span text:style-name="T11">software</text:span><text:span text:style-name="T1"> que permite la comunicación entre el </text:span><text:span text:style-name="T11">hardware</text:span><text:span text:style-name="T1"> y el sistema operativo, controladores de sistema para la ejecución de diversos sectores del ordenador e incluso programas que son capaces de administrar los recursos y de proporcionarle al usuario una interfaz para poder controlar el ordenador</text:span>. <text:span text:style-name="T122">Por lo tanto, son s</text:span>istemas operativos, controladores de dispositivos, herramientas de diagnóstico, herramientas de corrección y optimización, servidores y utilidades.</text:p>
        </text:list-item>
        <text:list-item>
          <text:p text:style-name="P91"><text:span text:style-name="T31">Software</text:span><text:span text:style-name="T48"> de programación</text:span>: <text:span text:style-name="T36">Es aquel que</text:span> <text:span text:style-name="T36">ayuda para que exista el resto de programas, es decir, en la creación y desarrollo de aplicaciones</text:span>. <text:span text:style-name="T123">Aquí se encuentran e</text:span>ditores de texto, compiladores, intérpretes, enlazadores, depuradores y Entornos de Desarrollo Integrados (IDE).</text:p>
        </text:list-item>
        <text:list-item>
          <text:p text:style-name="P91"><text:span text:style-name="T31">Software</text:span><text:span text:style-name="T48"> de aplicación</text:span>: <text:span text:style-name="T36">Es aquel destinado al usuario final, el que se usa día a día. Está compuesto de a</text:span>plicaciones para el control de sistemas y automatización industrial, aplicaciones ofimáticas, <text:span text:style-name="T11">software</text:span> educativo, <text:span text:style-name="T11">software</text:span> empresarial, bases de datos, telecomunicaciones (por ejemplo internet y toda su estructura lógica), <text:span text:style-name="T123">videojuegos</text:span>, <text:span text:style-name="T11">software</text:span> médico, <text:span text:style-name="T28">s</text:span><text:span text:style-name="T11">oftware</text:span> de <text:span text:style-name="T123">d</text:span>iseño <text:span text:style-name="T123">a</text:span>sistido (CAD) y <text:span text:style-name="T28">s</text:span><text:span text:style-name="T11">oftware</text:span> de <text:span text:style-name="T123">c</text:span>ontrol <text:span text:style-name="T123">n</text:span>umérico (CAM).</text:p>
        </text:list-item>
      </text:list>
      <text:p text:style-name="P7"/>
      <table:table table:name="Tabla1" table:style-name="Tabla1">
        <table:table-column table:style-name="Tabla1.A"/>
        <table:table-column table:style-name="Tabla1.B"/>
        <table:table-column table:style-name="Tabla1.A" table:number-columns-repeated="2"/>
        <table:table-row>
          <table:table-cell table:style-name="Tabla1.A1" office:value-type="string">
            <text:p text:style-name="P41">Aplicación</text:p>
          </table:table-cell>
          <table:table-cell table:style-name="Tabla1.A1" office:value-type="string">
            <text:p text:style-name="P37"><text:span text:style-name="T17">S</text:span><text:span text:style-name="T11">oftware</text:span> de sistema</text:p>
          </table:table-cell>
          <table:table-cell table:style-name="Tabla1.A1" office:value-type="string">
            <text:p text:style-name="P37"><text:span text:style-name="T17">S</text:span><text:span text:style-name="T11">oftware</text:span> de programación</text:p>
          </table:table-cell>
          <table:table-cell table:style-name="Tabla1.D1" office:value-type="string">
            <text:p text:style-name="P37"><text:span text:style-name="T17">S</text:span><text:span text:style-name="T11">oftware</text:span> de aplicación</text:p>
          </table:table-cell>
        </table:table-row>
        <table:table-row>
          <table:table-cell table:style-name="Tabla1.A2" office:value-type="string">
            <text:p text:style-name="P37">VirtualBox</text:p>
          </table:table-cell>
          <table:table-cell table:style-name="Tabla1.A2" office:value-type="string">
            <text:p text:style-name="P49">X</text:p>
          </table:table-cell>
          <table:table-cell table:style-name="Tabla1.A2" office:value-type="string">
            <text:p text:style-name="P48"/>
          </table:table-cell>
          <table:table-cell table:style-name="Tabla1.D2" office:value-type="string">
            <text:p text:style-name="P48"/>
          </table:table-cell>
        </table:table-row>
        <table:table-row>
          <table:table-cell table:style-name="Tabla1.A2" office:value-type="string">
            <text:p text:style-name="P37">VMWare</text:p>
          </table:table-cell>
          <table:table-cell table:style-name="Tabla1.A2" office:value-type="string">
            <text:p text:style-name="P49">X</text:p>
          </table:table-cell>
          <table:table-cell table:style-name="Tabla1.A2" office:value-type="string">
            <text:p text:style-name="P48"/>
          </table:table-cell>
          <table:table-cell table:style-name="Tabla1.D2" office:value-type="string">
            <text:p text:style-name="P48"/>
          </table:table-cell>
        </table:table-row>
        <table:table-row>
          <table:table-cell table:style-name="Tabla1.A2" office:value-type="string">
            <text:p text:style-name="P37">OpenOffice</text:p>
          </table:table-cell>
          <table:table-cell table:style-name="Tabla1.A2" office:value-type="string">
            <text:p text:style-name="P48"/>
          </table:table-cell>
          <table:table-cell table:style-name="Tabla1.A2" office:value-type="string">
            <text:p text:style-name="P48"/>
          </table:table-cell>
          <table:table-cell table:style-name="Tabla1.D2" office:value-type="string">
            <text:p text:style-name="P49">X</text:p>
          </table:table-cell>
        </table:table-row>
        <table:table-row>
          <table:table-cell table:style-name="Tabla1.A2" office:value-type="string">
            <text:p text:style-name="P37">Microsoft Office</text:p>
          </table:table-cell>
          <table:table-cell table:style-name="Tabla1.A2" office:value-type="string">
            <text:p text:style-name="P48"/>
          </table:table-cell>
          <table:table-cell table:style-name="Tabla1.A2" office:value-type="string">
            <text:p text:style-name="P48"/>
          </table:table-cell>
          <table:table-cell table:style-name="Tabla1.D2" office:value-type="string">
            <text:p text:style-name="P49">X</text:p>
          </table:table-cell>
        </table:table-row>
        <table:table-row>
          <table:table-cell table:style-name="Tabla1.A2" office:value-type="string">
            <text:p text:style-name="P37">Eclipse</text:p>
          </table:table-cell>
          <table:table-cell table:style-name="Tabla1.A2" office:value-type="string">
            <text:p text:style-name="P48"/>
          </table:table-cell>
          <table:table-cell table:style-name="Tabla1.A2" office:value-type="string">
            <text:p text:style-name="P47">X</text:p>
          </table:table-cell>
          <table:table-cell table:style-name="Tabla1.D2" office:value-type="string">
            <text:p text:style-name="P48"/>
          </table:table-cell>
        </table:table-row>
        <table:table-row>
          <table:table-cell table:style-name="Tabla1.A2" office:value-type="string">
            <text:p text:style-name="P37">Jgrasp</text:p>
          </table:table-cell>
          <table:table-cell table:style-name="Tabla1.A2" office:value-type="string">
            <text:p text:style-name="P48"/>
          </table:table-cell>
          <table:table-cell table:style-name="Tabla1.A2" office:value-type="string">
            <text:p text:style-name="P47">X</text:p>
          </table:table-cell>
          <table:table-cell table:style-name="Tabla1.D2" office:value-type="string">
            <text:p text:style-name="P48"/>
          </table:table-cell>
        </table:table-row>
        <table:table-row>
          <table:table-cell table:style-name="Tabla1.A2" office:value-type="string">
            <text:p text:style-name="P37">NetBeans</text:p>
          </table:table-cell>
          <table:table-cell table:style-name="Tabla1.A2" office:value-type="string">
            <text:p text:style-name="P48"/>
          </table:table-cell>
          <table:table-cell table:style-name="Tabla1.A2" office:value-type="string">
            <text:p text:style-name="P47">X</text:p>
          </table:table-cell>
          <table:table-cell table:style-name="Tabla1.D2" office:value-type="string">
            <text:p text:style-name="P48"/>
          </table:table-cell>
        </table:table-row>
        <table:table-row>
          <table:table-cell table:style-name="Tabla1.A2" office:value-type="string">
            <text:p text:style-name="P37">Visual Studio</text:p>
          </table:table-cell>
          <table:table-cell table:style-name="Tabla1.A2" office:value-type="string">
            <text:p text:style-name="P48"/>
          </table:table-cell>
          <table:table-cell table:style-name="Tabla1.A2" office:value-type="string">
            <text:p text:style-name="P47">X</text:p>
          </table:table-cell>
          <table:table-cell table:style-name="Tabla1.D2" office:value-type="string">
            <text:p text:style-name="P48"/>
          </table:table-cell>
        </table:table-row>
      </table:table>
      <text:p text:style-name="P4"/>
      <text:p text:style-name="P4"/>
      <text:h text:style-name="Heading_20_3" text:outline-level="3"><text:bookmark-start text:name="__RefHeading___Toc8197_1578396261"/><text:soft-page-break/>2. Funcionalidad<text:bookmark-end text:name="__RefHeading___Toc8197_1578396261"/></text:h>
      <text:h text:style-name="P174" text:outline-level="4"><text:bookmark-start text:name="__RefHeading___Toc8431_1578396261"/>VirtualBox<text:bookmark-end text:name="__RefHeading___Toc8431_1578396261"/></text:h>
      <text:p text:style-name="Text_20_body"><text:s/>Creado originalmente por la empresa alemana innotek GmbH. Actualmente es desarrollado por Oracle Corporation como parte de su familia de productos de virtualización.</text:p>
      <text:p text:style-name="P8"><text:s/>La aplicación fue inicialmente ofrecida bajo una licencia de <text:span text:style-name="T11">software</text:span> propietario, pero en enero de 2007, después de años de desarrollo, surgió VirtualBox OSE (<text:span text:style-name="T11">Open Source Edition</text:span>) bajo la licencia GPL<text:span text:style-name="T111">v</text:span>2. Actualmente existe la versión propietaria Oracle VM VirtualBox, que es gratuita únicamente bajo uso personal o de evaluación, y esta sujeta a la licencia PUEL (<text:span text:style-name="T11">VirtualBox Personal Use and Evaluation License</text:span><text:span text:style-name="T1">, ‘Uso </text:span><text:span text:style-name="T5">pe</text:span><text:span text:style-name="T1">rsonal y de </text:span><text:span text:style-name="T5">e</text:span><text:span text:style-name="T1">valuación VirtualBox</text:span><text:span text:style-name="T5">’</text:span>) y la versión <text:span text:style-name="T43">o</text:span><text:span text:style-name="T11">pen </text:span><text:span text:style-name="T18">s</text:span><text:span text:style-name="T11">ource</text:span>, VirtualBox OSE, que es <text:span text:style-name="T11">software</text:span> libre, sujeta a la licencia GPL.</text:p>
      <text:p text:style-name="P9"><text:span text:style-name="T48">Características</text:span>:</text:p>
      <text:list xml:id="list15699550" text:style-name="L4">
        <text:list-item>
          <text:p text:style-name="P92"><text:span text:style-name="T43">VirtualBox </text:span>es un <text:span text:style-name="T43">hipervisor</text:span> de tipo 2, <text:span text:style-name="T43">es decir, requiere de un sistema operativo ya instalado en el anfitrión para poder funcionar.</text:span></text:p>
        </text:list-item>
        <text:list-item>
          <text:p text:style-name="P93"><text:span text:style-name="T43">VirtualBox</text:span> ejecuta un amplio rango de sistemas operativos en 32 y 64 bits, incluso aunque la máquina física disponga de un procesador de 32 bits.</text:p>
        </text:list-item>
        <text:list-item>
          <text:p text:style-name="P92">Las <text:span text:style-name="T43">máquinas virtuales </text:span>se pueden exportar e importar fácilmente utilizando el formato de virtualización abierto (<text:span text:style-name="T11">Open Virtualization Format</text:span>), <text:span text:style-name="T44">en </text:span><text:span text:style-name="T38">.ovf</text:span><text:span text:style-name="T44"> o </text:span><text:span text:style-name="T38">.ova</text:span>.</text:p>
        </text:list-item>
        <text:list-item>
          <text:p text:style-name="P94">No necesita <text:span text:style-name="T11">hardware</text:span> de virtualización. Algunas soluciones de virtualización necesitan procesadores con las características Intel VT-x o AMD-V. No es el caso de <text:span text:style-name="T43">VirtualBox,</text:span> el cual puede ejecutarse incluso en máquinas donde estas características no están presentes.</text:p>
        </text:list-item>
        <text:list-item>
          <text:p text:style-name="P92">Extenso soporte <text:span text:style-name="T11">hardware</text:span> (<text:span text:style-name="T44">m</text:span>ultiprocesamiento simétrico, <text:span text:style-name="T44">d</text:span>ispositivos USB, soporte ACPI, <text:span text:style-name="T44">r</text:span>esoluciones de m<text:span text:style-name="T44">u</text:span>ltipantalla, <text:span text:style-name="T44">s</text:span>oporte iSCSI integrado, PXE).</text:p>
        </text:list-item>
        <text:list-item>
          <text:p text:style-name="P92">Generación de instantáneas.</text:p>
        </text:list-item>
        <text:list-item>
          <text:p text:style-name="P92">Las máquinas virtuales se pueden agrupar para ayudar al usuario a organizarlas y controlarlas.</text:p>
        </text:list-item>
        <text:list-item>
          <text:p text:style-name="P92">La extensión VirtualBox Remote Desktop permite <text:span text:style-name="T44">acceder</text:span> remot<text:span text:style-name="T44">amente</text:span> a cualquier máquina virtual en ejecución.</text:p>
        </text:list-item>
      </text:list>
      <text:p text:style-name="Text_20_body"/>
      <text:p text:style-name="P10"><text:span text:style-name="T46">Descripción de los apartados de «</text:span><text:span text:style-name="T51">Configuración</text:span><text:span text:style-name="T84">»</text:span><text:span text:style-name="T46">:</text:span></text:p>
      <text:list xml:id="list1377920180" text:style-name="L5">
        <text:list-item>
          <text:list>
            <text:list-item>
              <text:p text:style-name="P95"><text:span text:style-name="T46">El apartado de «</text:span><text:span text:style-name="T51">General</text:span><text:span text:style-name="T84">»</text:span><text:span text:style-name="T46"> se compone de cuatro</text:span> pestañas:</text:p>
            </text:list-item>
          </text:list>
        </text:list-item>
      </text:list>
      <text:list xml:id="list3923591726" text:style-name="L6">
        <text:list-item>
          <text:list>
            <text:list-item>
              <text:list>
                <text:list-item>
                  <text:p text:style-name="P96"><text:span text:style-name="T48">Básico</text:span>: Podemos cambiar el nombre de la máquina virtual, además del <text:soft-page-break/>sistema operativo y la versión.</text:p>
                </text:list-item>
                <text:list-item>
                  <text:p text:style-name="P96"><text:span text:style-name="T48">Avanzado</text:span>: Aquí configuramos la carpeta que almacenará las instantáneas. También podemos configurar el portapapeles, de forma que podamos copiar texto desde un sistema operativo invitado al <text:span text:style-name="T11">host </text:span><text:span text:style-name="T19">o</text:span><text:span text:style-name="T11"> </text:span>viceversa, o en ambos sentidos. Por último, indicamos el lugar y c<text:span text:style-name="T44">ó</text:span>mo queremos que aparezca la barra de herramientas <text:span text:style-name="T44">en las máquinas virtuales.</text:span></text:p>
                </text:list-item>
                <text:list-item>
                  <text:p text:style-name="P96"><text:span text:style-name="T48">Descripción</text:span>: Texto descriptivo de la máquina virtual.</text:p>
                </text:list-item>
                <text:list-item>
                  <text:p text:style-name="P96"><text:span text:style-name="T48">Cifrado</text:span>: Cifra la máquina virtual para que <text:span text:style-name="T44">solo</text:span> pueda utilizarla <text:span text:style-name="T44">quien</text:span> conozca la clave.</text:p>
                </text:list-item>
              </text:list>
            </text:list-item>
          </text:list>
        </text:list-item>
      </text:list>
      <text:p text:style-name="Text_20_body"/>
      <text:list xml:id="list233608116343953" text:continue-numbering="true" text:style-name="L6">
        <text:list-item>
          <text:list>
            <text:list-item>
              <text:p text:style-name="P96"><text:span text:style-name="T44">En el apartado de «</text:span><text:span text:style-name="T52">Sistema</text:span><text:span text:style-name="T84">»</text:span><text:span text:style-name="T44"> hay t</text:span>res pestañas:</text:p>
            </text:list-item>
          </text:list>
        </text:list-item>
      </text:list>
      <text:list xml:id="list3496771932" text:style-name="L7">
        <text:list-item>
          <text:list>
            <text:list-item>
              <text:list>
                <text:list-item>
                  <text:p text:style-name="P97"><text:span text:style-name="T48">Placa </text:span><text:span text:style-name="T49">b</text:span><text:span text:style-name="T48">ase</text:span>: Aquí establecemos las características <text:span text:style-name="T11">hardware</text:span> de la placa base. Indicamos la memoria que tendrá, los medios de arranque del sistema y en qué orden lo harán, <text:span text:style-name="T45">el </text:span><text:span text:style-name="T11">chipset</text:span> <text:span text:style-name="T45">que </text:span>tendrá instalad<text:span text:style-name="T45">o.</text:span> Por último, podríamos habilitar <text:span text:style-name="T45">el modo EFI </text:span>para especificar que la placa base dispone del nuevo <text:span text:style-name="T11">firmware</text:span> en lugar de l<text:span text:style-name="T45">a</text:span> tradicional BIOS.</text:p>
                </text:list-item>
                <text:list-item>
                  <text:p text:style-name="P97"><text:span text:style-name="T48">Procesador</text:span>: Aquí indicamos el número de procesadores de la máquina virtual <text:span text:style-name="T45">y el límite de ejecución que cada uno tendrá</text:span>.</text:p>
                </text:list-item>
                <text:list-item>
                  <text:p text:style-name="P97"><text:span text:style-name="T48">Aceleración</text:span>: En esta pestaña podemos habilitar algunos parámetros de aceleración relacionados con los procesadores <text:span text:style-name="T45">Intel </text:span>VT-x y A<text:span text:style-name="T45">MD</text:span>-V.</text:p>
                </text:list-item>
              </text:list>
            </text:list-item>
          </text:list>
        </text:list-item>
      </text:list>
      <text:p text:style-name="Text_20_body"/>
      <text:list xml:id="list233606713433589" text:continue-list="list3496771932" text:style-name="L7">
        <text:list-item>
          <text:list>
            <text:list-item text:start-value="3">
              <text:p text:style-name="P98"><text:span text:style-name="T45">En el apartado de «</text:span><text:span text:style-name="T50">Pantalla</text:span><text:span text:style-name="T84">»</text:span><text:span text:style-name="T45">:</text:span></text:p>
            </text:list-item>
          </text:list>
        </text:list-item>
      </text:list>
      <text:list xml:id="list1224219441" text:style-name="L8">
        <text:list-item>
          <text:list>
            <text:list-item>
              <text:list>
                <text:list-item>
                  <text:p text:style-name="P100">Se configura<text:span text:style-name="T45">n</text:span> parámetros como la memoria de vídeo, el número de monitores, el factor de escalado y la aceleración 2D/3D. En la pestaña <text:span text:style-name="T45">«</text:span>Pantalla <text:span text:style-name="T45">r</text:span>emota<text:span text:style-name="T45">»</text:span> podemos configurar el servidor que nos permitirá acceder remotamente a la máquina virtual. Para ello es necesario tener instalado <text:span text:style-name="T45">el </text:span><text:a xlink:type="simple" xlink:href="https://www.virtualbox.org/wiki/Downloads" text:style-name="Internet_20_link" text:visited-style-name="Visited_20_Internet_20_Link"><text:span text:style-name="T45">Extension Pack</text:span></text:a><text:span text:style-name="T1">, que</text:span> se descarga e instala aparte y permite conectarse a la máquina virtual remotamente utilizando cualquier cliente RDP <text:span text:style-name="T45">(</text:span><text:span text:style-name="T11">Remote Display Extension</text:span><text:span text:style-name="T6">) </text:span>estándar.</text:p>
                </text:list-item>
                <text:list-item>
                  <text:p text:style-name="P99"><text:span text:style-name="T45">A</text:span>demás, <text:span text:style-name="T45">podemos</text:span> habilitar la grabación <text:span text:style-name="T45">de vídeo en </text:span>la maquina <text:span text:style-name="T45">virtual.</text:span></text:p>
                </text:list-item>
              </text:list>
            </text:list-item>
          </text:list>
        </text:list-item>
      </text:list>
      <text:p text:style-name="Text_20_body"/>
      <text:list xml:id="list1654975225" text:style-name="L9">
        <text:list-item>
          <text:list>
            <text:list-item text:start-value="4">
              <text:p text:style-name="P101"><text:span text:style-name="T45">En el apartado de «</text:span><text:span text:style-name="T50">Almacenamiento</text:span><text:span text:style-name="T84">»</text:span><text:span text:style-name="T45">:</text:span></text:p>
            </text:list-item>
          </text:list>
        </text:list-item>
      </text:list>
      <text:list xml:id="list2085386928" text:style-name="L10">
        <text:list-item>
          <text:list>
            <text:list-item>
              <text:list>
                <text:list-item>
                  <text:p text:style-name="P102"><text:span text:style-name="T46">Se configuran</text:span> los dispositivos de almacenamiento de la máquina virtual. Dependiendo del sistema operativo elegido, habrá instalado un controlador <text:soft-page-break/>SATA como mínimo y puede que uno IDE, pero podemos añadir nuevos controladores.</text:p>
                </text:list-item>
                <text:list-item>
                  <text:p text:style-name="P102">Con el controlador seleccionado, haciendo clic en el botón <text:span text:style-name="T46">«+ CD», </text:span>añadimos una nueva unidad óptica <text:span text:style-name="T46">y, con</text:span> en el botón <text:span text:style-name="T46">«+ HDD»</text:span> para añadir un nuevo disco duro al controlador seleccionado.</text:p>
                </text:list-item>
                <text:list-item>
                  <text:p text:style-name="P102">Podemos apreciar que cada controlador de almacenamiento dispone de un árbol de almacenamiento con los dispositivos que contiene. Si es un disco duro y lo seleccionamos, veremos en la parte derecha la localización del archivo del disco duro.</text:p>
                </text:list-item>
                <text:list-item>
                  <text:p text:style-name="P102">Si es una unidad óptica, veremos su configuración también en la parte derecha y con el botón <text:span text:style-name="T47">«CD»</text:span> podremos asigna<text:span text:style-name="T47">rle</text:span> una unidad física o un archivo de imagen <text:span text:style-name="T37">.iso</text:span>.</text:p>
                </text:list-item>
              </text:list>
            </text:list-item>
          </text:list>
        </text:list-item>
      </text:list>
      <text:p text:style-name="Text_20_body"/>
      <text:list xml:id="list233606594984216" text:continue-list="list2085386928" text:style-name="L10">
        <text:list-item>
          <text:list>
            <text:list-item text:start-value="5">
              <text:p text:style-name="P103">En el resto do apartados:</text:p>
            </text:list-item>
          </text:list>
        </text:list-item>
      </text:list>
      <text:list xml:id="list327378267" text:style-name="L11">
        <text:list-item>
          <text:list>
            <text:list-item>
              <text:list>
                <text:list-item>
                  <text:p text:style-name="P104"><text:span text:style-name="T48">Audio</text:span>: Indicamos si vamos a activar el audio en la máquina virtual y el controlador que emplearemos.</text:p>
                </text:list-item>
                <text:list-item>
                  <text:p text:style-name="P104"><text:span text:style-name="T48">Red</text:span>: Configuramos las tarjetas de red de la máquina virtual y su modo de conexión.</text:p>
                </text:list-item>
                <text:list-item>
                  <text:p text:style-name="P104"><text:span text:style-name="T48">Puertos </text:span><text:span text:style-name="T49">s</text:span><text:span text:style-name="T48">erie</text:span>: Se activan y configuran los puertos serie en la máquina virtual. <text:span text:style-name="T47">Viene por defecto, aunque</text:span> este tipo de conexión está obsoleta.</text:p>
                </text:list-item>
                <text:list-item>
                  <text:p text:style-name="P104"><text:span text:style-name="T48">USB</text:span>: Configuramos los controladores USB de la máquina virtual para poder acceder a dispositivos que emplean esta conexión, como u<text:span text:style-name="T47">na memoria USB.</text:span></text:p>
                </text:list-item>
                <text:list-item>
                  <text:p text:style-name="P104"><text:span text:style-name="T48">Carpetas </text:span><text:span text:style-name="T49">c</text:span><text:span text:style-name="T48">ompartidas</text:span>: Permite crear carpetas donde la máquina virtual y el <text:span text:style-name="T11">host</text:span> pueden depositar archivos que ambos comparten.</text:p>
                </text:list-item>
                <text:list-item>
                  <text:p text:style-name="P104"><text:span text:style-name="T48">Interfaz de usuario</text:span>: Nos permite configurar la barra de menú de la ventana de ejecución de la máquina virtual, eliminando o añadiendo opciones. También podemos habilitar o deshabilitar la barra de estado en la que <text:span text:style-name="T47">se</text:span> muestra<text:span text:style-name="T47">n los</text:span> iconos con la actividad de los diferentes dispositivos de E/S de la máquina virtual durante la ejecución del sistema operativo invitado.</text:p>
                </text:list-item>
              </text:list>
            </text:list-item>
          </text:list>
        </text:list-item>
      </text:list>
      <text:p text:style-name="Text_20_body"/>
      <text:p text:style-name="P11"><text:span text:style-name="T71">Si queremos cambiar el orden de arranque de los dispositivos que tenemos configurado por defecto en la máquina virtual, se puede hacer pulsando la tecla «F12» durante el arranque. Cuando la iniciamos, automáticamente toma el control del ratón y el teclado. </text:span>Si queremos que el anfitrión recupere el control de ambos dispositivos tenemos que pulsar por defecto la tecla <text:span text:style-name="T71">«</text:span>Ctrl<text:span text:style-name="T71">»</text:span> que se encuentra en la parte derecha del teclado, pero <text:soft-page-break/>podemos configurarla con la opción <text:span text:style-name="T71">«</text:span>Archivo<text:span text:style-name="T71">» →</text:span> <text:span text:style-name="T71">«</text:span>Preferencias<text:span text:style-name="T71">»</text:span> → <text:span text:style-name="T71">«</text:span>Entrada<text:span text:style-name="T71">»</text:span> → <text:span text:style-name="T71">«</text:span>Máquina virtual<text:span text:style-name="T71">» </text:span>→ <text:span text:style-name="T71">«</text:span>Combinación de <text:span text:style-name="T71">t</text:span>ecla anfitrión<text:span text:style-name="T71">»</text:span>.</text:p>
      <text:p text:style-name="P11"/>
      <text:p text:style-name="Text_20_body"><text:span text:style-name="T31">Guest Additions</text:span>: Se refiere a un <text:span text:style-name="T11">software</text:span> especial que se instala en la máquina virtual para mejorar el rendimiento del sistema operativo invitado y añadir características extra, <text:span text:style-name="T71">como la pantalla completa</text:span>. Después de instalar<text:span text:style-name="T71">las en </text:span>una máquina virtual, <text:span text:style-name="T71">esta</text:span> soportará ajuste de vídeo, carpetas compartidas entre el sistema operativo invitado y el sistema operativo <text:span text:style-name="T11">host</text:span>, portapapeles compartido y gráficos 3D.</text:p>
      <text:p text:style-name="P25">Para instalarlas, hay que hacer clic en «Dispositivos» → <text:s/>«Insertar imagen de CD de las “Guest Additions”», y se insertará un CD de manera virtual con la instalación, la cual salta automáticamente el es sistema operativo invitado.</text:p>
      <text:p text:style-name="Text_20_body"><text:span text:style-name="T11">G</text:span><text:span text:style-name="T20">uest Additions</text:span> ofrecen las siguientes <text:span text:style-name="T48">características</text:span>:</text:p>
      <text:list xml:id="list2502959256" text:style-name="L12">
        <text:list-item>
          <text:list>
            <text:list-item>
              <text:p text:style-name="P105"><text:span text:style-name="T53">I</text:span><text:span text:style-name="T48">ntegración del ratón</text:span>: Para superar las limitaciones de la captura de los eventos de ratón.</text:p>
            </text:list-item>
            <text:list-item>
              <text:p text:style-name="P105"><text:span text:style-name="T48">Mejor soporte de v</text:span><text:span text:style-name="T53">í</text:span><text:span text:style-name="T48">deo</text:span>: Las tarjetas gráficas virtuales que VirtualBox emula para cualquier sistema operativo solamente suministran las características básicas. Los controladores de vídeo personalizados que se instalan con las <text:span text:style-name="T20">Guest Additions</text:span> suministran modos de v<text:span text:style-name="T72">í</text:span>deo extra y no estándar, así como aceleración de v<text:span text:style-name="T72">í</text:span>deo 3D y 2D. <text:span text:style-name="T72">S</text:span>e <text:span text:style-name="T72">aumentará automáticamente </text:span>resolución de <text:span text:style-name="T72">la</text:span> pantalla <text:span text:style-name="T72">y la pantalla completa </text:span>de la máquina virtual.</text:p>
            </text:list-item>
            <text:list-item>
              <text:p text:style-name="P105"><text:span text:style-name="T48">Carpetas compartidas</text:span>: Suministra una forma fácil de intercambiar ficheros entre el <text:span text:style-name="T11">host</text:span> y el invitado.</text:p>
            </text:list-item>
            <text:list-item>
              <text:p text:style-name="P105"><text:span text:style-name="T48">Ventanas integradas</text:span>: Con esta característica, las aplicaciones de la máquina virtual pueden ejecutarse como si estuvieran en el <text:span text:style-name="T11">host</text:span>.</text:p>
            </text:list-item>
            <text:list-item>
              <text:p text:style-name="P105"><text:span text:style-name="T48">Sincronización de tiempo</text:span>: Con las <text:span text:style-name="T11">G</text:span><text:span text:style-name="T20">uest </text:span><text:span text:style-name="T11">A</text:span><text:span text:style-name="T20">dditions</text:span><text:span text:style-name="T7">,</text:span> VirtualBox se asegura que el tiempo del sistema operativo invitado está mejor sincronizado con el <text:span text:style-name="T11">host</text:span>.</text:p>
            </text:list-item>
            <text:list-item>
              <text:p text:style-name="P105"><text:span text:style-name="T53">Portapapeles</text:span><text:span text:style-name="T48"> compartido</text:span>: El portapapeles del sistema operativo invitado puede compartirse con el del sistema operativo <text:span text:style-name="T11">host</text:span>. Por tanto, podemos copiar y pegar texto desde la máquina física a la virtual, y viceversa.</text:p>
            </text:list-item>
            <text:list-item>
              <text:p text:style-name="P105"><text:span text:style-name="T53">A</text:span><text:span text:style-name="T48">rrastrar y soltar</text:span>: Esta característica nos permite copiar archivos desde una máquina física a otra virtual.</text:p>
            </text:list-item>
          </text:list>
        </text:list-item>
      </text:list>
      <text:p text:style-name="Text_20_body"/>
      <text:p text:style-name="P12"><text:span text:style-name="T54">Opciones para arrancar y apagar una máquina virtual</text:span><text:span text:style-name="T73">:</text:span></text:p>
      <text:list xml:id="list4028631537" text:style-name="L13">
        <text:list-item>
          <text:p text:style-name="P107">Para arrancar una máquina virtual hay <text:span text:style-name="T73">que </text:span>seleccionarla en la lista de máquinas virtuales y pulsar el botón <text:span text:style-name="T73">«</text:span>Iniciar<text:span text:style-name="T73">»</text:span>.</text:p>
        </text:list-item>
        <text:list-item>
          <text:p text:style-name="P107"><text:soft-page-break/>Para parar una máquina virtual, solo hay que emplear el método de apagado del sistema operativo invitado de dicha máquina virtual, <text:span text:style-name="T73">e</text:span>s la forma más correcta. Sin embargo, si el sistema operativo invitado se ha bloqueado, podemos apagarla cerrando la ventana que contiene su ejecución y seleccionando la opción <text:span text:style-name="T73">«</text:span>Apagar la máquina<text:span text:style-name="T73">»</text:span> del menú que aparece, lo que equivale a apagar abruptamente el ordenador.</text:p>
        </text:list-item>
        <text:list-item>
          <text:p text:style-name="P106">Podemos guardar el estado actual de la máquina virtual y volver a recuperarlo. Para ello, podemos guardar una máquina virtual eligiendo la opción <text:span text:style-name="T73">«</text:span>Guardar el estado de la máquina<text:span text:style-name="T73">» </text:span>del menú anterior. Para recuperar su estado, solamente hay que volver a pulsar el botón de <text:span text:style-name="T73">«Iniciar»</text:span>.</text:p>
        </text:list-item>
        <text:list-item>
          <text:p text:style-name="P106"><text:span text:style-name="T73">T</text:span>ambién podemos reiniciar una máquina virtual, lo que equivale a pararla y posteriormente volverla a arrancar. Esto se consigue pulsando en la opción <text:span text:style-name="T73">«</text:span>Reiniciar<text:span text:style-name="T73">»</text:span> del menú <text:span text:style-name="T73">«</text:span>Máquina<text:span text:style-name="T73">»</text:span> en la ventana de la máquina virtual.</text:p>
        </text:list-item>
      </text:list>
      <text:p text:style-name="Text_20_body"/>
      <text:p text:style-name="P13"><text:span text:style-name="T48">Opciones de visualización</text:span>:</text:p>
      <text:list xml:id="list2625795895" text:style-name="L14">
        <text:list-item>
          <text:list>
            <text:list-item>
              <text:p text:style-name="P108"><text:span text:style-name="T48">Pantalla completa</text:span> <text:span text:style-name="T74">(</text:span><text:span text:style-name="T21">Ctrl derecho</text:span><text:span text:style-name="T8"> </text:span>+<text:span text:style-name="T1"> </text:span><text:span text:style-name="T11">F</text:span>): La <text:span text:style-name="T74">máquina virtual</text:span> ocupa toda la pantalla y el sistema operativo <text:span text:style-name="T11">host</text:span> queda oculto. La barra de menú de la máquina virtual quedará a la vista en la parte superior o inferior de la pantalla.</text:p>
            </text:list-item>
            <text:list-item>
              <text:p text:style-name="P108"><text:span text:style-name="T48">Modo </text:span><text:span text:style-name="T55">f</text:span><text:span text:style-name="T48">luido</text:span>: <text:span text:style-name="T75">N</text:span>os permite ejecutar aplicaciones del sistema operativo invitado como si estuvieran ejecutándose en el sistema operativo anfitrión. Para entrar en <text:span text:style-name="T75">este </text:span>modo hay que pulsar <text:span text:style-name="T75">«</text:span><text:span text:style-name="T9">Ctrl derecho</text:span><text:span text:style-name="T22">» + «</text:span><text:span text:style-name="T9">L</text:span><text:span text:style-name="T22">»</text:span>. Para salir, se pulsan las mismas teclas.</text:p>
            </text:list-item>
            <text:list-item>
              <text:p text:style-name="P108"><text:span text:style-name="T48">Modo escalado:</text:span> El tamaño de la pantalla de la <text:span text:style-name="T75">máquina virtual</text:span> es un tamaño a escala de la pantalla en la máquina física. Pulsamos <text:span text:style-name="T75">«</text:span><text:span text:style-name="T1">Ctrl </text:span><text:span text:style-name="T9">derecho» </text:span><text:span text:style-name="T1">+ </text:span><text:span text:style-name="T9">«</text:span>C<text:span text:style-name="T75">»</text:span> o seleccionamos la opción de menú <text:span text:style-name="T76">«</text:span>Modo escalado<text:span text:style-name="T76">»</text:span> en el menú <text:span text:style-name="T76">«</text:span>Ver<text:span text:style-name="T76">»</text:span>. <text:span text:style-name="T76">El</text:span> ratio de aspecto de la pantalla en la máquina virtual se preserva cuando cambiamos de tamaño la ventana. Para no hacerlo, <text:span text:style-name="T76">hay que</text:span> presionar la tecla <text:span text:style-name="T76">«</text:span>Shift<text:span text:style-name="T76">» </text:span>cuando se redimensiona la ventana.</text:p>
            </text:list-item>
            <text:list-item>
              <text:p text:style-name="P108">Para enviar la combinación <text:span text:style-name="T76">«</text:span>Ctrl<text:span text:style-name="T76">»</text:span>+<text:span text:style-name="T76">«</text:span>Alt<text:span text:style-name="T76">»</text:span>+<text:span text:style-name="T76">«</text:span>Sup<text:span text:style-name="T76">»</text:span>, podemos pulsar la tecla de <text:span text:style-name="T76">«Ctrl derecho»</text:span> + <text:span text:style-name="T76">«</text:span>Sup<text:span text:style-name="T76">».</text:span></text:p>
            </text:list-item>
          </text:list>
        </text:list-item>
      </text:list>
      <text:p text:style-name="P14"/>
      <text:p text:style-name="P14"><text:span text:style-name="T48">Medios de almacenamiento extraíbles</text:span>:</text:p>
      <text:list xml:id="list2028137923" text:style-name="L15">
        <text:list-item>
          <text:list>
            <text:list-item>
              <text:p text:style-name="P109">Estando en ejecución, podemos cambiar los medios de almacenamiento extraíbles en la opción <text:span text:style-name="T76">«</text:span>Dispositivos<text:span text:style-name="T76">»</text:span> → <text:span text:style-name="T76">«</text:span>Unidades ópticas<text:span text:style-name="T76">»</text:span> del menú de la máquina virtual, como el CD <text:span text:style-name="T76">o</text:span> el DVD.</text:p>
            </text:list-item>
            <text:list-item>
              <text:p text:style-name="P109"><text:span text:style-name="T76">E</text:span>n la opción <text:span text:style-name="T76">«</text:span>Dispositivos<text:span text:style-name="T76">»</text:span> → <text:span text:style-name="T76">«</text:span>USB<text:span text:style-name="T76">»</text:span> nos mostrará una lista con los medios de <text:soft-page-break/>almacenamiento USB que haya conectados en la máquina física. Seleccionar un dispositivo USB de la lista equivale a conectar dicho dispositivo en la máquina virtual.</text:p>
            </text:list-item>
            <text:list-item>
              <text:p text:style-name="P109">Si ya tenemos el dispositivo USB conectado a la máquina virtual y volvemos a seleccionarlo en la lista del menú <text:span text:style-name="T76">«</text:span>Dispositivos<text:span text:style-name="T76">»</text:span> → <text:span text:style-name="T76">«</text:span>USB<text:span text:style-name="T76">»,</text:span> entonces lo estamos desconectando y volverá a estar disponible para la máquina física.</text:p>
            </text:list-item>
          </text:list>
        </text:list-item>
      </text:list>
      <text:p text:style-name="Text_20_body"/>
      <text:p text:style-name="P14"><text:span text:style-name="T48">Carpetas compartidas</text:span>:</text:p>
      <text:list xml:id="list3709790493" text:style-name="L16">
        <text:list-item>
          <text:list>
            <text:list-item>
              <text:p text:style-name="P110">Con esta característica, se puede acceder a ficheros en el anfitrión desde cualquier máquina virtual. Necesitamos que las máquinas virtuales tengan instaladas las <text:span text:style-name="T11">G</text:span><text:span text:style-name="T23">ust Additions</text:span>. <text:span text:style-name="T48">Pasos </text:span><text:span text:style-name="T57">a seguir</text:span>:</text:p>
              <text:list>
                <text:list-item>
                  <text:p text:style-name="P110"><text:span text:style-name="T76">P</text:span>arar la máquina virtual y acceder a la ventana de <text:span text:style-name="T77">«C</text:span>onfiguración<text:span text:style-name="T77">»</text:span>.</text:p>
                </text:list-item>
                <text:list-item>
                  <text:p text:style-name="P110">Hacer clic en la sección <text:span text:style-name="T77">«</text:span>Carpetas compartidas<text:span text:style-name="T77">»</text:span>.</text:p>
                </text:list-item>
                <text:list-item>
                  <text:p text:style-name="P110">Hacer clic en el botón para añadir una nueva carpeta compartida</text:p>
                </text:list-item>
                <text:list-item>
                  <text:p text:style-name="P110">En el cuadro de diálogo <text:span text:style-name="T77">«</text:span>Agregar carpeta compartida<text:span text:style-name="T77">»,</text:span> seleccionar la ruta de la carpeta y el nombre compartido para acceder a ella.</text:p>
                </text:list-item>
                <text:list-item>
                  <text:p text:style-name="P110">Activar <text:span text:style-name="T77">«</text:span>S<text:span text:style-name="T77">o</text:span>lo<text:span text:style-name="T77">»</text:span> lectura si solamente se desea que la carpeta puede accederse en solo lectura y <text:span text:style-name="T77">«</text:span>Automontar<text:span text:style-name="T77">»</text:span> para que el invitado intente conectarse a ella directamente al iniciarse.</text:p>
                </text:list-item>
                <text:list-item>
                  <text:p text:style-name="P110">Hacer clic en el botón <text:span text:style-name="T77">«</text:span>Aceptar<text:span text:style-name="T77">».</text:span></text:p>
                  <text:p text:style-name="P110"/>
                </text:list-item>
              </text:list>
            </text:list-item>
            <text:list-item>
              <text:p text:style-name="P110">Desde un sistema operativo invitado <text:span text:style-name="T48">Windows</text:span> solamente tendremos que abrir el explorador de archivos y hacer clic en <text:span text:style-name="T77">«</text:span>Red<text:span text:style-name="T77">»,</text:span> en el panel izquierdo. Aparecerá un servidor de red virtual llamado <text:span text:style-name="T78">«</text:span>VBOXSRV<text:span text:style-name="T78">»</text:span>. Si hacemos doble clic sobre él, nos mostrará la carpeta compartida.</text:p>
            </text:list-item>
            <text:list-item>
              <text:p text:style-name="P110">Si es <text:span text:style-name="T48">Linux</text:span> hay que montar la carpeta utilizando el comando <text:span text:style-name="T37">mount</text:span> (como <text:span text:style-name="T37">root</text:span>) con las siguientes opciones: <text:span text:style-name="T37">mount -t vboxsf [-o OPTIONS] sharename mountpoint</text:span>.</text:p>
            </text:list-item>
          </text:list>
        </text:list-item>
      </text:list>
      <text:p text:style-name="Text_20_body"/>
      <text:p text:style-name="P15"><text:span text:style-name="T48">Agrupar máquinas</text:span>:</text:p>
      <text:list xml:id="list536059984" text:style-name="L17">
        <text:list-item>
          <text:list>
            <text:list-item>
              <text:p text:style-name="P111"><text:span text:style-name="T78">E</text:span>n <text:span text:style-name="T78">VirtualBox,</text:span> seleccionar las máquinas virtuales que van a formar el grupo. Seleccionamos más de una manteniendo pulsada la tecla <text:span text:style-name="T78">«</text:span>Ctrl<text:span text:style-name="T78">»</text:span> y haciendo clic con el ratón sobre las máquinas virtuales.</text:p>
            </text:list-item>
            <text:list-item>
              <text:p text:style-name="P111"><text:soft-page-break/>Hacer clic con el botón derecho del ratón y seleccionar la opción <text:span text:style-name="T78">«</text:span>Agrupar<text:span text:style-name="T78">».</text:span></text:p>
            </text:list-item>
            <text:list-item>
              <text:p text:style-name="P111">Cada grupo tiene un nombre que por defecto será <text:span text:style-name="T78">«</text:span>Nuevo grupo<text:span text:style-name="T78">»</text:span>. Si hacemos clic sobre él con el <text:span text:style-name="T78">clic</text:span> derecho <text:span text:style-name="T78">del ratón</text:span> y seleccionamos la opción <text:span text:style-name="T78">«</text:span>Renombrar grupo<text:span text:style-name="T78">»,</text:span> podemos asignarle el nombre que nos convenga.</text:p>
            </text:list-item>
            <text:list-item>
              <text:p text:style-name="P112">A la izquierda del nombre del grupo hay un botón <text:span text:style-name="T79">(</text:span>▼ <text:span text:style-name="T79">)</text:span>que permite plegar o <text:span text:style-name="T78">des</text:span>plegar el grupo <text:span text:style-name="T79">p</text:span>ara visualizar u ocultar las máquinas virtuales del grupo.</text:p>
            </text:list-item>
            <text:list-item>
              <text:p text:style-name="P112">Además, si introducimos el ratón sobre la barra de título del grupo aparecerá a la derecha el número de máquinas que lo forman y un botón <text:span text:style-name="T79">(</text:span>►<text:span text:style-name="T79">)</text:span> para mostrar estas máquinas <text:span text:style-name="T79">aisladas del resto </text:span>de máquinas. Un botón <text:span text:style-name="T79">(</text:span>◄<text:span text:style-name="T79">) </text:span>vuelve a mostrar todas las máquinas.</text:p>
            </text:list-item>
          </text:list>
        </text:list-item>
      </text:list>
      <text:p text:style-name="Text_20_body"/>
      <text:p text:style-name="P16"><text:span text:style-name="T48">Modos de red</text:span>:</text:p>
      <text:list xml:id="list2919244522" text:style-name="L18">
        <text:list-item>
          <text:list>
            <text:list-item>
              <text:p text:style-name="P113"><text:span text:style-name="T48">No conectado</text:span>: En este modo, la tarjeta de red está presente, pero no está conectada. Es como si el cable no estuviera conectado a la tarjeta de red.</text:p>
            </text:list-item>
            <text:list-item>
              <text:p text:style-name="P113"><text:span text:style-name="T48">NAT</text:span>: Es el modo por defecto y la opción más simple para conectar una máquina virtual a una red externa. En este caso, el <text:span text:style-name="T11">host</text:span> actúa como un dispositivo NAT para permitir a la máquina virtual salir a <text:span text:style-name="T79">i</text:span>nternet. La máquina virtual recibe su configuración de red desde un servidor DHCP integrado en VirtualBox. La primera máquina virtual recibe una dirección IP en la red <text:span text:style-name="T37">10.0.2.0/24,</text:span> la segunda en la red <text:span text:style-name="T37">10.0.3.0/24</text:span>, y así sucesivamente. En este caso la máquina virtual está aislada de la red del anfitrión y no puede comunicarse con otra máquina virtual.</text:p>
            </text:list-item>
            <text:list-item>
              <text:p text:style-name="P113"><text:span text:style-name="T48">Red NAT</text:span><text:span text:style-name="T80">:</text:span> Similar al anterior, en el sentido de que la máquina virtual tiene conexión a internet utilizando la máquina física como si esta fuera un dispositivo NAT pero, en este, caso la máquina virtual también puede comunicarse con otras máquinas virtuales conectadas también a la mis red NAT. Al igual que antes, la máquina virtual recibe su configuración de red desde un servidor DHCP integrado en VirtualBox, <text:span text:style-name="T79">el cual</text:span> es <text:span text:style-name="T79">se puede configurar</text:span>, aunque también admite configuración de red estática.</text:p>
            </text:list-item>
            <text:list-item>
              <text:p text:style-name="P113"><text:span text:style-name="T48">Adaptador puente</text:span><text:span text:style-name="T80">:</text:span> En este caso, el anfitrión actúa como un puente y la <text:span text:style-name="T79">máquina virtual</text:span> pertenece a la red física a la que está conectado el anfitrión. Cuando una máquina virtual está puenteada a la red física, hay que indicar qu<text:span text:style-name="T79">é</text:span> tarjeta de red del anfitrión se empleará para hacer de puente con la tarjeta de red de la <text:span text:style-name="T79">máquina virtual</text:span>. Esta recibirá su configuración de red como si fuera un <text:span text:style-name="T85">ordenador</text:span> más de la red física del anfitrión. En este caso, las máquinas virtuales pueden comunicarse entre sí y con todos los <text:span text:style-name="T85">ordenadores</text:span> de la red física.</text:p>
            </text:list-item>
            <text:list-item>
              <text:p text:style-name="P113"><text:span text:style-name="T56">R</text:span><text:span text:style-name="T48">ed interna</text:span>: En este caso, la máquina virtual se conecta a una red de máquinas <text:soft-page-break/>virtuales interna. Cada red privada virtual se identifica por un nombre. Todas las máquinas virtuales en este modo y con el mismo nombre de red virtual formarán la red virtual y se comunicarán entre sí. Habrá que implementar algún modo para que cada máquina virtual obtenga sus parámetros de red, bien de forma estática o dinámica instalando un servidor DHCP en una máquina virtual de la red interna.</text:p>
            </text:list-item>
            <text:list-item>
              <text:p text:style-name="P114"><text:span text:style-name="T56">A</text:span><text:span text:style-name="T48">daptador solo-anfitrión</text:span>: En este modo, las máquinas virtuales se comunican con el anfitrión y entre sí. Cuando se instala VirtualBox, se añade una conexión de área local al anfitrión, la cual se emplea para comunicarse con las máquinas virtuales que se conectan en este modo. VirtualBox puede tener tantas redes solo-anfitrión como se necesite, cada una de las cuales puede configurarse su conexión de área local y un servidor DHCP en la sección <text:span text:style-name="T85">«</text:span>Red<text:span text:style-name="T85">»</text:span> de la opción de menú <text:span text:style-name="T85">«</text:span>Archivo<text:span text:style-name="T85">»</text:span> → <text:span text:style-name="T85">«</text:span>Preferencias<text:span text:style-name="T85">»</text:span>. Con esta configuración, las máquinas virtuales no pueden salir a internet, salvo que la conexión de red de la máquina <text:span text:style-name="T85">física </text:span>se comparta.</text:p>
            </text:list-item>
          </text:list>
        </text:list-item>
      </text:list>
      <text:p text:style-name="P17"/>
      <table:table table:name="Tabla2" table:style-name="Tabla2">
        <table:table-column table:style-name="Tabla2.A" table:number-columns-repeated="5"/>
        <table:table-row>
          <table:table-cell table:style-name="Tabla2.A1" table:number-rows-spanned="2" office:value-type="string">
            <text:p text:style-name="P50">Modo de conexión</text:p>
          </table:table-cell>
          <table:table-cell table:style-name="Tabla2.B1" table:number-columns-spanned="4" office:value-type="string">
            <text:p text:style-name="P50">Conecta con...</text:p>
          </table:table-cell>
          <table:covered-table-cell/>
          <table:covered-table-cell/>
          <table:covered-table-cell/>
        </table:table-row>
        <table:table-row>
          <table:covered-table-cell/>
          <table:table-cell table:style-name="Tabla2.B2" office:value-type="string">
            <text:p text:style-name="P50">Otras máquinas virtuales</text:p>
          </table:table-cell>
          <table:table-cell table:style-name="Tabla2.B2" office:value-type="string">
            <text:p text:style-name="P50">Máquina física</text:p>
          </table:table-cell>
          <table:table-cell table:style-name="Tabla2.B2" office:value-type="string">
            <text:p text:style-name="P50">internet</text:p>
          </table:table-cell>
          <table:table-cell table:style-name="Tabla2.E2" office:value-type="string">
            <text:p text:style-name="P50">Otras máquinas físicas</text:p>
          </table:table-cell>
        </table:table-row>
        <table:table-row>
          <table:table-cell table:style-name="Tabla2.B2" office:value-type="string">
            <text:p text:style-name="P50">No conectado</text:p>
          </table:table-cell>
          <table:table-cell table:style-name="Tabla2.B2" office:value-type="string">
            <text:p text:style-name="P50">No</text:p>
          </table:table-cell>
          <table:table-cell table:style-name="Tabla2.B2" office:value-type="string">
            <text:p text:style-name="P50">No</text:p>
          </table:table-cell>
          <table:table-cell table:style-name="Tabla2.B2" office:value-type="string">
            <text:p text:style-name="P50">No</text:p>
          </table:table-cell>
          <table:table-cell table:style-name="Tabla2.E2" office:value-type="string">
            <text:p text:style-name="P50">No</text:p>
          </table:table-cell>
        </table:table-row>
        <table:table-row>
          <table:table-cell table:style-name="Tabla2.B2" office:value-type="string">
            <text:p text:style-name="P50">NAT</text:p>
          </table:table-cell>
          <table:table-cell table:style-name="Tabla2.B2" office:value-type="string">
            <text:p text:style-name="P50">No</text:p>
          </table:table-cell>
          <table:table-cell table:style-name="Tabla2.B2" office:value-type="string">
            <text:p text:style-name="P50">No</text:p>
          </table:table-cell>
          <table:table-cell table:style-name="Tabla2.B2" office:value-type="string">
            <text:p text:style-name="P50">Sí</text:p>
          </table:table-cell>
          <table:table-cell table:style-name="Tabla2.E2" office:value-type="string">
            <text:p text:style-name="P50">No</text:p>
          </table:table-cell>
        </table:table-row>
        <table:table-row>
          <table:table-cell table:style-name="Tabla2.B2" office:value-type="string">
            <text:p text:style-name="P50">Red NAT</text:p>
          </table:table-cell>
          <table:table-cell table:style-name="Tabla2.B2" office:value-type="string">
            <text:p text:style-name="P50">Sí</text:p>
          </table:table-cell>
          <table:table-cell table:style-name="Tabla2.B2" office:value-type="string">
            <text:p text:style-name="P50">No</text:p>
          </table:table-cell>
          <table:table-cell table:style-name="Tabla2.B2" office:value-type="string">
            <text:p text:style-name="P50">Sí</text:p>
          </table:table-cell>
          <table:table-cell table:style-name="Tabla2.E2" office:value-type="string">
            <text:p text:style-name="P50">No</text:p>
          </table:table-cell>
        </table:table-row>
        <table:table-row>
          <table:table-cell table:style-name="Tabla2.B2" office:value-type="string">
            <text:p text:style-name="P50">Adaptador puente</text:p>
          </table:table-cell>
          <table:table-cell table:style-name="Tabla2.B2" office:value-type="string">
            <text:p text:style-name="P50">Sí</text:p>
          </table:table-cell>
          <table:table-cell table:style-name="Tabla2.B2" office:value-type="string">
            <text:p text:style-name="P50">Sí</text:p>
          </table:table-cell>
          <table:table-cell table:style-name="Tabla2.B2" office:value-type="string">
            <text:p text:style-name="P50">Sí</text:p>
          </table:table-cell>
          <table:table-cell table:style-name="Tabla2.E2" office:value-type="string">
            <text:p text:style-name="P50">Sí</text:p>
          </table:table-cell>
        </table:table-row>
        <table:table-row>
          <table:table-cell table:style-name="Tabla2.B2" office:value-type="string">
            <text:p text:style-name="P50">Red interna</text:p>
          </table:table-cell>
          <table:table-cell table:style-name="Tabla2.B2" office:value-type="string">
            <text:p text:style-name="P50">Sí</text:p>
          </table:table-cell>
          <table:table-cell table:style-name="Tabla2.B2" office:value-type="string">
            <text:p text:style-name="P50">No</text:p>
          </table:table-cell>
          <table:table-cell table:style-name="Tabla2.B2" office:value-type="string">
            <text:p text:style-name="P50">No</text:p>
          </table:table-cell>
          <table:table-cell table:style-name="Tabla2.E2" office:value-type="string">
            <text:p text:style-name="P50">No</text:p>
          </table:table-cell>
        </table:table-row>
        <table:table-row>
          <table:table-cell table:style-name="Tabla2.B2" office:value-type="string">
            <text:p text:style-name="P50">Adaptador solo-anfitrión</text:p>
          </table:table-cell>
          <table:table-cell table:style-name="Tabla2.B2" office:value-type="string">
            <text:p text:style-name="P50">Sí</text:p>
          </table:table-cell>
          <table:table-cell table:style-name="Tabla2.B2" office:value-type="string">
            <text:p text:style-name="P50">Sí</text:p>
          </table:table-cell>
          <table:table-cell table:style-name="Tabla2.B2" office:value-type="string">
            <text:p text:style-name="P50">No</text:p>
          </table:table-cell>
          <table:table-cell table:style-name="Tabla2.E2" office:value-type="string">
            <text:p text:style-name="P50">No</text:p>
          </table:table-cell>
        </table:table-row>
      </table:table>
      <text:p text:style-name="P17"/>
      <text:p text:style-name="P18"><text:span text:style-name="T48">Instantáneas</text:span>:</text:p>
      <text:list xml:id="list4031903359" text:style-name="L19">
        <text:list-item>
          <text:list>
            <text:list-item>
              <text:p text:style-name="P115">Es un estado en un momento dado de una máquina virtual almacenado para un uso posterior.</text:p>
            </text:list-item>
            <text:list-item>
              <text:p text:style-name="P115">Una vez creada y en cualquier momento, se puede revertir el actual estado de la máquina virtual al de la instantánea.</text:p>
            </text:list-item>
            <text:list-item>
              <text:p text:style-name="P115">Se pueden realizar tantas instantáneas como se quiera, con la limitación del espacio en disco duro. <text:span text:style-name="T58">Dos formas para crearlas</text:span><text:span text:style-name="T86">:</text:span></text:p>
            </text:list-item>
          </text:list>
        </text:list-item>
      </text:list>
      <text:list xml:id="list2532446485" text:style-name="L20">
        <text:list-item>
          <text:list>
            <text:list-item>
              <text:list>
                <text:list-item>
                  <text:p text:style-name="P116">Si la máquina virtual está en ejecución, podemos elegir la opción de menú <text:soft-page-break/><text:span text:style-name="T86">«</text:span>Máquina<text:span text:style-name="T86">»</text:span> → <text:span text:style-name="T86">«</text:span>Tomar instantánea<text:span text:style-name="T86">»</text:span> de la ventana de ejecución de la máquina virtual.</text:p>
                </text:list-item>
                <text:list-item>
                  <text:p text:style-name="P116">Si <text:span text:style-name="T86">la máquina virtual está </text:span>guardada o apagada, haremos clic en el botón <text:span text:style-name="T86">«</text:span>Instantáneas<text:span text:style-name="T86">»</text:span> de <text:span text:style-name="T86">VirtualBox </text:span>y, posteriormente, en el botón <text:span text:style-name="T86">«</text:span>Tomar<text:span text:style-name="T86">».</text:span></text:p>
                </text:list-item>
              </text:list>
            </text:list-item>
          </text:list>
        </text:list-item>
      </text:list>
      <text:list xml:id="list233606815480099" text:continue-list="list4031903359" text:style-name="L19">
        <text:list-item>
          <text:list>
            <text:list-item>
              <text:p text:style-name="P115">La restauración de una instantánea consiste en devolver la máquina virtual a un estado anterior, en <text:span text:style-name="T87">el </text:span>que se encontraba cuando se cre<text:span text:style-name="T87">ó</text:span> la instantánea. <text:span text:style-name="T48">Para restaurar</text:span><text:span text:style-name="T59">la, hay que </text:span><text:span text:style-name="T48">seguir los siguientes pasos</text:span>:</text:p>
            </text:list-item>
          </text:list>
        </text:list-item>
      </text:list>
      <text:list xml:id="list3139231580" text:style-name="L21">
        <text:list-item>
          <text:list>
            <text:list-item>
              <text:list>
                <text:list-item>
                  <text:p text:style-name="P117">Abrir la lista de instantáneas de la máquina virtual en <text:span text:style-name="T87">VirtualBox</text:span>.</text:p>
                </text:list-item>
                <text:list-item>
                  <text:p text:style-name="P117">Hacer clic con el botón derecho del ratón sobre la instantánea a recuperar y seleccionar la opción <text:span text:style-name="T87">«</text:span>Restaurar instantánea<text:span text:style-name="T87">»</text:span>. También, podemos pulsar en el botón <text:span text:style-name="T87">«</text:span>Restaurar instantánea<text:span text:style-name="T87">»</text:span>.</text:p>
                </text:list-item>
              </text:list>
            </text:list-item>
          </text:list>
        </text:list-item>
      </text:list>
      <text:list xml:id="list233606563063621" text:continue-list="list233606815480099" text:style-name="L19">
        <text:list-item>
          <text:list>
            <text:list-item>
              <text:p text:style-name="P115"><text:span text:style-name="T59">P</text:span><text:span text:style-name="T48">ara borrar una instantánea, </text:span><text:span text:style-name="T59">hay que</text:span><text:span text:style-name="T48"> seguir los siguientes pasos</text:span>:</text:p>
            </text:list-item>
          </text:list>
        </text:list-item>
      </text:list>
      <text:list xml:id="list4284304812" text:style-name="L22">
        <text:list-item>
          <text:list>
            <text:list-item>
              <text:list>
                <text:list-item>
                  <text:p text:style-name="P118">Abrir la lista de instantáneas de la máquina virtual en <text:span text:style-name="T87">VirtualBox</text:span>.</text:p>
                </text:list-item>
                <text:list-item>
                  <text:p text:style-name="P118">Hacer clic con el botón derecho del ratón sobre la instantánea a <text:span text:style-name="T87">eliminar</text:span> y seleccionar la opción <text:span text:style-name="T87">«</text:span>Eliminar instantánea<text:span text:style-name="T87">»</text:span>.</text:p>
                </text:list-item>
              </text:list>
            </text:list-item>
          </text:list>
        </text:list-item>
      </text:list>
      <text:p text:style-name="Text_20_body"/>
      <text:p text:style-name="P19"><text:span text:style-name="T48">Clonación de máquinas virtuales</text:span>:</text:p>
      <text:list xml:id="list1708378264" text:style-name="L23">
        <text:list-item>
          <text:list>
            <text:list-item>
              <text:p text:style-name="P119">Existen varias formas de crear una máquina virtual a partir de otra:</text:p>
              <text:list>
                <text:list-item>
                  <text:p text:style-name="P119"><text:span text:style-name="T48">Clonar una máquina virtual</text:span>: Se crea una máquina virtual nueva que es <text:span text:style-name="T87">una </text:span>copia exacta de la máquina clonada. La copia puede ser completa o enlazada.</text:p>
                </text:list-item>
                <text:list-item>
                  <text:p text:style-name="P119"><text:span text:style-name="T48">Servicio virtualizado</text:span>: Consiste en crear un archivo que contiene la configuración <text:span text:style-name="T11">hardware</text:span> de la máquina virtual y el disco duro virtual. A partir de un servicio virtualizado se pueden crear tantas máquinas como se necesiten.</text:p>
                </text:list-item>
                <text:list-item>
                  <text:p text:style-name="P119"><text:span text:style-name="T48">Clonar el disco duro virtual</text:span>: Creamos una copia exacta del disco duro virtual de la máquina y, posteriormente, crea<text:span text:style-name="T87">mos</text:span> una nueva a la que se le asigna el nuevo disco duro virtual clonado.</text:p>
                </text:list-item>
              </text:list>
            </text:list-item>
            <text:list-item>
              <text:p text:style-name="P119"><text:span text:style-name="T48">Para crear una copia de una máquina virtual </text:span><text:span text:style-name="T60">hay que </text:span><text:span text:style-name="T48">seguir el siguiente proceso</text:span>:</text:p>
              <text:list>
                <text:list-item text:start-value="1">
                  <text:p text:style-name="P119">En <text:span text:style-name="T88">VirtualBox,</text:span> seleccionar la máquina virtual a copiar. Esta debe de estar <text:span text:style-name="T88">apagada</text:span>.</text:p>
                </text:list-item>
                <text:list-item>
                  <text:p text:style-name="P119">En el menú <text:span text:style-name="T88">«</text:span>Máquina<text:span text:style-name="T88">»,</text:span> seleccionar la opción <text:span text:style-name="T88">«</text:span>Clonar<text:span text:style-name="T88">»</text:span>.</text:p>
                </text:list-item>
                <text:list-item>
                  <text:p text:style-name="P119">Escribir el nuevo nombre de la máquina virtual. Si esta máquina virtual va a operar en la misma red que la máquina virtual original, tendremos que activar la casilla <text:span text:style-name="T88">«Reiniciar</text:span> la dirección MAC<text:span text:style-name="T88">»</text:span> de todas las tarjetas de red. Posteriormente, hacer clic en el botón <text:span text:style-name="T88">«</text:span>Siguiente<text:span text:style-name="T88">»</text:span>.</text:p>
                </text:list-item>
                <text:list-item>
                  <text:p text:style-name="P119"><text:soft-page-break/><text:span text:style-name="T48">Ahora hay que elegir el tipo de clonación, hay dos</text:span>:</text:p>
                  <text:list>
                    <text:list-item>
                      <text:p text:style-name="P119"><text:span text:style-name="T48">Clonación completa</text:span>: Se creará una copia exacta de la máquina virtual, incluyendo los archivos de disco duro virtual. La máquina virtual copia puede operar completamente independiente de la máquina virtual original.</text:p>
                    </text:list-item>
                    <text:list-item>
                      <text:p text:style-name="P119"><text:span text:style-name="T48">Clonación enlazada</text:span>: Se creará una copia pero los archivos de disco duro estarán enlazados con los archivos de disco duro de la máquina virtual original. Si se lleva la copia a otro ordenador, hay que llevarse también los archivos de disco duro de la máquina virtual original. En este caso, se crea una instantánea de la máquina virtual original como parte del proceso de clonación.</text:p>
                    </text:list-item>
                  </text:list>
                </text:list-item>
                <text:list-item>
                  <text:p text:style-name="P119">Si la máquina virtual original tiene instantáneas, hay que elegir qu<text:span text:style-name="T88">é</text:span> se va a copiar. Se puede copiar solamente el estado actual o <text:span text:style-name="T88">este con</text:span> todas las instantáneas. Posteriormente, hacer clic en el botón <text:span text:style-name="T88">«</text:span>Clonar<text:span text:style-name="T88">»</text:span>.</text:p>
                </text:list-item>
              </text:list>
            </text:list-item>
          </text:list>
        </text:list-item>
      </text:list>
      <text:p text:style-name="Text_20_body"/>
      <text:p text:style-name="P20"><text:span text:style-name="T48">Servicio virtualizado</text:span>:</text:p>
      <text:list xml:id="list1920789706" text:style-name="L24">
        <text:list-item>
          <text:list>
            <text:list-item>
              <text:p text:style-name="P120">El servicio virtualizado produce un único archivo con formato <text:span text:style-name="T37">.</text:span><text:span text:style-name="T39">ovf</text:span><text:span text:style-name="T88"> o </text:span><text:span text:style-name="T39">.ova</text:span><text:span text:style-name="T89"> </text:span>que ocupa menos espacio que la máquina virtual original.</text:p>
            </text:list-item>
            <text:list-item>
              <text:p text:style-name="P120">Obtener una máquina virtual clonada utilizando este método requiere <text:span text:style-name="T88">de </text:span>dos pasos: el primero es crear el servicio virtualizado y, el segundo, importarlo.</text:p>
            </text:list-item>
            <text:list-item>
              <text:p text:style-name="P120"><text:span text:style-name="T48">Para exportar una máquina virtual </text:span><text:span text:style-name="T61">hay que </text:span><text:span text:style-name="T48">seguir los siguientes pasos</text:span>:</text:p>
              <text:list>
                <text:list-item>
                  <text:p text:style-name="P120">En el menú <text:span text:style-name="T93">«</text:span>Archivo<text:span text:style-name="T93">»</text:span> de <text:span text:style-name="T93">VirtualBox</text:span> seleccionar la opción <text:span text:style-name="T93">«</text:span>Exportar servicio virtualizado<text:span text:style-name="T93">»</text:span>.</text:p>
                </text:list-item>
                <text:list-item>
                  <text:p text:style-name="P120">Seleccionar la máquina virtual que se desea exportar. Si previamente la teníamos seleccionada en la lista de máquinas virtuales, entonces ya aparecerá por defecto. Hacer clic en el botón <text:span text:style-name="T93">«</text:span>Siguiente<text:span text:style-name="T93">»</text:span>.</text:p>
                </text:list-item>
                <text:list-item>
                  <text:p text:style-name="P120">Escribir el nombre y la localización del archivo donde se guardará la máquina virtual exportada. Si el archivo termina en la extensión <text:span text:style-name="T37">.</text:span><text:span text:style-name="T40">ovf</text:span><text:span text:style-name="T90">,</text:span> entonces creará un servicio virtualizado en varios archivos, mientras que si la extensión es <text:span text:style-name="T37">.</text:span><text:span text:style-name="T40">ova</text:span><text:span text:style-name="T90">,</text:span> entonces creará un único archivo. Posteriormente, hacer clic en el botón <text:span text:style-name="T93">«</text:span>Siguiente<text:span text:style-name="T93">»</text:span>.</text:p>
                </text:list-item>
                <text:list-item>
                  <text:p text:style-name="P120">Cambiar los valores de configuración personalizados que se deseen. Se recomienda cambiar el nombre. Hacer clic en el botón <text:span text:style-name="T93">«</text:span>Exportar<text:span text:style-name="T93">»</text:span>.</text:p>
                </text:list-item>
              </text:list>
            </text:list-item>
          </text:list>
        </text:list-item>
      </text:list>
      <text:p text:style-name="P75"><text:span text:style-name="T48">Para importar una máquina virtual </text:span><text:span text:style-name="T61">hay que </text:span><text:span text:style-name="T48">seguir los siguientes pasos</text:span>:</text:p>
      <text:list xml:id="list2767258358" text:style-name="L25">
        <text:list-item>
          <text:list>
            <text:list-item>
              <text:list>
                <text:list-item>
                  <text:p text:style-name="P121">En <text:span text:style-name="T93">VirtualBox,</text:span> seleccionar la opción <text:span text:style-name="T93">«</text:span>Importar servicio virtualizado<text:span text:style-name="T93">»</text:span> en el menú <text:span text:style-name="T93">«</text:span>Archivo<text:span text:style-name="T93">»</text:span>.</text:p>
                </text:list-item>
                <text:list-item>
                  <text:p text:style-name="P121"><text:soft-page-break/>En la primera pantalla, hacer clic en el botón <text:span text:style-name="T93">«</text:span>Abrir servicio<text:span text:style-name="T93">»</text:span>.</text:p>
                </text:list-item>
                <text:list-item>
                  <text:p text:style-name="P121">Seleccionar el archivo <text:span text:style-name="T37">.</text:span><text:span text:style-name="T40">ovf</text:span> u <text:span text:style-name="T37">.</text:span><text:span text:style-name="T40">ova</text:span><text:span text:style-name="T93"> </text:span>que se creó anteriormente y hacer clic en el botón <text:span text:style-name="T93">«</text:span>Siguiente<text:span text:style-name="T93">»</text:span>.</text:p>
                </text:list-item>
                <text:list-item>
                  <text:p text:style-name="P121">Cambiar las características <text:span text:style-name="T11">hardware</text:span> que se deseen para la nueva máquina virtual.</text:p>
                </text:list-item>
                <text:list-item>
                  <text:p text:style-name="P121">Aquí podemos cambiar la localización por defecto del disco duro virtual. Una vez establecidos los valores deseados hacer clic en el botón <text:span text:style-name="T93">«</text:span>Terminar<text:span text:style-name="T93">»</text:span>.</text:p>
                </text:list-item>
              </text:list>
            </text:list-item>
          </text:list>
        </text:list-item>
      </text:list>
      <text:p text:style-name="Text_20_body"/>
      <text:p text:style-name="P76"><text:span text:style-name="T48">Clonar discos duros virtuales</text:span>:</text:p>
      <text:list xml:id="list2714372802" text:style-name="L26">
        <text:list-item>
          <text:list>
            <text:list-item>
              <text:p text:style-name="P122">Tenemos que hacerlo con VBoxManage usando la siguiente sintaxis: <text:span text:style-name="T37">VBoxManage clonehd &lt;fichero_origen&gt; &lt;fichero_copia&gt; --format VDI -variant Fixed</text:span>.</text:p>
            </text:list-item>
            <text:list-item>
              <text:p text:style-name="P123"><text:span text:style-name="T94">«</text:span>fichero_origen<text:span text:style-name="T94">»</text:span>: Nombre del fichero con su ruta completa que se va a copiar.</text:p>
            </text:list-item>
            <text:list-item>
              <text:p text:style-name="P123"><text:span text:style-name="T94">«</text:span>fichero_copia<text:span text:style-name="T94">»</text:span>: Nombre del fichero con su ruta completa que se va a crear</text:p>
            </text:list-item>
            <text:list-item>
              <text:p text:style-name="P123"><text:span text:style-name="T94">«</text:span>--format VDI<text:span text:style-name="T94">»</text:span>. Formato del fichero con el disco duro virtual. El formato por defecto de VirtualBox es VDI, pero también utiliza otros que pueden consultarse en la documentación.</text:p>
            </text:list-item>
            <text:list-item>
              <text:p text:style-name="P124">«-variant Fixed». Tipo de almacenamiento. <text:span text:style-name="T11">Fixed</text:span> indica que el disco duro virtual nuevo es de almacenamiento fijo. Para un disco duro virtual de expansión dinámica, utilizar <text:span text:style-name="T11">Standard</text:span> en lugar de <text:span text:style-name="T11">Fixed</text:span>.</text:p>
            </text:list-item>
            <text:list-item>
              <text:p text:style-name="P122">Este comando duplica un disco duro virtual registrado en un nuevo fichero de disco duro virtual con un identificador. El nuevo fichero puede ser transferido a otro anfitrión o importado con el <text:span text:style-name="T94">«</text:span>Administrador de medios virtuales<text:span text:style-name="T94">»</text:span>.</text:p>
            </text:list-item>
          </text:list>
        </text:list-item>
      </text:list>
      <text:p text:style-name="P75"/>
      <text:p text:style-name="P77"><text:span text:style-name="T48">Administrador de medios virtuales</text:span>:</text:p>
      <text:list xml:id="list2376567035" text:style-name="L27">
        <text:list-item>
          <text:list>
            <text:list-item>
              <text:p text:style-name="P125">El administrador de medios virtuales es una herramienta de VirtualBox que permite realizar una gestión de los medios de almacenamiento que utilizan las máquinas virtuales. Aquí se pueden gestionar los discos duros virtuales que contienen las máquinas virtuales, las imágenes <text:span text:style-name="T37">.iso</text:span> que se asignan a las unidades ópticas y disquetes.</text:p>
            </text:list-item>
            <text:list-item>
              <text:p text:style-name="P125">Se accede desde la ventana principal de <text:span text:style-name="T94">VirtualBox</text:span> en la opción de menú <text:span text:style-name="T94">«</text:span>Archivo<text:span text:style-name="T94">»</text:span> → <text:span text:style-name="T94">«</text:span>Administrador de medios virtuales<text:span text:style-name="T94">»</text:span>.</text:p>
            </text:list-item>
            <text:list-item>
              <text:p text:style-name="P126">Para cada disco se muestra el tamaño real y el virtual.</text:p>
            </text:list-item>
          </text:list>
        </text:list-item>
      </text:list>
      <text:p text:style-name="P78"><text:soft-page-break/>En la parte superior disponemos de una barra de herramientas con los siguientes botones:</text:p>
      <text:list xml:id="list1410084886" text:style-name="L28">
        <text:list-item>
          <text:list>
            <text:list-item>
              <text:p text:style-name="P127"><text:span text:style-name="T48">Copiar</text:span>: Permite copiar un disco duro virtual para crear otro con la misma información.</text:p>
            </text:list-item>
            <text:list-item>
              <text:p text:style-name="P127"><text:span text:style-name="T48">Modificar</text:span>: Podemos modificar el tipo de disco duro: </text:p>
              <text:list>
                <text:list-item>
                  <text:p text:style-name="P127"><text:span text:style-name="T48">Normal</text:span>: Un disco duro que se conecta a una máquina virtual y del cual pueden crearse instantáneas.</text:p>
                </text:list-item>
                <text:list-item>
                  <text:p text:style-name="P127"><text:span text:style-name="T48">Inmutable</text:span>: Disco duro que no cambia entre inicios de la máquina virtual. Todos los cambios realizados en una sesión se pierden.</text:p>
                </text:list-item>
                <text:list-item>
                  <text:p text:style-name="P127"><text:span text:style-name="T48">Multiconexión</text:span>: Disco duro que se puede compartir entre varias máquinas virtuales donde cada una tiene su propio medio diferenciado para almacenar modificaciones.</text:p>
                </text:list-item>
              </text:list>
            </text:list-item>
            <text:list-item>
              <text:p text:style-name="P127">El botón <text:span text:style-name="T95">«</text:span>Eliminar<text:span text:style-name="T95">»</text:span> permite borrar un disco duro virtual cuando ha sido previamente liberado, es decir, no está asignado a ninguna máquina virtual.</text:p>
            </text:list-item>
            <text:list-item>
              <text:p text:style-name="P127">El botón <text:span text:style-name="T95">«</text:span>Liberar<text:span text:style-name="T95">» </text:span>se emplea para romper el vínculo de un disco duro con una máquina virtual.</text:p>
            </text:list-item>
            <text:list-item>
              <text:p text:style-name="P127">El botón <text:span text:style-name="T95">«</text:span>Actualizar<text:span text:style-name="T95">»</text:span> refresca la lista de medios virtuales.</text:p>
            </text:list-item>
          </text:list>
        </text:list-item>
      </text:list>
      <text:p text:style-name="Text_20_body"/>
      <text:h text:style-name="P175" text:outline-level="4"><text:bookmark-start text:name="__RefHeading___Toc8433_1578396261"/>VMWare<text:bookmark-end text:name="__RefHeading___Toc8433_1578396261"/></text:h>
      <text:p text:style-name="P79"><text:span text:style-name="T48">Versiones</text:span>:</text:p>
      <text:list xml:id="list3097419977" text:style-name="L29">
        <text:list-item>
          <text:list>
            <text:list-item>
              <text:p text:style-name="P128">VMWare Player (versión gratuita).</text:p>
              <text:list>
                <text:list-item>
                  <text:p text:style-name="P128">Ejecutar <text:span text:style-name="T97">una </text:span>máquina virtual en ordenadores Linux y Windows.</text:p>
                </text:list-item>
              </text:list>
            </text:list-item>
            <text:list-item>
              <text:p text:style-name="P128">VMWare WorkStation (versión de pago).</text:p>
              <text:list>
                <text:list-item>
                  <text:p text:style-name="P128">Crear y ejecutar máquina<text:span text:style-name="T97">s</text:span> virtual<text:span text:style-name="T97">es</text:span> en ordenadores Linux y Windows.</text:p>
                </text:list-item>
                <text:list-item>
                  <text:p text:style-name="P128">Permite crear múltiples <text:span text:style-name="T11">snapshots</text:span> de una misma máquina virtual y crear máquina virtual clones a partir de un <text:span text:style-name="T11">snapshot</text:span>.</text:p>
                </text:list-item>
                <text:list-item>
                  <text:p text:style-name="P128">Emula USB 2.0.</text:p>
                </text:list-item>
              </text:list>
            </text:list-item>
            <text:list-item>
              <text:p text:style-name="P128">VMWARE ESX Server (versión de pago).</text:p>
              <text:list>
                <text:list-item>
                  <text:p text:style-name="P128">No necesita un sistema operativo <text:span text:style-name="T24">h</text:span><text:span text:style-name="T11">ost</text:span>. Se instala en un ordenador y directamente se ejecutan las máquina<text:span text:style-name="T97">s</text:span> virtual<text:span text:style-name="T97">es.</text:span></text:p>
                </text:list-item>
                <text:list-item>
                  <text:p text:style-name="P128">Para servidores en producción.</text:p>
                </text:list-item>
              </text:list>
            </text:list-item>
          </text:list>
        </text:list-item>
      </text:list>
      <text:p text:style-name="Text_20_body"/>
      <text:p text:style-name="P23">Al igual que en VirtualBox, las máquinas virtuales pueden encenderse, apagarse y pausarse.</text:p>
      <text:p text:style-name="P23"/>
      <text:p text:style-name="P22"><text:span text:style-name="T48">Ventajas</text:span>:</text:p>
      <text:list xml:id="list297215093" text:style-name="L30">
        <text:list-item>
          <text:list>
            <text:list-item>
              <text:p text:style-name="P129">Al suspender, guarda en un fichero el contenido de la memoria y apaga el ordenador.</text:p>
            </text:list-item>
            <text:list-item>
              <text:p text:style-name="P129">Cuando volvemos a iniciarlo, recupera del fichero el contenido de la memoria y continuamos trabajando en el mismo estado en el que nos encontrábamos.</text:p>
            </text:list-item>
            <text:list-item>
              <text:p text:style-name="P129">Podemos guardar el <text:span text:style-name="T98">estado</text:span> del ordenador virtual para retroceder a él posteriormente.</text:p>
            </text:list-item>
            <text:list-item>
              <text:p text:style-name="P129">Para guardar el estado actual, pulsamos el botón <text:span text:style-name="T98">«</text:span>Snapshot<text:span text:style-name="T98">»</text:span> (‘instantánea’).</text:p>
            </text:list-item>
            <text:list-item>
              <text:p text:style-name="P129">Cuando tenemos una instantánea, podemos eliminar todos los cambios (instalaciones, desinstalaciones, configuraciones) mediante la opción <text:span text:style-name="T98">«Revert»</text:span>.</text:p>
            </text:list-item>
          </text:list>
        </text:list-item>
      </text:list>
      <text:p text:style-name="P24"/>
      <text:p text:style-name="P24"><text:span text:style-name="T48">Menú «File»</text:span>:</text:p>
      <text:list xml:id="list3845235612" text:style-name="L31">
        <text:list-item>
          <text:list>
            <text:list-item>
              <text:p text:style-name="P130"><text:span text:style-name="T48">New Virtual Machine</text:span><text:span text:style-name="T81">:</text:span> Para crear una nueva máquina virtual.</text:p>
            </text:list-item>
            <text:list-item>
              <text:p text:style-name="P130"><text:span text:style-name="T48">New Windows:</text:span> Abre una nueva ventana de VMWare.</text:p>
            </text:list-item>
            <text:list-item>
              <text:p text:style-name="P130"><text:soft-page-break/><text:span text:style-name="T48">Open</text:span><text:span text:style-name="T80">:</text:span> Para abrir una máquina existente.</text:p>
            </text:list-item>
            <text:list-item>
              <text:p text:style-name="P130"><text:span text:style-name="T48">Connect to Server</text:span>: Nos permite conectar VMWare a un servidor remoto VMWare, de modo que pod<text:span text:style-name="T98">e</text:span>mos abrir una máquina virtual que se encuentre instalada en dicho servidor.</text:p>
            </text:list-item>
            <text:list-item>
              <text:p text:style-name="P130"><text:span text:style-name="T48">Virtualize a Physical Maquine</text:span>: Crea una nueva máquina virtual a partir de una máquina física. Para que esta opción funcione, el programa debe bajarse el <text:span text:style-name="T98">«</text:span>VMWare vCenter <text:span text:style-name="T98">C</text:span>onverter<text:span text:style-name="T98">»</text:span>.</text:p>
            </text:list-item>
            <text:list-item>
              <text:p text:style-name="P130"><text:span text:style-name="T48">Map Virtual Disk</text:span>: Para montar un disco virtual y utilizarlo en el <text:span text:style-name="T11">host</text:span> como una unidad más.</text:p>
            </text:list-item>
            <text:list-item>
              <text:p text:style-name="P130"><text:span text:style-name="T48">Exit</text:span> : <text:span text:style-name="T98">P</text:span>ara cerrar el programa.</text:p>
            </text:list-item>
          </text:list>
        </text:list-item>
      </text:list>
      <text:p text:style-name="Text_20_body"/>
      <text:p text:style-name="P24"><text:span text:style-name="T48">Menú «Edit»</text:span>:</text:p>
      <text:list xml:id="list2750798964" text:style-name="L32">
        <text:list-item>
          <text:list>
            <text:list-item>
              <text:p text:style-name="P131">Cut::<text:span text:style-name="T96"> </text:span>Cortar texto.</text:p>
            </text:list-item>
            <text:list-item>
              <text:p text:style-name="P131">Cop<text:span text:style-name="T96">y:</text:span> Copiar texto.</text:p>
            </text:list-item>
            <text:list-item>
              <text:p text:style-name="P131">Paste: Pegar texto.</text:p>
            </text:list-item>
            <text:list-item>
              <text:p text:style-name="P131">Virtual Network Settings: Administrar las características de la red virtual creada.</text:p>
            </text:list-item>
            <text:list-item>
              <text:p text:style-name="P131">Preferences: Administrar las características de la herramienta VMWare.</text:p>
            </text:list-item>
          </text:list>
        </text:list-item>
      </text:list>
      <text:p text:style-name="Text_20_body"/>
      <text:p text:style-name="P26"><text:span text:style-name="T48">Modos de red</text:span>:</text:p>
      <text:list xml:id="list2736133112" text:style-name="L33">
        <text:list-item>
          <text:list>
            <text:list-item>
              <text:p text:style-name="P133"><text:span text:style-name="T48">Bridged</text:span>: Mediante esta configuración creamos un puente (<text:span text:style-name="T11">bridge</text:span>) entre la tarjeta de red física presente en nuestro <text:span text:style-name="T11">host</text:span> y la tarjeta de red virtual de nuestro máquina virtual. De esta forma, nuestro <text:span text:style-name="T11">host</text:span> contará realmente con <text:span text:style-name="T99">dos</text:span> direcciones IP asignadas en nuestra LAN: una para conectar el sistema operativo <text:span text:style-name="T11">host</text:span><text:span text:style-name="T1"> </text:span>y otra para conectar el sistema operativo <text:span text:style-name="T99">invitado</text:span>. A todos los efectos, nuestra máquina virtual se transforma en una maquina real en nuestra red, de modo que puede conectarse sin ningún problema a cualquier equipo de la LAN, incluido <text:span text:style-name="T99">a</text:span>l equipo <text:span text:style-name="T11">host</text:span>. Si <text:span text:style-name="T99">se </text:span>activa la casilla <text:span text:style-name="T99">«</text:span>Repl<text:span text:style-name="T99">i</text:span>cate physical network connection state<text:span text:style-name="T99">»</text:span>, se <text:span text:style-name="T99">renovará </text:span>automáticamente la dirección IP de la máquina virtual.</text:p>
            </text:list-item>
            <text:list-item>
              <text:p text:style-name="P132"><text:span text:style-name="T48">LAN Segment</text:span>: Mediante esta configuración creamos un segmento de red virtual. Cualquier máquina virtual que cuente con el mismo segmento de red que otra, podrá comunicarse con ella sin problemas.</text:p>
            </text:list-item>
            <text:list-item>
              <text:p text:style-name="P134"><text:span text:style-name="T48">NAT</text:span>: Esta configuración crea un <text:span text:style-name="T13">enrutador</text:span> virtual dentro del propio VMWare, y coloca la máquina virtual detrás de dicho <text:span text:style-name="T99">enrutador</text:span>, que es el encargado de <text:soft-page-break/>realizar NAT. Esto permite que la máquina virtual tenga conexión a internet sin que tengamos que realizar ningún tipo de configuración adicional en la máquina virtual ni en el <text:span text:style-name="T11">host</text:span>. Hay que tener claro que no es posible realizar conexiones ni con el sistema operativo <text:span text:style-name="T11">host</text:span> ni con otras máquinas virtuales. <text:span text:style-name="T100">Esta </text:span>pasa a estar incomunicada detrás del <text:span text:style-name="T100">enrutador</text:span> virtual y solo tiene la posibilidad de conectarse a internet.</text:p>
            </text:list-item>
            <text:list-item>
              <text:p text:style-name="P134"><text:span text:style-name="T10">Host only</text:span><text:span text:style-name="T1">:</text:span> Mediante esta configuración creamos una conexión de red directa entre el <text:span text:style-name="T11">host</text:span> y una máquina virtual. Cada máquina virtual que configurem<text:span text:style-name="T100">os en este modo p</text:span>odrá conectarse con el <text:span text:style-name="T11">host</text:span>, pero no podrá conectarse con ninguna otra máquina virtual, ni con internet. Disponemos de un servidor de DHCP para la red exclusiva.</text:p>
            </text:list-item>
          </text:list>
        </text:list-item>
      </text:list>
      <text:p text:style-name="Text_20_body"/>
      <text:p text:style-name="P28"><text:span text:style-name="T48">Menú «View»</text:span>:</text:p>
      <text:list xml:id="list1217533752" text:style-name="L34">
        <text:list-item>
          <text:list>
            <text:list-item>
              <text:p text:style-name="P135"><text:span text:style-name="T48">Full scree</text:span><text:span text:style-name="T62">n</text:span><text:span text:style-name="T100">:</text:span> Pone la <text:span text:style-name="T100">máquina virtual</text:span> a pantalla completa.</text:p>
            </text:list-item>
            <text:list-item>
              <text:p text:style-name="P135"><text:span text:style-name="T48">Unity</text:span>: <text:span text:style-name="T100">H</text:span>ace que la máquina virtual parezca una aplicación más del <text:span text:style-name="T11">host</text:span>.</text:p>
            </text:list-item>
            <text:list-item>
              <text:p text:style-name="P135"><text:span text:style-name="T48">Fit Guest Now</text:span><text:span text:style-name="T80">:</text:span> Ajusta <text:span text:style-name="T100">el </text:span>invitado a ventana del <text:span text:style-name="T11">host</text:span>.</text:p>
            </text:list-item>
            <text:list-item>
              <text:p text:style-name="P135"><text:span text:style-name="T48">Fit Windows Now</text:span><text:span text:style-name="T80">:</text:span> Ajusta la ventana al tamaño de <text:span text:style-name="T100">la </text:span>pantalla de la máquina virtual.</text:p>
            </text:list-item>
            <text:list-item>
              <text:p text:style-name="P135"><text:span text:style-name="T48">Current View</text:span>: Cambia de vista, de consola a resumen de características y viceversa.</text:p>
            </text:list-item>
            <text:list-item>
              <text:p text:style-name="P135"><text:span text:style-name="T48">Autosize</text:span> (<text:span text:style-name="T100">«</text:span>Autofit Guest<text:span text:style-name="T100">»</text:span>, <text:span text:style-name="T100">«</text:span>Stretch Guest<text:span text:style-name="T100">»</text:span>, <text:span text:style-name="T100">«</text:span>Center Guest<text:span text:style-name="T100">»</text:span>, <text:span text:style-name="T100">«</text:span>AutoFit Window<text:span text:style-name="T100">»</text:span>): Permite ajustar el tamaño de las ventanas.</text:p>
            </text:list-item>
            <text:list-item>
              <text:p text:style-name="P135"><text:span text:style-name="T48">Go to Home Tab</text:span>: Permite acceder a la ventana <text:span text:style-name="T100">«</text:span>Home<text:span text:style-name="T100">»</text:span>.</text:p>
            </text:list-item>
            <text:list-item>
              <text:p text:style-name="P136"><text:span text:style-name="T10">Customizer</text:span> (<text:span text:style-name="T100">«</text:span>Library<text:span text:style-name="T100">»</text:span>, <text:span text:style-name="T100">«</text:span>Thumbnail bar<text:span text:style-name="T100">»</text:span>, <text:span text:style-name="T100">«</text:span>Toolbars<text:span text:style-name="T100">»</text:span>, <text:span text:style-name="T100">«</text:span>Statusbar<text:span text:style-name="T100">»</text:span>, <text:span text:style-name="T100">«</text:span>Tabs<text:span text:style-name="T100">»</text:span>): Ocultar/<text:span text:style-name="T100">M</text:span>ostar ese elemento.</text:p>
            </text:list-item>
          </text:list>
        </text:list-item>
      </text:list>
      <text:p text:style-name="Text_20_body"/>
      <text:p text:style-name="P28"><text:span text:style-name="T48">Menú «Virtual Machine»</text:span>:</text:p>
      <text:list xml:id="list2002271119" text:style-name="L35">
        <text:list-item>
          <text:list>
            <text:list-item>
              <text:p text:style-name="P137">Para la máquina virtual activa permite:</text:p>
              <text:list>
                <text:list-item>
                  <text:p text:style-name="P137"><text:span text:style-name="T48">Power</text:span>: Permite arrancar/parar/suspender una maquina virtual</text:p>
                </text:list-item>
                <text:list-item>
                  <text:p text:style-name="P138"><text:span text:style-name="T48">Removable Devices</text:span>: Permite conectar/desconectar dispositivos a la <text:span text:style-name="T100">máquina virtual</text:span>.</text:p>
                </text:list-item>
                <text:list-item>
                  <text:p text:style-name="P138"><text:span text:style-name="T48">Send </text:span><text:span text:style-name="T62">«</text:span><text:span text:style-name="T48">Ctrl</text:span><text:span text:style-name="T62">»</text:span><text:span text:style-name="T48">+</text:span><text:span text:style-name="T62">«</text:span><text:span text:style-name="T48">Alt</text:span><text:span text:style-name="T62">»</text:span><text:span text:style-name="T48">+</text:span><text:span text:style-name="T62">«</text:span><text:span text:style-name="T48">Del</text:span><text:span text:style-name="T62">»</text:span><text:span text:style-name="T82">:</text:span> Permite enviar la combinación de teclas a la <text:s/><text:span text:style-name="T100">máquina virtual</text:span></text:p>
                </text:list-item>
                <text:list-item>
                  <text:p text:style-name="P138"><text:span text:style-name="T48">Grab Input</text:span>: Permite capturar un conjunto de imágenes de la pantalla actual de <text:soft-page-break/>la <text:span text:style-name="T100">máquina virtual</text:span></text:p>
                </text:list-item>
                <text:list-item>
                  <text:p text:style-name="P137"><text:span text:style-name="T48">Snapshot</text:span>: Gestiona los puntos de recuperación.</text:p>
                </text:list-item>
                <text:list-item>
                  <text:p text:style-name="P138"><text:span text:style-name="T48">Capture Screen</text:span>: Permite capturar una imagen de la pantalla actual de la <text:s/><text:span text:style-name="T100">máquina virtual.</text:span></text:p>
                </text:list-item>
              </text:list>
            </text:list-item>
            <text:list-item>
              <text:p text:style-name="P137"><text:span text:style-name="T48">Manage</text:span>:</text:p>
              <text:list>
                <text:list-item>
                  <text:p text:style-name="P138"><text:span text:style-name="T10">Clone</text:span>: Permite hacer una copia de una <text:s/><text:span text:style-name="T100">máquina virtual.</text:span></text:p>
                </text:list-item>
                <text:list-item>
                  <text:p text:style-name="P137"><text:span text:style-name="T48">Delete from Disk</text:span>: Borra la <text:span text:style-name="T101">máquina virtual</text:span> del disco.</text:p>
                </text:list-item>
                <text:list-item>
                  <text:p text:style-name="P137"><text:span text:style-name="T48">Message Log</text:span>: Mensajes del sistema.</text:p>
                </text:list-item>
                <text:list-item>
                  <text:p text:style-name="P138"><text:span text:style-name="T48">Install VMWare Tools</text:span>: Permite instalar un conjunto de utilidades para mejorar el rendimiento de una <text:span text:style-name="T100">máquina virtual</text:span>.</text:p>
                </text:list-item>
                <text:list-item>
                  <text:p text:style-name="P138"><text:span text:style-name="T48">Settings</text:span>: Características de la <text:s/><text:span text:style-name="T100">máquina virtual.</text:span></text:p>
                </text:list-item>
              </text:list>
            </text:list-item>
          </text:list>
        </text:list-item>
      </text:list>
      <text:p text:style-name="P27"/>
      <text:list xml:id="list233608377736331" text:continue-numbering="true" text:style-name="L35">
        <text:list-item>
          <text:list>
            <text:list-item>
              <text:p text:style-name="P141"><text:span text:style-name="T48">Menú «Tabs»</text:span>:</text:p>
              <text:list>
                <text:list-item>
                  <text:p text:style-name="P138">Para cada <text:span text:style-name="T100">máquina virtual </text:span>se crea una ventana.</text:p>
                </text:list-item>
                <text:list-item>
                  <text:p text:style-name="P137">Mediante esta opción de menú se puede acceder a estas ventanas.</text:p>
                </text:list-item>
              </text:list>
            </text:list-item>
          </text:list>
        </text:list-item>
      </text:list>
      <text:p text:style-name="Text_20_body"/>
      <text:list xml:id="list233606978444571" text:continue-numbering="true" text:style-name="L35">
        <text:list-item>
          <text:list>
            <text:list-item>
              <text:p text:style-name="P141"><text:span text:style-name="T48">Menú «Help»</text:span>:</text:p>
              <text:list>
                <text:list-item>
                  <text:p text:style-name="P137">Mediante <text:span text:style-name="T101">«</text:span>F1<text:span text:style-name="T101">»</text:span> se puede consultar <text:span text:style-name="T101">la ayuda en cualquier pantalla.</text:span></text:p>
                </text:list-item>
              </text:list>
            </text:list-item>
          </text:list>
        </text:list-item>
      </text:list>
      <text:p text:style-name="Text_20_body"/>
      <text:list xml:id="list233608072181032" text:continue-numbering="true" text:style-name="L35">
        <text:list-item>
          <text:list>
            <text:list-item>
              <text:p text:style-name="P141"><text:span text:style-name="T48">«Edit Settings» → «Hard Disk»</text:span>:</text:p>
              <text:list>
                <text:list-item>
                  <text:p text:style-name="P137"><text:span text:style-name="T48">Map</text:span>: Permite conectar el disco virtual a una unidad para que pueda ser accesible desde el sistema operativo anfitrión, aunque la máquina virtual no se estuviera ejecutando. Para desconectar dicha unidad de red, <text:span text:style-name="T101">se</text:span> hace desde <text:span text:style-name="T101">«</text:span>Disconnect Virtual Dis<text:span text:style-name="T101">k»</text:span> de su menú contextual, desde el sistema operativo anfitrión.</text:p>
                </text:list-item>
                <text:list-item>
                  <text:p text:style-name="P137"><text:span text:style-name="T48">Defragment</text:span>: Es conveniente realizar de forma periódica una <text:span text:style-name="T101">desfragmentación </text:span>de la partición o del volumen utilizando esta opción.</text:p>
                </text:list-item>
                <text:list-item>
                  <text:p text:style-name="P137"><text:span text:style-name="T48">Expand</text:span>: Nos va a permitir aumentar el tamaño del disco virtual de la máquina creada manteniendo todo la información que tengamos.</text:p>
                </text:list-item>
                <text:list-item>
                  <text:p text:style-name="P137"><text:span text:style-name="T48">Compact</text:span>: La compactación de un disco duro virtual recupera el espacio sin utilizar en el disco virtual. Si un disco tiene un espacio vacío, este proceso reduce la cantidad de espacio del disco virtual ocupado en equipo real.</text:p>
                </text:list-item>
              </text:list>
            </text:list-item>
            <text:list-item>
              <text:p text:style-name="P141"><text:soft-page-break/><text:span text:style-name="T48">«Edit Settings» → «Hard Disk» → «Advanced Settings»</text:span>:</text:p>
              <text:list>
                <text:list-item>
                  <text:p text:style-name="P137">En el apartado <text:span text:style-name="T101">«</text:span>Virtual device node<text:span text:style-name="T101">»</text:span> <text:span text:style-name="T101">se puede</text:span> modificar el controlador de disco a utilizar.</text:p>
                </text:list-item>
                <text:list-item>
                  <text:p text:style-name="P137">En el apartado <text:span text:style-name="T102">«</text:span>Mode<text:span text:style-name="T102">»</text:span> <text:span text:style-name="T102">se </text:span>puede activar la casilla <text:span text:style-name="T102">«</text:span>Independent<text:span text:style-name="T102">»</text:span> si <text:span text:style-name="T102">se </text:span>desea que los datos no se guarden en el disco cuando se apague la máquina o <text:span text:style-name="T102">se </text:span>restaure un <text:span text:style-name="T11">snapshot</text:span> (en este caso, <text:span text:style-name="T102">hay que</text:span> activar también la casilla <text:span text:style-name="T102">«</text:span>NonPersistent<text:span text:style-name="T102">»</text:span>, ya que la casilla <text:span text:style-name="T102">«</text:span>Persistent<text:span text:style-name="T102">»</text:span> hará que todos los cambios de los datos se escriban inmediatamente en la máquina virtual).</text:p>
                </text:list-item>
              </text:list>
              <text:p text:style-name="P168"/>
            </text:list-item>
            <text:list-item>
              <text:p text:style-name="P139"><text:span text:style-name="T63">«Edit Settings» → «</text:span><text:span text:style-name="T64">USB Controller</text:span><text:span text:style-name="T63">»</text:span><text:span text:style-name="T101">:</text:span></text:p>
              <text:list>
                <text:list-item>
                  <text:p text:style-name="P137"><text:span text:style-name="T48">USB Compatibility</text:span>: La selección de USB 2.0 o 3.0 habilita la compatibilidad con dispositivos USB isócronos, incluyendo cámaras web, altavoces y micrófonos.</text:p>
                </text:list-item>
                <text:list-item>
                  <text:p text:style-name="P137"><text:span text:style-name="T48">Automatically Connect new USB device</text:span>: Indica que cuando se conecte un dispositivo al puerto USB estando situado en la máquina virtual, se pueda utilizar con ella.</text:p>
                </text:list-item>
                <text:list-item>
                  <text:p text:style-name="P137"><text:span text:style-name="T48">Show all USB input devices</text:span>: Estará indicando que los dispositivos de interfaz humana USB, como el teclado y el ratón, se pueden manejar desde la máquina virtual del controlador USB (si no <text:span text:style-name="T102">se </text:span>activa esta casilla, aparecerán en la máquina virtual como teclado y ratón PS/2, a pesar de que estén conectados a un puerto USB del sistema operativo anfitrión).</text:p>
                </text:list-item>
                <text:list-item>
                  <text:p text:style-name="P137"><text:span text:style-name="T48">Share Bluetooth devices with the virtual machine</text:span>: Activa <text:span text:style-name="T102">el</text:span> soporte para dispositivos Bluetooth.</text:p>
                </text:list-item>
              </text:list>
            </text:list-item>
          </text:list>
        </text:list-item>
      </text:list>
      <text:p text:style-name="P80"/>
      <text:list xml:id="list233608364511766" text:continue-numbering="true" text:style-name="L35">
        <text:list-item>
          <text:list>
            <text:list-item>
              <text:p text:style-name="P142"><text:span text:style-name="T48">Pestaña «Options» → «General»</text:span>:</text:p>
              <text:list>
                <text:list-item>
                  <text:p text:style-name="P137"><text:span text:style-name="T48">Virtual Machine Name</text:span>: Indica el nombre de la máquina virtual que se mostrará en el panel <text:span text:style-name="T102">«</text:span>My Computer<text:span text:style-name="T102">»</text:span>.</text:p>
                </text:list-item>
                <text:list-item>
                  <text:p text:style-name="P137"><text:span text:style-name="T48">Guest operating system</text:span>: <text:span text:style-name="T102">E</text:span>ste apartado indica la familia del sistema operativo que se va a ejecutar en la máquina virtual.</text:p>
                </text:list-item>
                <text:list-item>
                  <text:p text:style-name="P137"><text:span text:style-name="T48">Versión</text:span>: <text:span text:style-name="T102">I</text:span>ndica la versión de la familia del sistema operativo que se va a ejecutar en la máquina virtual.</text:p>
                </text:list-item>
                <text:list-item>
                  <text:p text:style-name="P137"><text:span text:style-name="T48">Enhaced keyboard</text:span>: Si <text:span text:style-name="T102">se </text:span>activa esta casilla, <text:span text:style-name="T102">se</text:span> <text:span text:style-name="T102">permitirá </text:span>que se puedan utilizar teclados con más teclas. Además, en caso de pulsar <text:span text:style-name="T102">«</text:span>Ctrl<text:span text:style-name="T102">»</text:span>+<text:span text:style-name="T102">«</text:span>Alt<text:span text:style-name="T102">»</text:span>+<text:span text:style-name="T102">«</text:span>Supr<text:span text:style-name="T102">»</text:span>, únicamente afectará al equipo invitado.</text:p>
                </text:list-item>
                <text:list-item>
                  <text:p text:style-name="P137"><text:span text:style-name="T48">Working Directory</text:span>: <text:span text:style-name="T102">E</text:span>ste apartado indica el lugar en el que se guardarán los <text:soft-page-break/>ficheros cuando se suspenda el sistema o se tome una instantánea (<text:span text:style-name="T11">snapshot</text:span>). Si pulsa<text:span text:style-name="T102">mos</text:span> <text:span text:style-name="T102">«</text:span>Browse<text:span text:style-name="T102">»</text:span>, se podrá seleccionar.</text:p>
                </text:list-item>
              </text:list>
              <text:p text:style-name="P169"/>
            </text:list-item>
            <text:list-item>
              <text:p text:style-name="P140"><text:span text:style-name="T64">Pestaña «Options» → «</text:span><text:span text:style-name="T65">Power</text:span><text:span text:style-name="T64">»</text:span><text:span text:style-name="T83">:</text:span></text:p>
              <text:list>
                <text:list-item>
                  <text:p text:style-name="P137"><text:span text:style-name="T48">Enter full screen mode after powering on</text:span>: Si <text:span text:style-name="T103">se </text:span>activa esta casilla, <text:span text:style-name="T103">se indicará</text:span> que cuando <text:span text:style-name="T103">se</text:span> ejecute la máquina virtual, se ponga en el modo de pantalla completa.</text:p>
                </text:list-item>
                <text:list-item>
                  <text:p text:style-name="P137"><text:span text:style-name="T48">Close after powering off or suspending</text:span>: Si <text:span text:style-name="T103">se </text:span>activa esta casilla, <text:span text:style-name="T103">se indicará </text:span>que cuando <text:span text:style-name="T103">se </text:span>acabe de trabajar con la máquina virtual, se cierre la ficha de la ventana de Windows.</text:p>
                </text:list-item>
                <text:list-item>
                  <text:p text:style-name="P137"><text:span text:style-name="T48">Report battery information to guest</text:span>: Si <text:span text:style-name="T103">se </text:span>activa esta casilla, <text:span text:style-name="T103">se indicará </text:span>que, si <text:span text:style-name="T103">se </text:span>ejecuta la máquina virtual en un portátil en modo de pantalla completa, le permita determinar cuándo se está agotando la batería.</text:p>
                </text:list-item>
                <text:list-item>
                  <text:p text:style-name="P137"><text:span text:style-name="T48">Power Controls</text:span>: En las cuatro opciones de este grupo, <text:span text:style-name="T103">se</text:span> podrá indicar la operación a realizar cuando se pulse el icono correspondiente.</text:p>
                </text:list-item>
              </text:list>
            </text:list-item>
          </text:list>
        </text:list-item>
      </text:list>
      <text:p text:style-name="Text_20_body"/>
      <text:list xml:id="list233607577074850" text:continue-numbering="true" text:style-name="L35">
        <text:list-item>
          <text:list>
            <text:list-item>
              <text:p text:style-name="P140"><text:span text:style-name="T64">Pestaña «Options» → «</text:span><text:span text:style-name="T65">Shared Folder</text:span><text:span text:style-name="T64">»</text:span><text:span text:style-name="T83">:</text:span></text:p>
              <text:list>
                <text:list-item>
                  <text:p text:style-name="P137"><text:span text:style-name="T48">Always enable</text:span>: <text:span text:style-name="T103">Se indicará</text:span> que todas las carpetas compartidas <text:span text:style-name="T103">estén</text:span> siempre disponibles</text:p>
                </text:list-item>
                <text:list-item>
                  <text:p text:style-name="P137"><text:span text:style-name="T48">Enabled until next poweroff or suspend</text:span>: <text:span text:style-name="T103">Se</text:span> <text:span text:style-name="T103">indicará </text:span>que únicamente <text:span text:style-name="T103">las carpetas compartidas estarán</text:span> disponibles hasta que se apague el sistema</text:p>
                </text:list-item>
                <text:list-item>
                  <text:p text:style-name="P137"><text:span text:style-name="T48">Disabled</text:span>: <text:span text:style-name="T103">Se deshabilitarán</text:span> las carpetas compartidas.</text:p>
                </text:list-item>
                <text:list-item>
                  <text:p text:style-name="P137"><text:span text:style-name="T48">Map as a network drive in Windows guests</text:span>: <text:span text:style-name="T103">Se</text:span> <text:span text:style-name="T103">indicará </text:span>que se conecte la carpeta compartida a una unidad de red para que pueda ser fácilmente accesible.</text:p>
                </text:list-item>
                <text:list-item>
                  <text:p text:style-name="P137">Si <text:span text:style-name="T103">se pulsa en</text:span> <text:span text:style-name="T103">«</text:span>Add<text:span text:style-name="T103">»</text:span>, <text:span text:style-name="T103">se</text:span> verá una nueva pantalla en la que <text:span text:style-name="T103">se </text:span>podrá indicar la ubicación (<text:span text:style-name="T11">Host path</text:span>) de la carpeta compartida en el equipo anfitrión (si <text:span text:style-name="T103">se </text:span>pulsa en <text:span text:style-name="T103">«</text:span>Browse<text:span text:style-name="T103">»</text:span>, se podrá seleccionar) y el nombre que <text:span text:style-name="T103">se le </text:span>desea dar (<text:span text:style-name="T11">Name</text:span>). <text:span text:style-name="T103">Una vez hecho</text:span>, puls<text:span text:style-name="T103">aremos</text:span> en <text:span text:style-name="T103">«</text:span>Next<text:span text:style-name="T103">»</text:span> y <text:span text:style-name="T103">podremos </text:span>indicar los atributos para dicha carpeta compartida:</text:p>
                </text:list-item>
              </text:list>
            </text:list-item>
          </text:list>
        </text:list-item>
      </text:list>
      <text:list xml:id="list504222541" text:style-name="L36">
        <text:list-item>
          <text:list>
            <text:list-item>
              <text:list>
                <text:list-item>
                  <text:list>
                    <text:list-item>
                      <text:p text:style-name="P143">Habilitar la compartición (<text:span text:style-name="T11">Enable this share</text:span>).</text:p>
                    </text:list-item>
                    <text:list-item>
                      <text:p text:style-name="P143">Que la carpeta sea de s<text:span text:style-name="T103">o</text:span>lo lectura (<text:span text:style-name="T11">Read-only</text:span>).</text:p>
                    </text:list-item>
                  </text:list>
                </text:list-item>
              </text:list>
            </text:list-item>
          </text:list>
        </text:list-item>
      </text:list>
      <text:p text:style-name="Text_20_body"/>
      <text:list xml:id="list2431335526" text:style-name="L37">
        <text:list-item>
          <text:list>
            <text:list-item>
              <text:p text:style-name="P145"><text:span text:style-name="T64">Pestaña «Options» → «</text:span><text:span text:style-name="T65">Snapshot</text:span><text:span text:style-name="T64">»</text:span><text:span text:style-name="T83">:</text:span></text:p>
              <text:list>
                <text:list-item>
                  <text:p text:style-name="P144"><text:soft-page-break/>Una instantánea permite guardar el estado en el que se encuentra la máquina virtual en un momento determinado, antes de realizar algún cambio en el sistema operativo. De esta manera, se podrá guardar posteriormente la máquina virtual con los cambios realizados, o no hacerlo, así se podrá restaurar el sistema al estado en el que se encontraba antes de realizar los cambios.</text:p>
                </text:list-item>
                <text:list-item>
                  <text:p text:style-name="P144">Cuando apagamos la máquina:</text:p>
                </text:list-item>
                <text:list-item>
                  <text:p text:style-name="P144">Únicamente apaga la máquina virtual (casilla <text:span text:style-name="T104">«</text:span>Just power off<text:span text:style-name="T104">»</text:span>).</text:p>
                </text:list-item>
                <text:list-item>
                  <text:p text:style-name="P144">Revertir la máquina al estado anterior (casilla <text:span text:style-name="T104">«</text:span>Revert to snapshot<text:span text:style-name="T104">»</text:span>).</text:p>
                </text:list-item>
                <text:list-item>
                  <text:p text:style-name="P144">Tomar una nueva instantánea (casilla <text:span text:style-name="T104">«</text:span>Take a new snapshot<text:span text:style-name="T104">»</text:span>).</text:p>
                </text:list-item>
                <text:list-item>
                  <text:p text:style-name="P144">Preguntar al usuario (casilla <text:span text:style-name="T104">«</text:span>Ask me<text:span text:style-name="T104">»</text:span>).</text:p>
                </text:list-item>
              </text:list>
            </text:list-item>
          </text:list>
        </text:list-item>
      </text:list>
      <text:p text:style-name="Text_20_body"/>
      <text:list xml:id="list233608562019586" text:continue-numbering="true" text:style-name="L37">
        <text:list-item>
          <text:list>
            <text:list-item>
              <text:p text:style-name="P146"><text:span text:style-name="T64">Pestaña «Options» → «</text:span><text:span text:style-name="T66">General</text:span><text:span text:style-name="T64">»</text:span><text:span text:style-name="T83">:</text:span></text:p>
              <text:list>
                <text:list-item>
                  <text:p text:style-name="P144"><text:span text:style-name="T48">Guest Isolation</text:span>: Para cambiar la configuración de la interacción entre el equipo anfitrión y el sistema invitado (es decir, permitir cortar y pegar entre ambos lo que se desee). Son las casillas <text:span text:style-name="T104">«</text:span>Enable Drag and drop<text:span text:style-name="T104">»</text:span> y <text:span text:style-name="T104">«</text:span>Enable copy and paste<text:span text:style-name="T104">»</text:span>.</text:p>
                </text:list-item>
                <text:list-item>
                  <text:p text:style-name="P144"><text:span text:style-name="T48">VMWare Tools</text:span>: <text:span text:style-name="T104">Para </text:span>indicar distintos aspectos sobre la actualización de las VMWare Tools.</text:p>
                </text:list-item>
                <text:list-item>
                  <text:p text:style-name="P144"><text:span text:style-name="T48">VNC Connections</text:span>: <text:span text:style-name="T104">Para </text:span>habilitar la posibilidad de conectarse remotamente a la máquina virtual. <text:span text:style-name="T104">Hay que</text:span> indicar el puerto a utilizar y la contraseña para conectarse (que <text:span text:style-name="T104">se </text:span>deberá confirmar).</text:p>
                </text:list-item>
                <text:list-item>
                  <text:p text:style-name="P144"><text:span text:style-name="T48">Unity</text:span>: <text:span text:style-name="T104">Para </text:span>modificar la decoración de Windows y habilitar el menú de aplicaciones (el modo Unity hace que la máquina virtual parezca una aplicación más del equipo anfitrión. De esta manera, se podrá acceder a ella desde una entrada que aparecerá encima del menú <text:span text:style-name="T104">«</text:span>Inicio<text:span text:style-name="T104">»</text:span>. <text:span text:style-name="T104">Es necesario</text:span> tener instaladas las VMWare Tools).</text:p>
                </text:list-item>
                <text:list-item>
                  <text:p text:style-name="P144"><text:span text:style-name="T48">Appliance view</text:span>: <text:span text:style-name="T104">Para</text:span> saber la versión y autor de la máquina. Dicha información se mostrará cuando se inicie la máquina virtual. Si <text:span text:style-name="T104">se </text:span>activa <text:span text:style-name="T104">«</text:span>Access por inside virtual machine<text:span text:style-name="T104">»</text:span>, <text:span text:style-name="T104">s</text:span>e mostrará una pantalla con la dirección IP de la máquina virtual y pedirá <text:span text:style-name="T104">abrir</text:span> un navegador para conectarse a una página <text:span text:style-name="T104">w</text:span>eb por el puerto indicado (en caso de que no exista la página <text:span text:style-name="T104">w</text:span>eb, mostrará un mensaje de error).</text:p>
                </text:list-item>
                <text:list-item>
                  <text:p text:style-name="P144"><text:span text:style-name="T48">Advanced</text:span>: <text:span text:style-name="T104">Para</text:span> modificar distintos apartados como la prioridad de los procesos o la localización de los archivos de configuración de la máquina <text:soft-page-break/>virtual (entre otros).</text:p>
                </text:list-item>
              </text:list>
            </text:list-item>
          </text:list>
        </text:list-item>
      </text:list>
      <text:p text:style-name="Text_20_body"/>
      <text:list xml:id="list233608224221093" text:continue-numbering="true" text:style-name="L37">
        <text:list-item>
          <text:list>
            <text:list-item>
              <text:p text:style-name="P148"><text:span text:style-name="T48">Pestaña «Clone»</text:span>:</text:p>
              <text:list>
                <text:list-item>
                  <text:p text:style-name="P144">Permite crear una copia exacta de una máquina virtual.</text:p>
                </text:list-item>
              </text:list>
            </text:list-item>
          </text:list>
        </text:list-item>
      </text:list>
      <text:p text:style-name="Text_20_body"/>
      <text:list xml:id="list233608682193821" text:continue-numbering="true" text:style-name="L37">
        <text:list-item>
          <text:list>
            <text:list-item>
              <text:p text:style-name="P148"><text:span text:style-name="T48">Pestaña «Snapshot»</text:span>:</text:p>
              <text:list>
                <text:list-item>
                  <text:p text:style-name="P147">Permite gestionar los puntos de restauración que se va<text:span text:style-name="T104">n</text:span> creando de cada máquina.</text:p>
                </text:list-item>
                <text:list-item>
                  <text:p text:style-name="P144"><text:span text:style-name="T48">Take </text:span><text:span text:style-name="T66">S</text:span><text:span text:style-name="T48">napshot</text:span>:: <text:span text:style-name="T104">P</text:span>ermite crear un punto de restauración.</text:p>
                </text:list-item>
                <text:list-item>
                  <text:p text:style-name="P144"><text:span text:style-name="T48">Revert to Snapshot</text:span>: <text:span text:style-name="T104">R</text:span>ecupera un punto de restauración.</text:p>
                </text:list-item>
                <text:list-item>
                  <text:p text:style-name="P144"><text:span text:style-name="T48">Snapshot Manager</text:span>: <text:span text:style-name="T104">P</text:span>ermite <text:s/>gestionar los puntos de restauración.</text:p>
                </text:list-item>
              </text:list>
            </text:list-item>
          </text:list>
        </text:list-item>
      </text:list>
      <text:p text:style-name="Text_20_body"/>
      <text:list xml:id="list233607953966869" text:continue-numbering="true" text:style-name="L37">
        <text:list-item>
          <text:list>
            <text:list-item>
              <text:p text:style-name="P149"><text:span text:style-name="T48">VMWare Tools</text:span>:</text:p>
              <text:list>
                <text:list-item>
                  <text:p text:style-name="P144">Las VMWare Tools son unas herramientas que complementan <text:span text:style-name="T105">a</text:span> la máquina virtual, mejorando su rendimiento y permitiendo, entre otras cosas, el poder utilizar carpetas compartidas con el equipo anfitrión.</text:p>
                </text:list-item>
              </text:list>
            </text:list-item>
          </text:list>
        </text:list-item>
      </text:list>
      <text:p text:style-name="Text_20_body"/>
      <text:list xml:id="list233608583224193" text:continue-numbering="true" text:style-name="L37">
        <text:list-item>
          <text:list>
            <text:list-item>
              <text:p text:style-name="P149"><text:span text:style-name="T48">Pestaña «Preferencias» → «Workspace»</text:span>:</text:p>
              <text:list>
                <text:list-item>
                  <text:p text:style-name="P144"><text:span text:style-name="T48">Default location for virtual machines</text:span>: Ruta donde se alojarán las máquina<text:span text:style-name="T105">s</text:span> virtual<text:span text:style-name="T105">es</text:span> mediante el campo <text:span text:style-name="T105">«</text:span>Location<text:span text:style-name="T105">»</text:span>.</text:p>
                </text:list-item>
                <text:list-item>
                  <text:p text:style-name="P144"><text:span text:style-name="T48">Remember opened tabs between sessions</text:span>: Las fichas de las máquinas virtuales que hay al salir de la aplicación, se recordarán al iniciarla de nuevo.</text:p>
                </text:list-item>
                <text:list-item>
                  <text:p text:style-name="P144"><text:span text:style-name="T48">Keep VMs running after Workstation closes</text:span><text:span text:style-name="T105">:</text:span> Al cerrar una máquina virtual o al salir de la aplicación, las máquinas virtuales que se estén ejecutando, se mantendrán en segundo plano y podrán ser accesibles por VNC u otro servicio.</text:p>
                </text:list-item>
                <text:list-item>
                  <text:p text:style-name="P144"><text:span text:style-name="T48">Enable all shared folders by default</text:span>: Todas las carpetas compartidas quedarán habilitadas por defecto.</text:p>
                </text:list-item>
                <text:list-item>
                  <text:p text:style-name="P144"><text:span text:style-name="T48">Show tray icon</text:span>: Comportamiento del icono en el área de notificación de la barra de tareas.</text:p>
                </text:list-item>
                <text:list-item>
                  <text:p text:style-name="P144">When a virtual machine is powered on<text:span text:style-name="T105">:</text:span> Si se están ejecutando máquina<text:span text:style-name="T105">s</text:span> virtual<text:span text:style-name="T105">e</text:span>s en segundo plano, se mostrará un icono en el área de notificación de la barra de tareas del equipo anfitrión.</text:p>
                </text:list-item>
                <text:list-item>
                  <text:p text:style-name="P144"><text:soft-page-break/><text:span text:style-name="T48">Always</text:span>: Siempre se mostrará en el área de notificación de la barra de tareas del equipo anfitrión, incluso cuando no se esté ejecutando ninguna máquina virtual.</text:p>
                </text:list-item>
                <text:list-item>
                  <text:p text:style-name="P144"><text:span text:style-name="T48">Never</text:span>: No se mostrara ningún icono.</text:p>
                </text:list-item>
                <text:list-item>
                  <text:p text:style-name="P144"><text:span text:style-name="T48">Default </text:span><text:span text:style-name="T31">hardware</text:span><text:span text:style-name="T48"> compatibility</text:span>: En este lugar <text:span text:style-name="T105">se</text:span> puede indicar la compatibilidad que usar<text:span text:style-name="T105">á</text:span> el programa cuando <text:span text:style-name="T105">se </text:span>seleccione <text:span text:style-name="T105">«</text:span>Typical<text:span text:style-name="T105">»</text:span> al crear una nueva máquina virtual.</text:p>
                </text:list-item>
                <text:list-item>
                  <text:p text:style-name="P144"><text:span text:style-name="T48">Save screenshots to</text:span>: En este lugar se va a indicar el lugar en el que se van a guardar las capturas de pantalla que <text:span text:style-name="T105">se</text:span> realice en la máquina virtual.</text:p>
                </text:list-item>
              </text:list>
            </text:list-item>
          </text:list>
        </text:list-item>
      </text:list>
      <text:p text:style-name="Text_20_body"/>
      <text:list xml:id="list233607957622024" text:continue-numbering="true" text:style-name="L37">
        <text:list-item>
          <text:list>
            <text:list-item>
              <text:p text:style-name="P149"><text:span text:style-name="T48">Pestaña «Preferencias» → «Input»</text:span>:</text:p>
              <text:list>
                <text:list-item>
                  <text:p text:style-name="P144"><text:span text:style-name="T48">Grab keyboard and mouse input on mouse click</text:span>: Se grabar<text:span text:style-name="T105">á</text:span>n las entradas realizadas con el teclado o el ratón, la primera vez que pulse con el ratón en la máquina virtual.</text:p>
                </text:list-item>
                <text:list-item>
                  <text:p text:style-name="P144"><text:span text:style-name="T48">Grab keyboard and mouse input on key press</text:span>: Se grabar<text:span text:style-name="T105">á</text:span>n las entradas realizadas con el teclado o el ratón, la primera vez que pulse en el teclado, cuando el cursor se encuentre situado en la máquina virtual.</text:p>
                </text:list-item>
                <text:list-item>
                  <text:p text:style-name="P144"><text:span text:style-name="T48">Ungrab when cursor leaves window</text:span>: Si <text:span text:style-name="T106">se </text:span>activa esta casilla, <text:span text:style-name="T106">se indicará</text:span> que se dejen de grabar las entradas realizadas con el teclado o el ratón, cuando el cursor se encuentre fuera de la ventana de la máquina virtual (<text:span text:style-name="T106">es necesario</text:span> tener instaladas las VMWare Tools).</text:p>
                </text:list-item>
                <text:list-item>
                  <text:p text:style-name="P144"><text:span text:style-name="T48">Hide cursor on un grab</text:span>: Cuando el cursor est<text:span text:style-name="T106">é</text:span> fuera de la máquina virtual, <text:span text:style-name="T106">este</text:span> se ocultará (<text:span text:style-name="T106">es necesario</text:span> tener instaladas las VMWare Tools).</text:p>
                </text:list-item>
                <text:list-item>
                  <text:p text:style-name="P144"><text:span text:style-name="T48">Grab when cursor enters window</text:span>: Se grabar<text:span text:style-name="T106">á</text:span>n las entradas realizadas con el teclado o el ratón cuando el cursor se encuentre dentro de la ventana de la máquina virtual (<text:span text:style-name="T106">es necesario</text:span> tener instaladas las VMWare Tools).</text:p>
                </text:list-item>
                <text:list-item>
                  <text:p text:style-name="P144"><text:span text:style-name="T48">Never optimize mouse for games</text:span>: El ratón no se optimizar<text:span text:style-name="T106">á</text:span> cuando <text:span text:style-name="T106">se</text:span> esté jugando en la máquina virtual, de esta manera se pueden evitar algunos problemas que se pueden producir al llegar a los bordes de la ventana de la máquina virtual.</text:p>
                </text:list-item>
              </text:list>
            </text:list-item>
          </text:list>
        </text:list-item>
      </text:list>
      <text:p text:style-name="Text_20_body"/>
      <text:list xml:id="list233608529763046" text:continue-numbering="true" text:style-name="L37">
        <text:list-item>
          <text:list>
            <text:list-item>
              <text:p text:style-name="P150"><text:span text:style-name="T48">Pestaña «Preferencias» → «</text:span><text:span text:style-name="T67">Display</text:span><text:span text:style-name="T48">»</text:span>:</text:p>
              <text:list>
                <text:list-item>
                  <text:p text:style-name="P144"><text:span text:style-name="T48">Autofit window</text:span>: Si se redimensiona la ventana de la máquina virtual, se redimensionar<text:span text:style-name="T106">á</text:span> también la ventana de la aplicación.</text:p>
                </text:list-item>
                <text:list-item>
                  <text:p text:style-name="P144"><text:soft-page-break/><text:span text:style-name="T48">Autofit guest</text:span>: Si se redimensiona la ventana de la aplicación, se <text:span text:style-name="T106">redimensionará</text:span> también la ventana de la máquina virtual.</text:p>
                </text:list-item>
                <text:list-item>
                  <text:p text:style-name="P144"><text:span text:style-name="T48">Autofit guest</text:span> (<text:span text:style-name="T106">«</text:span>Full screen<text:span text:style-name="T106">»</text:span>): Se modificará la resolución de la máquina virtual para que coincida con la del equipo anfitrión cuando se encuentre en el modo pantalla completa (<text:span text:style-name="T106">es necesario</text:span> tener instaladas las VMWare Tools).</text:p>
                </text:list-item>
                <text:list-item>
                  <text:p text:style-name="P144"><text:span text:style-name="T48">Strech guest</text:span> (<text:span text:style-name="T106">«</text:span>Full screen<text:span text:style-name="T106">»</text:span>): No se modificará la resolución de la máquina virtual cuando se encuentre en el modo pantalla completa.</text:p>
                </text:list-item>
                <text:list-item>
                  <text:p text:style-name="P144"><text:span text:style-name="T48">Center guest</text:span> (<text:span text:style-name="T106">«</text:span>Full screen<text:span text:style-name="T106">»</text:span>): El equipo anfitrión y el equipo invitado mantendrán su propia resolución cuando se encuentre en el modo pantalla completa.</text:p>
                </text:list-item>
                <text:list-item>
                  <text:p text:style-name="P144"><text:span text:style-name="T48">Show toolbar edge when unpinned</text:span>: Se mostrar<text:span text:style-name="T106">á</text:span> la barra de herramientas en la parte superior de la pantalla cuando se encuentre en el modo pantalla completa.</text:p>
                </text:list-item>
              </text:list>
            </text:list-item>
          </text:list>
        </text:list-item>
      </text:list>
      <text:p text:style-name="Text_20_body"/>
      <text:list xml:id="list233607712620570" text:continue-numbering="true" text:style-name="L37">
        <text:list-item>
          <text:list>
            <text:list-item>
              <text:p text:style-name="P151"><text:span text:style-name="T48">Pestaña «Preferencias» → «</text:span><text:span text:style-name="T68">Updates</text:span><text:span text:style-name="T48">»</text:span>:</text:p>
              <text:list>
                <text:list-item>
                  <text:p text:style-name="P144"><text:span text:style-name="T48">Check for product updates on startup</text:span>: Cuando se inicie la aplicación, <text:span text:style-name="T106">se</text:span> comprobar<text:span text:style-name="T106">á</text:span> si hay actualizaciones disponibles.</text:p>
                </text:list-item>
                <text:list-item>
                  <text:p text:style-name="P144"><text:span text:style-name="T48">Check for new </text:span><text:span text:style-name="T31">software</text:span><text:span text:style-name="T48"> component as needed</text:span>: <text:span text:style-name="T106">Para c</text:span>omprobar actualizaciones de componentes de VMWare Workstation.</text:p>
                </text:list-item>
                <text:list-item>
                  <text:p text:style-name="P144"><text:span text:style-name="T48">Automatically update VMWare Tools on a virtual machine</text:span>: Las actualizaciones de VMWare Tools serán aplicadas al próximo inicio o apagado de la máquina virtual.</text:p>
                </text:list-item>
              </text:list>
            </text:list-item>
          </text:list>
        </text:list-item>
      </text:list>
      <text:p text:style-name="Text_20_body"/>
      <text:list xml:id="list233607118068399" text:continue-numbering="true" text:style-name="L37">
        <text:list-item>
          <text:list>
            <text:list-item>
              <text:p text:style-name="P151"><text:span text:style-name="T48">Pestaña «Preferencias»</text:span>:</text:p>
              <text:list>
                <text:list-item>
                  <text:p text:style-name="P144"><text:span text:style-name="T48">HotKeys</text:span>: Aquí se encuentran las teclas que se han de pulsar para que no se registren las teclas pulsadas en la máquina virtual.</text:p>
                </text:list-item>
                <text:list-item>
                  <text:p text:style-name="P144"><text:span text:style-name="T48">Priority</text:span>: Aquí <text:span text:style-name="T107">se </text:span>podrá modificar la prioridad de las grabaciones en los procesos y la forma de tomar las instantáneas.</text:p>
                </text:list-item>
                <text:list-item>
                  <text:p text:style-name="P144"><text:span text:style-name="T48">Devices</text:span>: <text:span text:style-name="T107">Se p</text:span>odrá indicar si <text:span text:style-name="T107">se </text:span>desea que los CD/DVD se ejecuten automáticamente cuando se coloquen en la unidad. Desmarcado <text:span text:style-name="T107">esta opción, </text:span>se desactiva el <text:span text:style-name="T11">autorun</text:span> de los discos.</text:p>
                </text:list-item>
                <text:list-item>
                  <text:p text:style-name="P144"><text:span text:style-name="T48">Unity</text:span>: Especifica las teclas para activar <text:span text:style-name="T107">U</text:span>nity.</text:p>
                </text:list-item>
                <text:list-item>
                  <text:p text:style-name="P144"><text:span text:style-name="T48">Memory</text:span>:</text:p>
                </text:list-item>
                <text:list-item>
                  <text:p text:style-name="P144"><text:span text:style-name="T48">Reserved memory</text:span>: Cantidad de memoria que se reserva para la ejecución de <text:soft-page-break/>todas las máquinas virtuales.</text:p>
                </text:list-item>
                <text:list-item>
                  <text:p text:style-name="P144"><text:span text:style-name="T48">Fit all virtual machine memory into reserved </text:span><text:span text:style-name="T31">host</text:span><text:span text:style-name="T48"> RAM</text:span>: Se aplicar<text:span text:style-name="T107">á</text:span> estrictamente el límite de memoria indicado antes.</text:p>
                </text:list-item>
                <text:list-item>
                  <text:p text:style-name="P144"><text:span text:style-name="T48">Allow some virtual machine memory to be swapped</text:span>: Algunas máquinas virtuales podrán volcar parte de la memoria al disco duro si fuera necesario.</text:p>
                </text:list-item>
                <text:list-item>
                  <text:p text:style-name="P144"><text:span text:style-name="T48">Allow most virtual machine memory to be swapped</text:span>: Muchas máquinas virtuales podrán volcar parte de la memoria al disco duro si fuera necesario.</text:p>
                </text:list-item>
              </text:list>
            </text:list-item>
          </text:list>
        </text:list-item>
      </text:list>
      <text:p text:style-name="Text_20_body"/>
      <text:list xml:id="list233607604861758" text:continue-numbering="true" text:style-name="L37">
        <text:list-item>
          <text:list>
            <text:list-item>
              <text:p text:style-name="P152"><text:span text:style-name="T48">Atajos</text:span>:</text:p>
              <text:list>
                <text:list-item>
                  <text:p text:style-name="P144">En una máquina virtual VMWare <text:span text:style-name="T107">hay que </text:span>pulsar <text:span text:style-name="T107">«</text:span>Ctrl<text:span text:style-name="T107">»</text:span>+<text:span text:style-name="T107">«</text:span>Alt<text:span text:style-name="T107">»</text:span>+<text:span text:style-name="T107">«</text:span>Insert<text:span text:style-name="T107">»</text:span>.</text:p>
                </text:list-item>
                <text:list-item>
                  <text:p text:style-name="P144"><text:span text:style-name="T107">Para entrar el modo p</text:span>antalla completa, <text:span text:style-name="T107">hay que pulsar«</text:span>Ctrl<text:span text:style-name="T107">»</text:span>+<text:span text:style-name="T107">«A</text:span>lt<text:span text:style-name="T107">»</text:span>+<text:span text:style-name="T107">«</text:span>Enter<text:span text:style-name="T107">».</text:span></text:p>
                </text:list-item>
                <text:list-item>
                  <text:p text:style-name="P144">Para volver al sistema anfitrión, <text:span text:style-name="T107">hay que</text:span> pulsar <text:span text:style-name="T107">«</text:span>Ctrl<text:span text:style-name="T107">»</text:span>+<text:span text:style-name="T107">«</text:span>AIt<text:span text:style-name="T107">»</text:span>.</text:p>
                </text:list-item>
              </text:list>
            </text:list-item>
          </text:list>
        </text:list-item>
      </text:list>
      <text:p text:style-name="P21"/>
      <text:h text:style-name="P175" text:outline-level="4"><text:bookmark-start text:name="__RefHeading___Toc8435_1578396261"/><text:span text:style-name="T115">OpenOffice</text:span><text:span text:style-name="T138">2</text:span><text:bookmark-end text:name="__RefHeading___Toc8435_1578396261"/></text:h>
      <text:p text:style-name="P29">Es un conjunto de herramientas ofimáticas desarrolladas por una comunidad de <text:span text:style-name="T11">software</text:span> libre entre las que se encuentra Sun Microsystems (fundadora), Novell y Google. <text:span text:style-name="T48">Las herramientas que podemos encontrar en este paquete son</text:span>:</text:p>
      <text:list xml:id="list698630639" text:style-name="L38">
        <text:list-item>
          <text:list>
            <text:list-item>
              <text:p text:style-name="P153"><text:span text:style-name="T48">Writer</text:span>: Herramienta para editar texto.</text:p>
            </text:list-item>
            <text:list-item>
              <text:p text:style-name="P153"><text:span text:style-name="T48">Calc</text:span>: Gestor de hojas de cálculo.</text:p>
            </text:list-item>
            <text:list-item>
              <text:p text:style-name="P153"><text:span text:style-name="T48">Impress</text:span>: Herramienta para crear presentaciones multimedia.</text:p>
            </text:list-item>
            <text:list-item>
              <text:p text:style-name="P153"><text:span text:style-name="T48">Draw</text:span>: Aplicación para realizar diagramas, dibujos y gráficos.</text:p>
            </text:list-item>
            <text:list-item>
              <text:p text:style-name="P153"><text:span text:style-name="T48">Math</text:span>: Editor de fórmulas matemáticas.</text:p>
            </text:list-item>
            <text:list-item>
              <text:p text:style-name="P153"><text:span text:style-name="T48">Database</text:span>: Gestor de bases de datos.</text:p>
            </text:list-item>
          </text:list>
        </text:list-item>
      </text:list>
      <text:p text:style-name="P29"/>
      <text:p text:style-name="P29">El uso del paquete OpenOffice se está extendiendo, tanto en el mundo laboral como en el particular, debido a la existencia de multitud de características que hacen que cada vez resulte más atractivo para los usuarios. <text:span text:style-name="T48">Las propiedades más importantes son</text:span>:</text:p>
      <text:list xml:id="list3082632034" text:style-name="L39">
        <text:list-item>
          <text:list>
            <text:list-item>
              <text:p text:style-name="P154">Es un <text:span text:style-name="T11">software</text:span> libre y de código abierto <text:span text:style-name="T124">que</text:span> se puede descargar gratuitamente desde la página <text:a xlink:type="simple" xlink:href="http://www.openoffice.org/es/" text:style-name="Internet_20_link" text:visited-style-name="Visited_20_Internet_20_Link">http://www.openoffice.org/es/</text:a>, basándose en cuatro libertades:</text:p>
              <text:list>
                <text:list-item>
                  <text:p text:style-name="P154">Libertad para usarlo con cualquier propósito.</text:p>
                </text:list-item>
                <text:list-item>
                  <text:p text:style-name="P154">Libertad para modificarlo, adaptándolo a las necesidades particulares del usuario.</text:p>
                </text:list-item>
                <text:list-item>
                  <text:p text:style-name="P154">Libertad para distribuir copias.</text:p>
                </text:list-item>
                <text:list-item>
                  <text:p text:style-name="P154">Libertad para mejorarlo.</text:p>
                </text:list-item>
              </text:list>
            </text:list-item>
            <text:list-item>
              <text:p text:style-name="P155">Es multiplataforma, <text:span text:style-name="T124">es decir, s</text:span>e puede ejecutar en varios sistemas operativos, tales como Linux, Mac OS-X, Microsoft Windows y Sun Solaris.</text:p>
            </text:list-item>
            <text:list-item>
              <text:p text:style-name="P154">Utiliza una interfaz de usuario común. Todas las herramientas del paquete OpenOffice tienen una apariencia similar, lo que facilita su utilización.</text:p>
            </text:list-item>
            <text:list-item>
              <text:p text:style-name="P154">Posibilita la compatibilidad de archivos, <text:span text:style-name="T124">ya que</text:span>e pueden abrir y guardar archivos en muchos formatos comunes, incluyendo Microsoft Office, HTML, XML, WordPerfect y Lotus 1-2-3 e incluso, tiene la posibilidad de exportación a PDF y Flash.</text:p>
            </text:list-item>
            <text:list-item>
              <text:p text:style-name="P154">Tiene soporte en varios idiomas: está disponible en más de 40 idiomas.</text:p>
            </text:list-item>
          </text:list>
        </text:list-item>
      </text:list>
      <text:p text:style-name="P29"/>
      <text:p text:style-name="P29"><text:span text:style-name="T48">Formatos de OpenOffice</text:span>:</text:p>
      <table:table table:name="Tabla3" table:style-name="Tabla3">
        <table:table-column table:style-name="Tabla3.A" table:number-columns-repeated="3"/>
        <text:soft-page-break/>
        <table:table-row>
          <table:table-cell table:style-name="Tabla3.A1" office:value-type="string">
            <text:p text:style-name="P45">Fichero</text:p>
          </table:table-cell>
          <table:table-cell table:style-name="Tabla3.A1" office:value-type="string">
            <text:p text:style-name="P45">Extensión</text:p>
          </table:table-cell>
          <table:table-cell table:style-name="Tabla3.C1" office:value-type="string">
            <text:p text:style-name="P45">Equivalencia en Microsoft Office</text:p>
          </table:table-cell>
        </table:table-row>
        <table:table-row>
          <table:table-cell table:style-name="Tabla3.A2" office:value-type="string">
            <text:p text:style-name="P45">Writer</text:p>
          </table:table-cell>
          <table:table-cell table:style-name="Tabla3.A2" office:value-type="string">
            <text:p text:style-name="P51">.<text:span text:style-name="T108">odt</text:span></text:p>
          </table:table-cell>
          <table:table-cell table:style-name="Tabla3.C2" office:value-type="string">
            <text:p text:style-name="P51">.<text:span text:style-name="T108">doc</text:span><text:span text:style-name="T91">, </text:span><text:span text:style-name="T108">.docx</text:span></text:p>
          </table:table-cell>
        </table:table-row>
        <table:table-row>
          <table:table-cell table:style-name="Tabla3.A2" office:value-type="string">
            <text:p text:style-name="P45">Plantilla Writer</text:p>
          </table:table-cell>
          <table:table-cell table:style-name="Tabla3.A2" office:value-type="string">
            <text:p text:style-name="P51">.<text:span text:style-name="T108">ott</text:span></text:p>
          </table:table-cell>
          <table:table-cell table:style-name="Tabla3.C2" office:value-type="string">
            <text:p text:style-name="P51">.<text:span text:style-name="T108">dot</text:span></text:p>
          </table:table-cell>
        </table:table-row>
        <table:table-row>
          <table:table-cell table:style-name="Tabla3.A2" office:value-type="string">
            <text:p text:style-name="P45">Documento HTML</text:p>
          </table:table-cell>
          <table:table-cell table:style-name="Tabla3.A2" office:value-type="string">
            <text:p text:style-name="P51">.<text:span text:style-name="T108">html</text:span></text:p>
          </table:table-cell>
          <table:table-cell table:style-name="Tabla3.C2" office:value-type="string">
            <text:p text:style-name="P51">.<text:span text:style-name="T108">html</text:span></text:p>
          </table:table-cell>
        </table:table-row>
        <table:table-row>
          <table:table-cell table:style-name="Tabla3.A2" office:value-type="string">
            <text:p text:style-name="P45">Plantilla HTML</text:p>
          </table:table-cell>
          <table:table-cell table:style-name="Tabla3.A2" office:value-type="string">
            <text:p text:style-name="P51">.<text:span text:style-name="T108">oth</text:span></text:p>
          </table:table-cell>
          <table:table-cell table:style-name="Tabla3.C2" office:value-type="string">
            <text:p text:style-name="P51"/>
          </table:table-cell>
        </table:table-row>
        <table:table-row>
          <table:table-cell table:style-name="Tabla3.A2" office:value-type="string">
            <text:p text:style-name="P45">Calc</text:p>
          </table:table-cell>
          <table:table-cell table:style-name="Tabla3.A2" office:value-type="string">
            <text:p text:style-name="P51">.<text:span text:style-name="T108">ods</text:span></text:p>
          </table:table-cell>
          <table:table-cell table:style-name="Tabla3.C2" office:value-type="string">
            <text:p text:style-name="P51">.<text:span text:style-name="T108">xls</text:span><text:span text:style-name="T91">, </text:span><text:span text:style-name="T108">.xlsx</text:span></text:p>
          </table:table-cell>
        </table:table-row>
        <table:table-row>
          <table:table-cell table:style-name="Tabla3.A2" office:value-type="string">
            <text:p text:style-name="P45">Plantilla Calc</text:p>
          </table:table-cell>
          <table:table-cell table:style-name="Tabla3.A2" office:value-type="string">
            <text:p text:style-name="P51">.<text:span text:style-name="T108">ots</text:span></text:p>
          </table:table-cell>
          <table:table-cell table:style-name="Tabla3.C2" office:value-type="string">
            <text:p text:style-name="P51">.<text:span text:style-name="T108">xlt</text:span></text:p>
          </table:table-cell>
        </table:table-row>
        <table:table-row>
          <table:table-cell table:style-name="Tabla3.A2" office:value-type="string">
            <text:p text:style-name="P45">Impress</text:p>
          </table:table-cell>
          <table:table-cell table:style-name="Tabla3.A2" office:value-type="string">
            <text:p text:style-name="P51">.<text:span text:style-name="T108">odp</text:span></text:p>
          </table:table-cell>
          <table:table-cell table:style-name="Tabla3.C2" office:value-type="string">
            <text:p text:style-name="P51">.<text:span text:style-name="T108">ppt</text:span><text:span text:style-name="T91">, </text:span><text:span text:style-name="T108">.pps</text:span></text:p>
          </table:table-cell>
        </table:table-row>
        <table:table-row>
          <table:table-cell table:style-name="Tabla3.A2" office:value-type="string">
            <text:p text:style-name="P45">Plantilla Impress</text:p>
          </table:table-cell>
          <table:table-cell table:style-name="Tabla3.A2" office:value-type="string">
            <text:p text:style-name="P51">.<text:span text:style-name="T108">otp</text:span></text:p>
          </table:table-cell>
          <table:table-cell table:style-name="Tabla3.C2" office:value-type="string">
            <text:p text:style-name="P51">.<text:span text:style-name="T108">pot</text:span></text:p>
          </table:table-cell>
        </table:table-row>
        <table:table-row>
          <table:table-cell table:style-name="Tabla3.A2" office:value-type="string">
            <text:p text:style-name="P45">Draw</text:p>
          </table:table-cell>
          <table:table-cell table:style-name="Tabla3.A2" office:value-type="string">
            <text:p text:style-name="P51">.<text:span text:style-name="T108">odg</text:span></text:p>
          </table:table-cell>
          <table:table-cell table:style-name="Tabla3.C2" office:value-type="string">
            <text:p text:style-name="P51">.<text:span text:style-name="T108">dwm</text:span></text:p>
          </table:table-cell>
        </table:table-row>
        <table:table-row>
          <table:table-cell table:style-name="Tabla3.A2" office:value-type="string">
            <text:p text:style-name="P45">Plantilla Draw</text:p>
          </table:table-cell>
          <table:table-cell table:style-name="Tabla3.A2" office:value-type="string">
            <text:p text:style-name="P51">.<text:span text:style-name="T108">otg</text:span></text:p>
          </table:table-cell>
          <table:table-cell table:style-name="Tabla3.C2" office:value-type="string">
            <text:p text:style-name="P51"/>
          </table:table-cell>
        </table:table-row>
        <table:table-row>
          <table:table-cell table:style-name="Tabla3.A2" office:value-type="string">
            <text:p text:style-name="P46">Math</text:p>
          </table:table-cell>
          <table:table-cell table:style-name="Tabla3.A2" office:value-type="string">
            <text:p text:style-name="P51">.<text:span text:style-name="T109">odf</text:span></text:p>
          </table:table-cell>
          <table:table-cell table:style-name="Tabla3.C2" office:value-type="string">
            <text:p text:style-name="P51"/>
          </table:table-cell>
        </table:table-row>
        <table:table-row>
          <table:table-cell table:style-name="Tabla3.A2" office:value-type="string">
            <text:p text:style-name="P46">Database</text:p>
          </table:table-cell>
          <table:table-cell table:style-name="Tabla3.A2" office:value-type="string">
            <text:p text:style-name="P51">.<text:span text:style-name="T109">odb</text:span></text:p>
          </table:table-cell>
          <table:table-cell table:style-name="Tabla3.C2" office:value-type="string">
            <text:p text:style-name="P51">.<text:span text:style-name="T109">mdb</text:span></text:p>
          </table:table-cell>
        </table:table-row>
        <table:table-row>
          <table:table-cell table:style-name="Tabla3.A2" office:value-type="string">
            <text:p text:style-name="P46">Documentos maestros</text:p>
          </table:table-cell>
          <table:table-cell table:style-name="Tabla3.A2" office:value-type="string">
            <text:p text:style-name="P51">.<text:span text:style-name="T109">odm</text:span></text:p>
          </table:table-cell>
          <table:table-cell table:style-name="Tabla3.C2" office:value-type="string">
            <text:p text:style-name="P51">.<text:span text:style-name="T109">adp</text:span></text:p>
          </table:table-cell>
        </table:table-row>
      </table:table>
      <text:p text:style-name="P29"/>
      <text:p text:style-name="P21"/>
      <text:p text:style-name="P6"/>
      <text:h text:style-name="P175" text:outline-level="4"><text:bookmark-start text:name="__RefHeading___Toc8437_1578396261"/>Microsoft Office<text:span text:style-name="T139">3</text:span><text:bookmark-end text:name="__RefHeading___Toc8437_1578396261"/></text:h>
      <text:p text:style-name="P30">Microsoft Office es una suite ofimática que abarca el mercado completo en <text:span text:style-name="T125">i</text:span>nternet e interrelaciona aplicaciones de escritorio, servidores y servicios para los sistemas operativos Microsoft Windows, Mac OS X, iOS y Android. La última versión de la suite ofimática es <text:span text:style-name="T125">la de </text:span>2019.</text:p>
      <text:p text:style-name="P30">Microsoft Office fue lanzado por Microsoft en 1989 para Apple Macintosh, más tarde seguido por una versión para Windows, en 1990. La primera versión de Office contenía Microsoft Word, Microsoft Excel y Microsoft PowerPoint. Además, una versión <text:span text:style-name="T125">«</text:span>Pro<text:span text:style-name="T125">»</text:span> (profesional) de Office incluía Microsoft Access y Schedule Plus. Con el tiempo, las aplicaciones de Office han crecido sustancialmente y de forma más estrecha con características compartidas, como un corrector ortográfico común, la integración de datos OLE y el lenguaje de secuencias de comandos de Microsoft, Visual Basic para aplicaciones... Microsoft también posiciona Office como una plataforma de desarrollo para <text:span text:style-name="T11">software</text:span> de línea de negocios bajo la marca de Office Business Applications (aplicaciones empresariales de Office).</text:p>
      <text:p text:style-name="P81">La suite usó desde 1997 hasta 2003 un grupo de formatos propietarios conocido como 97-2003 o 98-2004. En los años 2007 y 2008, con la introducción de Office 2007 y Office 2008, se creó un nuevo grupo de formatos denominados Office Open XML (<text:span text:style-name="T37">.docx</text:span>, <text:span text:style-name="T37">.xlsx</text:span>, <text:span text:style-name="T37">.pptx</text:span>), los cuales se mantienen en las más recientes versiones de la suit<text:span text:style-name="T125">e.</text:span></text:p>
      <text:p text:style-name="P81">A partir de la versión 2010, se ha mantenido un sistema de utilización mediante uso de pagos al programa, llamado Office 365. Esta versión se caracteriza por hacer uso de actualizaciones sin comprar de nuevo un <text:span text:style-name="T11">software</text:span> más reciente, además de ser instalable en más de un dispositivo, ya sea de diferente sistema operativo, <text:span text:style-name="T125">pero con la contrapartida de tener que realizar pagos anuales.</text:span></text:p>
      <text:p text:style-name="P81"/>
      <text:list xml:id="list2002070495" text:style-name="L40">
        <text:list-header>
          <text:p text:style-name="P156"><text:span text:style-name="T48">Aplicaciones más comunes</text:span>:</text:p>
          <text:list>
            <text:list-item>
              <text:p text:style-name="P156"><text:span text:style-name="T48">Word</text:span>:</text:p>
              <text:p text:style-name="P157">Microsoft Word es el procesador de texto de la suite. Word posee una posición dominante en el mercado de los procesadores de texto. Su formato propietario <text:span text:style-name="T37">.</text:span><text:span text:style-name="T41">doc</text:span> es considerado un estándar <text:span text:style-name="T11">de facto</text:span>, aunque en su versión Word 2007 utiliza un nuevo formato basado en XML llamado <text:span text:style-name="T37">.</text:span><text:span text:style-name="T41">docx</text:span>, pero también tiene la capacidad de guardar y abrir documentos <text:span text:style-name="T126">anterior formato</text:span>. Word está también incluido en algunas versiones de Microsoft Works. Está disponible para las plataformas Microsoft Windows y Mac OS. La primera versión de Word, liberada en 1983, fue para el sistema operativo MS-DOS. La siguiente primavera, Apple lanzó el Mac, y Microsoft desarrolló Word para <text:span text:style-name="T126">dicho ordenador</text:span>, el cual se convirtió en la aplicación más popular para este sistema. <text:s text:c="24"/><text:soft-page-break/><text:span text:style-name="T48">Extensiones</text:span>: <text:span text:style-name="T37">.doc</text:span> (Word 97-2003), <text:span text:style-name="T37">.docx</text:span> (Word 2007-2019), <text:span text:style-name="T37">.do</text:span><text:span text:style-name="T41">t</text:span><text:span text:style-name="T126"> y </text:span><text:span text:style-name="T37">.rtf</text:span> (todas).</text:p>
            </text:list-item>
            <text:list-item>
              <text:p text:style-name="P156"><text:span text:style-name="T48">Excel</text:span>:</text:p>
              <text:p text:style-name="P158">Microsoft Excel es un programa de hoja o planilla de cálculo, originalmente llamado <text:span text:style-name="T11">Multiplan</text:span><text:span text:style-name="T1">.</text:span> Al igual que Microsoft Word, posee actualmente un mercado dominante. Fue originalmente el más fuerte competidor del entonces popular Lotus 1-2-3, pero eventualmente Excel se vendió más, se popularizó y se convirtió en el estándar <text:span text:style-name="T11">de facto</text:span>. Está disponible para plataformas Windows y Macintosh. <text:s text:c="100"/><text:span text:style-name="T48">Extensiones</text:span>: <text:span text:style-name="T37">.xls</text:span> (Excel 97-2003<text:span text:style-name="T127">), </text:span><text:span text:style-name="T37">.xlsx</text:span> (Excel 2007-2019<text:span text:style-name="T127">), </text:span><text:span text:style-name="T37">.xlsm</text:span><text:span text:style-name="T89">.</text:span></text:p>
            </text:list-item>
            <text:list-item>
              <text:p text:style-name="P156"><text:span text:style-name="T48">PowerPoint</text:span>:</text:p>
              <text:p text:style-name="P158">Microsoft PowerPoint es un popular programa para <text:span text:style-name="T127">crear y mostrar</text:span> presentaciones visuales en entornos Windows y Mac. Es usado para crear diapositivas <text:span text:style-name="T127">multimedia</text:span>, es decir, compuestas por texto, imágenes, sonido, animaciones y vídeos. <text:s text:c="106"/><text:span text:style-name="T48">Extensiones</text:span>: <text:span text:style-name="T37">.ppt</text:span>, <text:span text:style-name="T37">.pps</text:span> (PowerPoint 97-2003), <text:span text:style-name="T37">.pptx</text:span>, <text:span text:style-name="T37">.ppsx</text:span> (PowerPoint 2007-2016).</text:p>
            </text:list-item>
            <text:list-item>
              <text:p text:style-name="P156"><text:span text:style-name="T48">Outlook</text:span>:</text:p>
              <text:p text:style-name="P157">Microsoft Outlook es un administrador de información personal y un complejo cliente de correo electrónico. El reemplazo para Windows Messaging, Microsoft Mail y Schedule+ comenzó en la versión 97 de Office. Incluía un cliente de correo electrónico, un calendario, un administrador de tareas y un directorio de contacto. Aunque históricamente ha estado disponible para Mac, el equivalente más cercano para Mac OS X es Microsoft Entourage, el cual ofrece un conjunto más reducido de funcionalidades. <text:s text:c="77"/><text:span text:style-name="T48">Extensiones</text:span>: <text:span text:style-name="T37">.msg</text:span>, <text:span text:style-name="T37">.pst</text:span> (Outlook 97-2003).</text:p>
            </text:list-item>
          </text:list>
        </text:list-header>
      </text:list>
      <text:p text:style-name="P30"/>
      <text:p text:style-name="P30"/>
      <text:p text:style-name="P81"/>
      <text:h text:style-name="P175" text:outline-level="4"><text:bookmark-start text:name="__RefHeading___Toc8439_1578396261"/>Eclipse<text:span text:style-name="T139">4</text:span><text:bookmark-end text:name="__RefHeading___Toc8439_1578396261"/></text:h>
      <text:p text:style-name="Text_20_body">Eclipse fue desarrollado originalmente por IBM Canad<text:span text:style-name="T110">á</text:span> como el sucesor de su familia de herramientas para VisualAge. Actualmente es desarrollado por la Fundación Eclipse, una organización independiente sin ánimo de lucro que fomenta una comunidad de <text:span text:style-name="T110">c</text:span>ódigo abierto y un conjunto de productos complementarios, capacidades y servicios. En noviembre del 2001 se formó un consorcio para el desarrollo futuro de Eclipse como <text:span text:style-name="T110">c</text:span>ódigo abierto <text:span text:style-name="T128">y, e</text:span>n 2003, la fundación independiente de IBM fue creada.</text:p>
      <text:p text:style-name="P75">Esta plataforma ha sido usada <text:span text:style-name="T128">habitualmente </text:span>para desarrollar entornos de desarrollo integrados (IDE), como el IDE de <text:span text:style-name="T37">Java</text:span> llamado <text:span text:style-name="T92">Java</text:span><text:span text:style-name="T11"> Development Toolkit</text:span> (JDT) y el compilador (ECJ), que se entrega<text:span text:style-name="T128">n</text:span> como parte de Eclipse (y que son usados también para desarrollar el mismo Eclipse). Sin embargo, también se puede usar para otro tipo de aplicaciones cliente, como BitTorrent Azureus.</text:p>
      <text:p text:style-name="Text_20_body">Eclipse fue liberado originalmente bajo la Common Public License, pero después <text:span text:style-name="T128">se volvió a licenciar</text:span> bajo la Eclipse Public License. La Free Software Foundation ha dicho que ambas licencias son licencias de <text:span text:style-name="T25">s</text:span><text:span text:style-name="T11">oftware</text:span> libre, pero son incompatibles con <text:span text:style-name="T128">la</text:span> Licencia Pública General de GNU (GNU GPL). Mike Milinkovich, de la <text:span text:style-name="T128">F</text:span>undación Eclipse, comentó que el cambio a la GPL será considerado cuando la versión 3 de la <text:span text:style-name="T128">esta licencia</text:span> sea liberada.</text:p>
      <text:p text:style-name="Text_20_body">En julio de 2008, <text:span text:style-name="T128">la versión 3.2.x ya contaba con </text:span>los siguientes paquetes de lenguajes: Alemán, <text:span text:style-name="T110">á</text:span>rabe, checo, chino simplificado, chino tradicional, coreano, español, francés, h<text:span text:style-name="T110">ú</text:span>ngaro, inglés, italiano, japonés, polaco, portugués y ruso.</text:p>
      <text:p text:style-name="Text_20_body"/>
      <text:p text:style-name="Text_20_body">La base para Eclipse es la plataforma de cliente enriquecido (<text:span text:style-name="T11">Rich Client Platform</text:span>). <text:span text:style-name="T69">Esta plataforma</text:span><text:span text:style-name="T48"> está constituida por los siguientes componente</text:span><text:span text:style-name="T69">s</text:span>:</text:p>
      <text:list xml:id="list278841536" text:style-name="L41">
        <text:list-item>
          <text:list>
            <text:list-item>
              <text:p text:style-name="P159"><text:span text:style-name="T48">Plataforma principal</text:span>: <text:span text:style-name="T129">I</text:span>nicio de Eclipse, ejecución de <text:span text:style-name="T11">plugins</text:span>.</text:p>
            </text:list-item>
            <text:list-item>
              <text:p text:style-name="P159"><text:span text:style-name="T48">OSGi</text:span>: <text:span text:style-name="T129">U</text:span>na plataforma para <text:span text:style-name="T11">bundling</text:span> estándar.</text:p>
            </text:list-item>
            <text:list-item>
              <text:p text:style-name="P159"><text:span text:style-name="T48">El Standard Widget Toolkit (SWT)</text:span>: Un <text:span text:style-name="T11">widget toolkit</text:span> portable.</text:p>
            </text:list-item>
            <text:list-item>
              <text:p text:style-name="P159"><text:span text:style-name="T48">Face</text:span>: <text:span text:style-name="T129">M</text:span>anejo de archivos, manejo de texto, editores de texto.</text:p>
            </text:list-item>
            <text:list-item>
              <text:p text:style-name="P159"><text:span text:style-name="T48">El Workbench de Eclipse</text:span>: <text:span text:style-name="T129">V</text:span>istas, editores, perspectivas, asistentes.</text:p>
            </text:list-item>
          </text:list>
        </text:list-item>
      </text:list>
      <text:p text:style-name="P82"/>
      <text:p text:style-name="P82"><text:span text:style-name="T48">Características de Eclipse</text:span>:</text:p>
      <text:list xml:id="list1756125283" text:style-name="L42">
        <text:list-item>
          <text:list>
            <text:list-item>
              <text:p text:style-name="P160">Dispone de un editor de texto con resaltado de sintaxis donde <text:span text:style-name="T130">se puede ver</text:span> el contenido del fichero <text:span text:style-name="T130">con</text:span> el que <text:span text:style-name="T130">uno está </text:span>trabajando.</text:p>
            </text:list-item>
            <text:list-item>
              <text:p text:style-name="P160">Contiene una lista de tareas y otros módulos similares.</text:p>
            </text:list-item>
            <text:list-item>
              <text:p text:style-name="P160">La compilación es en tiempo real.</text:p>
            </text:list-item>
            <text:list-item>
              <text:p text:style-name="P160"><text:soft-page-break/>Tiene pruebas unitarias con J<text:span text:style-name="T129">U</text:span>nit.</text:p>
            </text:list-item>
            <text:list-item>
              <text:p text:style-name="P160">Integración con Ant, asistentes (<text:span text:style-name="T11">wizards</text:span>) para creación de proyectos, clases, <text:span text:style-name="T130">pruebas…, </text:span>y refactorización.</text:p>
            </text:list-item>
          </text:list>
        </text:list-item>
      </text:list>
      <text:p text:style-name="P75">Si bien las funciones de Eclipse son más bien de carácter general, las características del programa se pueden ampliar y mejorar mediante el uso de <text:span text:style-name="T11">plugins</text:span>. Asimismo, a través de estos <text:span text:style-name="T11">plugins</text:span> disponibles <text:span text:style-name="T130">con total acceso, </text:span>es posible añadir un sistema de control de versiones a través de Subversion y a la vez lograr una integración mediante Hibernate.</text:p>
      <text:p text:style-name="P75">El 28 de junio de 2005 fue liberada la versión 3.1 de Eclipse, la cual incluye mejoras en el rendimiento, el soporte de <text:span text:style-name="T37">Java</text:span> 5.0, mejor integración con Ant (incluido <text:span text:style-name="T130">un </text:span><text:span text:style-name="T26">d</text:span><text:span text:style-name="T11">ebugger</text:span>) y un Sistema de Control de Versiones (CVS).</text:p>
      <text:p text:style-name="P75">Los <text:span text:style-name="T11">widgets</text:span> de Eclipse están implementados por una herramienta de <text:span text:style-name="T11">widget</text:span> para <text:span text:style-name="T37">Java</text:span> llamada SWT, <text:span text:style-name="T130">a</text:span> diferencia de la mayoría de las aplicaciones <text:span text:style-name="T37">Java</text:span>, que usan las opciones estándar Abstract Window Toolkit (AWT) o Swing. La interfaz de usuario de Eclipse también tiene una capa GUI intermedia llamada JFace, la cual simplifica la construcción de aplicaciones basadas en SWT.</text:p>
      <text:p text:style-name="Text_20_body"/>
      <text:p text:style-name="Text_20_body"><text:span text:style-name="T48">Ventajas de su utilización</text:span>:</text:p>
      <text:list xml:id="list3403948709" text:style-name="L43">
        <text:list-item>
          <text:list>
            <text:list-item>
              <text:p text:style-name="P161">El entorno de desarrollo integrado (IDE) de Eclipse emplea módulos (<text:span text:style-name="T27">plugins</text:span>) para proporcionar toda su funcionalidad, a diferencia de otros entornos monolíticos donde las funcionalidades están todas incluidas, las necesite el usuario o no.</text:p>
            </text:list-item>
            <text:list-item>
              <text:p text:style-name="P161">Este mecanismo de módulos es una plataforma ligera para componentes de <text:span text:style-name="T11">software</text:span>. Adicionalmente, <text:span text:style-name="T131">le permite </text:span>a Eclipse extenderse usando otros lenguajes de programación, como son <text:span text:style-name="T37">C</text:span>/<text:span text:style-name="T37">C++</text:span> y <text:span text:style-name="T37">Python</text:span>, <text:span text:style-name="T131">por lo que puede </text:span>trabajar con lenguajes para procesado de texto como LaTeX, aplicaciones en red como Telnet y <text:span text:style-name="T131">s</text:span>istema<text:span text:style-name="T131">s</text:span> de gestión de base<text:span text:style-name="T131">s</text:span> de datos.</text:p>
            </text:list-item>
            <text:list-item>
              <text:p text:style-name="P161">La arquitectura <text:span text:style-name="T11">plugin</text:span> permite escribir cualquier extensión deseada en el ambiente, como sería <text:span text:style-name="T131">«</text:span>Gestión de la configuración<text:span text:style-name="T131">»</text:span>. Se provee soporte para <text:span text:style-name="T37">Java</text:span> y CVS en el SDK de Eclipse, <text:span text:style-name="T131">y</text:span> no tiene por qué ser usado únicamente para soportar otros <text:span text:style-name="T131">l</text:span>enguajes de programación.</text:p>
            </text:list-item>
            <text:list-item>
              <text:p text:style-name="P161">La definición que da el proyecto Eclipse acerca de su <text:span text:style-name="T27">s</text:span><text:span text:style-name="T11">oftware</text:span> es: <text:span text:style-name="T131">«</text:span>una especie de herramienta universal, un IDE abierto y extensible para todo y nada en particular<text:span text:style-name="T131">»</text:span>.</text:p>
              <text:p text:style-name="P161"/>
            </text:list-item>
          </text:list>
        </text:list-item>
      </text:list>
      <text:p text:style-name="Text_20_body">En cuanto a la utilización de <text:span text:style-name="T131">E</text:span>clipse para la creación de aplicaciones clientes, se puede decir que:</text:p>
      <text:list xml:id="list233607852955011" text:continue-numbering="true" text:style-name="L43">
        <text:list-item>
          <text:list>
            <text:list-item>
              <text:p text:style-name="P161">Eclipse provee al programador con <text:span text:style-name="T27">f</text:span><text:span text:style-name="T11">rameworks</text:span> muy ricos para el desarrollo de <text:soft-page-break/>aplicaciones gráficas, definición y manipulación de modelos de <text:span text:style-name="T27">s</text:span><text:span text:style-name="T11">oftware</text:span>, <text:span text:style-name="T131">a</text:span>plicaciones web, etc. Por ejemplo, GEF (<text:span text:style-name="T11">Graphic Editing Framework</text:span>) es un <text:span text:style-name="T11">plugin</text:span> de Eclipse para el desarrollo de editores visuales que pueden ir desde procesadores de texto WYSIWYG <text:span text:style-name="T132">(</text:span><text:span text:style-name="T29">What You See Is What You Get</text:span><text:span text:style-name="T132">) </text:span>hasta editores de diagramas UML, interfaces gráficas para el usuario (GUI) <text:span text:style-name="T132">y más</text:span>. Dado que los editores realizados con GEF <text:span text:style-name="T11">viven</text:span> dentro de Eclipse, además de poder ser usados conjuntamente con otros <text:span text:style-name="T11">plugins</text:span>, hacen uso de su interfaz gráfica personalizable y profesional.</text:p>
            </text:list-item>
            <text:list-item>
              <text:p text:style-name="P161">El SDK de Eclipse incluye las herramientas de desarrollo de <text:span text:style-name="T37">Java</text:span>, ofreciendo un IDE con un compilador de <text:span text:style-name="T37">Java</text:span> interno y un modelo completo de los archivos fuente de <text:span text:style-name="T37">Java</text:span>. Esto permite técnicas avanzadas de refactorización y análisis de código.</text:p>
            </text:list-item>
            <text:list-item>
              <text:p text:style-name="P161">El IDE también hace uso de un espacio de trabajo, en este caso un grupo de <text:span text:style-name="T11">metadata</text:span> en un espacio para archivos plano, permitiendo modificaciones externas a los archivos en tanto se refresque el espacio de trabajo correspondiente.</text:p>
            </text:list-item>
          </text:list>
        </text:list-item>
      </text:list>
      <text:h text:style-name="P175" text:outline-level="4"><text:bookmark-start text:name="__RefHeading___Toc8441_1578396261"/>Jgrasp<text:span text:style-name="T139">5</text:span><text:bookmark-end text:name="__RefHeading___Toc8441_1578396261"/></text:h>
      <text:p text:style-name="Text_20_body"><text:span text:style-name="T133">J</text:span>grasp <text:span text:style-name="T133">es un ligero entorno de desarrollo creado específicamente para proveer generación automática de visualización de </text:span><text:span text:style-name="T30">software</text:span><text:span text:style-name="T133"> para así mejorar la comprensión de este. Produce visualizaciones estáticas de la estructura del código fuente y visualizaciones de estructuras de datos en tiempo de ejecución.</text:span></text:p>
      <text:p text:style-name="P33">Está implementado en <text:span text:style-name="T37">Java</text:span> y puede ejecutarse en todas las plataformas que tengan <text:span text:style-name="T89">Java</text:span> Virtual Machine (versión 1.6 o superior). Se puede descargar para Linux, Mac OS y Windows. Para otros lenguajes aparte de <text:span text:style-name="T37">Java</text:span>, <text:span text:style-name="T133">J</text:span>grasp es una fuente útil de edición de código. Puede ser configurado para trabajar con la mayor parte de compiladores libres y comerciales para cualquier lenguaje de programación.</text:p>
      <text:p text:style-name="P33"/>
      <text:p text:style-name="P33"/>
      <text:h text:style-name="Heading_20_4" text:outline-level="4"><text:bookmark-start text:name="__RefHeading___Toc8443_1578396261"/>NetBeans<text:span text:style-name="T139">6</text:span><text:bookmark-end text:name="__RefHeading___Toc8443_1578396261"/></text:h>
      <text:p text:style-name="P33">NetBeans es un entorno de desarrollo integrado libre, hecho principalmente para el lenguaje de programación <text:span text:style-name="T37">Java</text:span>. Existe además un número importante de módulos para extenderlo. <text:span text:style-name="T134">E</text:span>s un producto libre y gratuito sin restricciones de uso.</text:p>
      <text:p text:style-name="P33">NetBeans es un proyecto de código abierto de gran éxito con una gran base de usuarios, una comunidad en constante crecimiento. Sun MicroSystems fundó el proyecto de código abierto NetBeans en junio de 2000 y continúa siendo el patrocinador principal de los proyectos (<text:span text:style-name="T134">aunque actualmente este </text:span>es administrado por Oracle Corporation).</text:p>
      <text:p text:style-name="P33">La plataforma NetBeans permite que las aplicaciones sean desarrolladas a partir de un conjunto de componentes de <text:span text:style-name="T11">software</text:span> llamados <text:span text:style-name="T11">módulos</text:span>. Un módulo es un archivo <text:span text:style-name="T37">Java</text:span> que contiene clases de <text:span text:style-name="T42">J</text:span><text:span text:style-name="T37">ava</text:span> escritas para interactuar con las API de NetBeans y un archivo especial (<text:span text:style-name="T11">manifest file</text:span>) que lo identifica como módulo. Las aplicaciones construidas a partir de módulos pueden ser extendidas agregándole nuevos módulos. Debido a que los módulos pueden ser desarrollados independientemente, las aplicaciones basadas en la plataforma NetBeans pueden ser extendidas fácilmente por otros desarrolladores de <text:span text:style-name="T11">software</text:span>.</text:p>
      <text:p text:style-name="P83">El NetBeans IDE soporta el desarrollo de todos los tipos de aplicación <text:span text:style-name="T37">Java</text:span> (J2SE, web, EJB y aplicaciones móviles). Entre sus características se encuentra un sistema de proyectos basado en Ant, control de versiones y <text:span text:style-name="T134">refactorización</text:span>. </text:p>
      <text:p text:style-name="P33">NetBeans IDE 6.5.2, la cual fue publicada el 19 de noviembre de 2008, extiende las características existentes del <text:span text:style-name="T37">Java</text:span> EE (incluyendo Soporte a Persistencia, EJB 3 y JAX-WS). Adicionalmente, el NetBeans Enterprise Pack soporta el desarrollo de <text:span text:style-name="T134">a</text:span>plicaciones empresariales con <text:span text:style-name="T37">Java</text:span> EE 5, incluyendo herramientas de desarrollo visuales de SOA, herramientas de esquemas XML, orientación a web servicies (for BPEL), y modelado UML. El <text:soft-page-break/>NetBeans C/C++ Pack soporta proyectos de C/C++, mientras el PHP Pack, soporta PHP 5.</text:p>
      <text:p text:style-name="P83">Todas las funciones del IDE son provistas por módulos. Cada módulo provee una función bien definida, tales como el soporte de <text:span text:style-name="T37">Java</text:span>, edición, o soporte para el sistema de control de versiones. NetBeans contiene todos los módulos necesarios para el desarrollo de aplicaciones <text:span text:style-name="T37">Java</text:span> en una sola descarga, permitiéndole al usuario comenzar a trabajar inmediatamente.</text:p>
      <text:p text:style-name="P33">Sun Studio, Sun <text:span text:style-name="T89">Java</text:span> Studio Enterprise, y Sun <text:span text:style-name="T89">Java</text:span> Studio Creator de Sun Microsystems han sido todos basados en el IDE NetBeans.</text:p>
      <text:p text:style-name="P33">Desde julio de 2006, NetBeans IDE es licenciado bajo la Common Development and Distribution License (CDDL), una licencia basada en la Mozilla Public License (MPL). En octubre de 2007, Sun anunció que NetBeans desde entonces se ofrecerá bajo licenciamiento dual de Licencia CDDL y la GPL versión 2.</text:p>
      <text:p text:style-name="P33"/>
      <text:p text:style-name="P33"/>
      <text:h text:style-name="Heading_20_4" text:outline-level="4"><text:bookmark-start text:name="__RefHeading___Toc8445_1578396261"/>Visual Studio<text:span text:style-name="T139">7</text:span><text:bookmark-end text:name="__RefHeading___Toc8445_1578396261"/></text:h>
      <text:p text:style-name="P34">Microsoft Visual Studio es un entorno de desarrollo integrado (ID<text:span text:style-name="T135">E</text:span>) para sistemas operativos Windows. Soporta múltiples lenguajes de programación, tales como <text:span text:style-name="T37">C++</text:span>, <text:span text:style-name="T37">C#</text:span>, <text:span text:style-name="T37">Visual Basic .NET</text:span>, <text:span text:style-name="T37">F#</text:span>, <text:span text:style-name="T37">Java</text:span>, <text:span text:style-name="T37">Python</text:span>, <text:span text:style-name="T37">Ruby</text:span> y <text:span text:style-name="T37">PHP</text:span>, al igual que entornos de desarrollo web, como ASP.NET MVC, Django…, a lo cual hay que sumarle las nuevas capacidades <text:span text:style-name="T135">en línea</text:span> bajo Windows Azure en forma del editor Monaco.</text:p>
      <text:p text:style-name="P34">Visual Studio permite a los desarrolladores crear sitios y aplicaciones web, así como servicios web en cualquier entorno que soporte la plataforma .NET (a partir de la versión .NET 2002). Así, se pueden crear aplicaciones que se comuniquen entre estaciones de trabajo, páginas web, dispositivos móviles, dispositivos embebidos y consolas, entre otros. </text:p>
      <text:h text:style-name="P173" text:outline-level="3"><text:bookmark-start text:name="__RefHeading___Toc8199_1578396261"/>3. Portabilidad<text:bookmark-end text:name="__RefHeading___Toc8199_1578396261"/></text:h>
      <table:table table:name="Tabla4" table:style-name="Tabla4">
        <table:table-column table:style-name="Tabla4.A"/>
        <table:table-column table:style-name="Tabla4.B"/>
        <table:table-row>
          <table:table-cell table:style-name="Tabla4.A1" office:value-type="string">
            <text:p text:style-name="P41">Aplicación</text:p>
          </table:table-cell>
          <table:table-cell table:style-name="Tabla4.B1" office:value-type="string">
            <text:p text:style-name="P41">Portabilidad</text:p>
          </table:table-cell>
        </table:table-row>
        <table:table-row>
          <table:table-cell table:style-name="Tabla4.A2" office:value-type="string">
            <text:p text:style-name="P38">VirtualBox</text:p>
          </table:table-cell>
          <table:table-cell table:style-name="Tabla4.B2" office:value-type="string">
            <text:p text:style-name="P52">No</text:p>
          </table:table-cell>
        </table:table-row>
        <table:table-row>
          <table:table-cell table:style-name="Tabla4.A2" office:value-type="string">
            <text:p text:style-name="P39">VMWare <text:span text:style-name="T114">Workstation Pro 15.x</text:span></text:p>
          </table:table-cell>
          <table:table-cell table:style-name="Tabla4.B2" office:value-type="string">
            <text:p text:style-name="P52">No</text:p>
          </table:table-cell>
        </table:table-row>
        <table:table-row>
          <table:table-cell table:style-name="Tabla4.A2" office:value-type="string">
            <text:p text:style-name="P39">OpenOffice <text:span text:style-name="T118">4.1.x</text:span></text:p>
          </table:table-cell>
          <table:table-cell table:style-name="Tabla4.B2" office:value-type="string">
            <text:p text:style-name="P52">Sí, por terceros<text:span text:style-name="T139">8</text:span></text:p>
          </table:table-cell>
        </table:table-row>
        <table:table-row>
          <table:table-cell table:style-name="Tabla4.A2" office:value-type="string">
            <text:p text:style-name="P39">Microsoft Office <text:span text:style-name="T118">Hogar y Estudiantes 2019</text:span></text:p>
          </table:table-cell>
          <table:table-cell table:style-name="Tabla4.B2" office:value-type="string">
            <text:p text:style-name="P52">No</text:p>
          </table:table-cell>
        </table:table-row>
        <table:table-row>
          <table:table-cell table:style-name="Tabla4.A2" office:value-type="string">
            <text:p text:style-name="P38">Eclipse</text:p>
          </table:table-cell>
          <table:table-cell table:style-name="Tabla4.B2" office:value-type="string">
            <text:p text:style-name="P52">No</text:p>
          </table:table-cell>
        </table:table-row>
        <table:table-row>
          <table:table-cell table:style-name="Tabla4.A2" office:value-type="string">
            <text:p text:style-name="P38">Jgrasp</text:p>
          </table:table-cell>
          <table:table-cell table:style-name="Tabla4.B2" office:value-type="string">
            <text:p text:style-name="P52">No</text:p>
          </table:table-cell>
        </table:table-row>
        <table:table-row>
          <table:table-cell table:style-name="Tabla4.A2" office:value-type="string">
            <text:p text:style-name="P38">NetBeans</text:p>
          </table:table-cell>
          <table:table-cell table:style-name="Tabla4.B2" office:value-type="string">
            <text:p text:style-name="P52">Sí, por terceros<text:span text:style-name="T139">9</text:span></text:p>
          </table:table-cell>
        </table:table-row>
        <table:table-row>
          <table:table-cell table:style-name="Tabla4.A2" office:value-type="string">
            <text:p text:style-name="P40">Visual Studio <text:span text:style-name="T121">Professional 2017</text:span></text:p>
          </table:table-cell>
          <table:table-cell table:style-name="Tabla4.B2" office:value-type="string">
            <text:p text:style-name="P72">Sí<text:span text:style-name="T139">10</text:span></text:p>
          </table:table-cell>
        </table:table-row>
      </table:table>
      <text:p text:style-name="P36"/>
      <text:p text:style-name="P84"/>
      <text:h text:style-name="P172" text:outline-level="3"/>
      <text:h text:style-name="P173" text:outline-level="3"><text:bookmark-start text:name="__RefHeading___Toc8201_1578396261"/>4. Licencia<text:bookmark-end text:name="__RefHeading___Toc8201_1578396261"/></text:h>
      <table:table table:name="Tabla5" table:style-name="Tabla5">
        <table:table-column table:style-name="Tabla5.A"/>
        <table:table-column table:style-name="Tabla5.B"/>
        <table:table-row>
          <table:table-cell table:style-name="Tabla5.A1" office:value-type="string">
            <text:p text:style-name="P41">Aplicación</text:p>
          </table:table-cell>
          <table:table-cell table:style-name="Tabla5.B1" office:value-type="string">
            <text:p text:style-name="P42">Licencia</text:p>
          </table:table-cell>
        </table:table-row>
        <table:table-row>
          <table:table-cell table:style-name="Tabla5.A2" office:value-type="string">
            <text:p text:style-name="P38">VirtualBox</text:p>
          </table:table-cell>
          <table:table-cell table:style-name="Tabla5.B2" office:value-type="string">
            <text:p text:style-name="P53">1. GPLv2 (GNU General Public License, version 2)</text:p>
            <text:p text:style-name="P53">2. PUEL (Personal Use and Evaluation Licese)<text:span text:style-name="T139">11</text:span></text:p>
          </table:table-cell>
        </table:table-row>
        <table:table-row>
          <table:table-cell table:style-name="Tabla5.A2" office:value-type="string">
            <text:p text:style-name="P39">VMWare <text:span text:style-name="T114">Workstation Pro 15.x</text:span></text:p>
          </table:table-cell>
          <table:table-cell table:style-name="Tabla5.B2" office:value-type="string">
            <text:p text:style-name="P52"/>
          </table:table-cell>
        </table:table-row>
        <table:table-row>
          <table:table-cell table:style-name="Tabla5.A2" office:value-type="string">
            <text:p text:style-name="P39">OpenOffice <text:span text:style-name="T118">4.1.x</text:span></text:p>
          </table:table-cell>
          <table:table-cell table:style-name="Tabla5.B2" office:value-type="string">
            <text:p text:style-name="P55">1. PDL (Public Document License)</text:p>
            <text:p text:style-name="P55">2. LGPL (GNU Lesser General Public License v3)<text:span text:style-name="T140">12</text:span></text:p>
          </table:table-cell>
        </table:table-row>
        <table:table-row>
          <table:table-cell table:style-name="Tabla5.A2" office:value-type="string">
            <text:p text:style-name="P39">Microsoft Office <text:span text:style-name="T118">Hogar y Estudiantes 2019</text:span></text:p>
          </table:table-cell>
          <table:table-cell table:style-name="Tabla5.B2" office:value-type="string">
            <text:p text:style-name="P74"/>
          </table:table-cell>
        </table:table-row>
        <table:table-row>
          <table:table-cell table:style-name="Tabla5.A2" office:value-type="string">
            <text:p text:style-name="P38">Eclipse</text:p>
          </table:table-cell>
          <table:table-cell table:style-name="Tabla5.B2" office:value-type="string">
            <text:p text:style-name="P56">1. EPL 2.0 (Eclipse Public License v 2.0)</text:p>
            <text:p text:style-name="P56">2. EDL (Eclipse Distribution License v 1.0)<text:span text:style-name="T140">13</text:span></text:p>
          </table:table-cell>
        </table:table-row>
        <table:table-row>
          <table:table-cell table:style-name="Tabla5.A2" office:value-type="string">
            <text:p text:style-name="P38">Jgrasp</text:p>
          </table:table-cell>
          <table:table-cell table:style-name="Tabla5.B2" office:value-type="string">
            <text:p text:style-name="P71">Licencia para uso doméstico<text:span text:style-name="T141">14</text:span></text:p>
          </table:table-cell>
        </table:table-row>
        <table:table-row>
          <table:table-cell table:style-name="Tabla5.A2" office:value-type="string">
            <text:p text:style-name="P38">NetBeans</text:p>
          </table:table-cell>
          <table:table-cell table:style-name="Tabla5.B2" office:value-type="string">
            <text:p text:style-name="P56">1. CDDL (Common Development and Distribution License v1.0)</text:p>
            <text:p text:style-name="P54"><text:span text:style-name="T112">2</text:span>. GPLv2 (GNU General Public License, version 2)<text:span text:style-name="T140">15</text:span></text:p>
          </table:table-cell>
        </table:table-row>
        <table:table-row>
          <table:table-cell table:style-name="Tabla5.A2" office:value-type="string">
            <text:p text:style-name="P40">Visual Studio <text:span text:style-name="T121">Professional 2017</text:span><text:span text:style-name="T142">16</text:span></text:p>
          </table:table-cell>
          <table:table-cell table:style-name="Tabla5.B2" office:value-type="string">
            <text:p text:style-name="P73"/>
          </table:table-cell>
        </table:table-row>
      </table:table>
      <text:p text:style-name="P31"/>
      <text:p text:style-name="P31"/>
      <text:h text:style-name="P172" text:outline-level="3"/>
      <text:h text:style-name="P173" text:outline-level="3"><text:bookmark-start text:name="__RefHeading___Toc8203_1578396261"/>5. Precio<text:bookmark-end text:name="__RefHeading___Toc8203_1578396261"/></text:h>
      <table:table table:name="Tabla6" table:style-name="Tabla6">
        <table:table-column table:style-name="Tabla6.A"/>
        <table:table-column table:style-name="Tabla6.B"/>
        <table:table-row>
          <table:table-cell table:style-name="Tabla6.A1" office:value-type="string">
            <text:p text:style-name="P41">Aplicación</text:p>
          </table:table-cell>
          <table:table-cell table:style-name="Tabla6.B1" office:value-type="string">
            <text:p text:style-name="P43">Precio</text:p>
          </table:table-cell>
        </table:table-row>
        <table:table-row>
          <table:table-cell table:style-name="Tabla6.A2" office:value-type="string">
            <text:p text:style-name="P38">VirtualBox</text:p>
          </table:table-cell>
          <table:table-cell table:style-name="Tabla6.B2" office:value-type="string">
            <text:p text:style-name="P64">Gratuito</text:p>
          </table:table-cell>
        </table:table-row>
        <table:table-row>
          <table:table-cell table:style-name="Tabla6.A2" office:value-type="string">
            <text:p text:style-name="P39">VMWare <text:span text:style-name="T114">Workstation Pro 15.x</text:span></text:p>
          </table:table-cell>
          <table:table-cell table:style-name="Tabla6.B2" office:value-type="string">
            <text:p text:style-name="P65">274,95 €<text:span text:style-name="T140">17</text:span></text:p>
          </table:table-cell>
        </table:table-row>
        <table:table-row>
          <table:table-cell table:style-name="Tabla6.A2" office:value-type="string">
            <text:p text:style-name="P39">OpenOffice <text:span text:style-name="T118">4.1.x</text:span></text:p>
          </table:table-cell>
          <table:table-cell table:style-name="Tabla6.B2" office:value-type="string">
            <text:p text:style-name="P64">Gratuito</text:p>
          </table:table-cell>
        </table:table-row>
        <table:table-row>
          <table:table-cell table:style-name="Tabla6.A2" office:value-type="string">
            <text:p text:style-name="P39">Microsoft Office <text:span text:style-name="T118">Hogar y Estudiantes 2019</text:span></text:p>
          </table:table-cell>
          <table:table-cell table:style-name="Tabla6.B2" office:value-type="string">
            <text:p text:style-name="P69">149 €<text:span text:style-name="T140">18</text:span></text:p>
          </table:table-cell>
        </table:table-row>
        <table:table-row>
          <table:table-cell table:style-name="Tabla6.A2" office:value-type="string">
            <text:p text:style-name="P38">Eclipse</text:p>
          </table:table-cell>
          <table:table-cell table:style-name="Tabla6.B2" office:value-type="string">
            <text:p text:style-name="P64">Gratuito</text:p>
          </table:table-cell>
        </table:table-row>
        <table:table-row>
          <table:table-cell table:style-name="Tabla6.A2" office:value-type="string">
            <text:p text:style-name="P38">Jgrasp</text:p>
          </table:table-cell>
          <table:table-cell table:style-name="Tabla6.B2" office:value-type="string">
            <text:p text:style-name="P64">Gratuito</text:p>
          </table:table-cell>
        </table:table-row>
        <table:table-row>
          <table:table-cell table:style-name="Tabla6.A2" office:value-type="string">
            <text:p text:style-name="P38">NetBeans</text:p>
          </table:table-cell>
          <table:table-cell table:style-name="Tabla6.B2" office:value-type="string">
            <text:p text:style-name="P64">Gratuito</text:p>
          </table:table-cell>
        </table:table-row>
        <table:table-row>
          <table:table-cell table:style-name="Tabla6.A2" office:value-type="string">
            <text:p text:style-name="P40">Visual Studio <text:span text:style-name="T121">Professional 2017</text:span></text:p>
          </table:table-cell>
          <table:table-cell table:style-name="Tabla6.B2" office:value-type="string">
            <text:p text:style-name="P70">641 €<text:span text:style-name="T140">19</text:span></text:p>
          </table:table-cell>
        </table:table-row>
      </table:table>
      <text:p text:style-name="P31"/>
      <text:p text:style-name="P31"/>
      <text:h text:style-name="P172" text:outline-level="3"/>
      <text:h text:style-name="P173" text:outline-level="3"><text:bookmark-start text:name="__RefHeading___Toc8205_1578396261"/>6. Requerimientos de <text:span text:style-name="T11">hardware</text:span><text:bookmark-end text:name="__RefHeading___Toc8205_1578396261"/></text:h>
      <table:table table:name="Tabla7" table:style-name="Tabla7">
        <table:table-column table:style-name="Tabla7.A"/>
        <table:table-column table:style-name="Tabla7.B"/>
        <table:table-row>
          <table:table-cell table:style-name="Tabla7.A1" office:value-type="string">
            <text:p text:style-name="P41">Aplicación</text:p>
          </table:table-cell>
          <table:table-cell table:style-name="Tabla7.B1" office:value-type="string">
            <text:p text:style-name="P43">Requerimientos de <text:span text:style-name="T11">hardware</text:span></text:p>
          </table:table-cell>
        </table:table-row>
        <table:table-row>
          <table:table-cell table:style-name="Tabla7.A2" office:value-type="string">
            <text:p text:style-name="P38">VirtualBox</text:p>
          </table:table-cell>
          <table:table-cell table:style-name="Tabla7.B2" office:value-type="string">
            <text:p text:style-name="P59"><text:span text:style-name="T116">«</text:span>Procesador <text:span text:style-name="T116">razonablemente </text:span>poderoso x86<text:span text:style-name="T116">»</text:span></text:p>
            <text:p text:style-name="P59">Memoria RAM: Depende de las máquinas virtuales instaladas. Al menos, 512 MB<text:span text:style-name="T140">20</text:span></text:p>
          </table:table-cell>
        </table:table-row>
        <table:table-row>
          <table:table-cell table:style-name="Tabla7.A2" office:value-type="string">
            <text:p text:style-name="P39">VMWare <text:span text:style-name="T114">Workstation Pro 15.x</text:span></text:p>
          </table:table-cell>
          <table:table-cell table:style-name="Tabla7.B2" office:value-type="string">
            <text:p text:style-name="P60">Procesador: <text:span text:style-name="T114">De 2011 o posteriores, excepto con procesadores Intel Atom basados en la arquitectura «Bonnell» de 2011, procesadores Intel Atom basados en la arquitectura «Saltwell» de 2012 y procesadores AMD basados en las microarquitecturas «Llano» y «Bobcat».</text:span></text:p>
            <text:p text:style-name="P65">También procesadores Intel basados en la microarquitectura «Westmere» de 2010</text:p>
            <text:p text:style-name="P65">Velocidad de núcleo: 1.3 GHz o superior</text:p>
            <text:p text:style-name="P59">Memoria RAM: <text:span text:style-name="T114">2 GB mínimo, 4 GB recomendado</text:span><text:span text:style-name="T143">21</text:span></text:p>
          </table:table-cell>
        </table:table-row>
        <table:table-row>
          <table:table-cell table:style-name="Tabla7.A2" office:value-type="string">
            <text:p text:style-name="P39">OpenOffice <text:span text:style-name="T118">4.1.x</text:span></text:p>
          </table:table-cell>
          <table:table-cell table:style-name="Tabla7.B2" office:value-type="string">
            <text:p text:style-name="P61">Memoria RAM: 256 <text:span text:style-name="T116">MB mínimo,</text:span> <text:span text:style-name="T113">512 MB recomendado</text:span><text:span text:style-name="T144">22</text:span></text:p>
          </table:table-cell>
        </table:table-row>
        <table:table-row>
          <table:table-cell table:style-name="Tabla7.A2" office:value-type="string">
            <text:p text:style-name="P39">Microsoft Office <text:span text:style-name="T118">Hogar y Estudiantes 2019</text:span></text:p>
          </table:table-cell>
          <table:table-cell table:style-name="Tabla7.B2" office:value-type="string">
            <text:p text:style-name="P61">Procesador: <text:span text:style-name="T118">2 núcleos a </text:span>1.6 GHz</text:p>
            <text:p text:style-name="P61">Memoria RAM: 2 GB (32 bits), <text:span text:style-name="T118">4 GB (64 bits)</text:span><text:span text:style-name="T145">23</text:span></text:p>
          </table:table-cell>
        </table:table-row>
        <table:table-row>
          <table:table-cell table:style-name="Tabla7.A2" office:value-type="string">
            <text:p text:style-name="P38">Eclipse</text:p>
          </table:table-cell>
          <table:table-cell table:style-name="Tabla7.B2" office:value-type="string">
            <text:p text:style-name="P63">Procesador: 800 MHz mínimo, 1.5 GHz recomendado</text:p>
            <text:p text:style-name="P63">Memoria RAM: 512 MB mínimo, 1 GB recomendado<text:span text:style-name="T140">24</text:span></text:p>
          </table:table-cell>
        </table:table-row>
        <table:table-row>
          <table:table-cell table:style-name="Tabla7.A2" office:value-type="string">
            <text:p text:style-name="P38">Jgrasp</text:p>
          </table:table-cell>
          <table:table-cell table:style-name="Tabla7.B2" office:value-type="string">
            <text:p text:style-name="P63">Procesador: 500 MHz</text:p>
            <text:p text:style-name="P62">Memoria RAM: 64 MB mínimo, 128 MB recomendado<text:span text:style-name="T140">25</text:span></text:p>
          </table:table-cell>
        </table:table-row>
        <table:table-row>
          <table:table-cell table:style-name="Tabla7.A2" office:value-type="string">
            <text:p text:style-name="P38">NetBeans</text:p>
          </table:table-cell>
          <table:table-cell table:style-name="Tabla7.B2" office:value-type="string">
            <text:p text:style-name="P64">Procesador: 800 MHz Intel Pentium III o equivalente <text:span text:style-name="T119">como </text:span>mínimo, Intel Core i5 o equivalente recomendado</text:p>
            <text:p text:style-name="P64">Memoria RAM: 512 MB mínimo, 2 GB (32 bits) o 4 GB (64 bits) recomendado<text:span text:style-name="T140">26</text:span></text:p>
          </table:table-cell>
        </table:table-row>
        <table:table-row>
          <table:table-cell table:style-name="Tabla7.A2" office:value-type="string">
            <text:p text:style-name="P40">Visual Studio <text:span text:style-name="T121">Professional 2017</text:span></text:p>
          </table:table-cell>
          <table:table-cell table:style-name="Tabla7.B2" office:value-type="string">
            <text:p text:style-name="P64">Procesador: 1.8 GHz o superio<text:span text:style-name="T121">r, 2 núcleos recomendado</text:span></text:p>
            <text:p text:style-name="P64">Memoria RAM: 2 GB mínimo, <text:span text:style-name="T121">4 </text:span>GB recomendado<text:span text:style-name="T140">27</text:span></text:p>
          </table:table-cell>
        </table:table-row>
      </table:table>
      <text:h text:style-name="Heading_20_3" text:outline-level="3"><text:bookmark-start text:name="__RefHeading___Toc8207_1578396261"/><text:soft-page-break/>7. Espacio de disco<text:bookmark-end text:name="__RefHeading___Toc8207_1578396261"/></text:h>
      <table:table table:name="Tabla8" table:style-name="Tabla8">
        <table:table-column table:style-name="Tabla8.A"/>
        <table:table-column table:style-name="Tabla8.B"/>
        <table:table-row>
          <table:table-cell table:style-name="Tabla8.A1" office:value-type="string">
            <text:p text:style-name="P41">Aplicación</text:p>
          </table:table-cell>
          <table:table-cell table:style-name="Tabla8.B1" office:value-type="string">
            <text:p text:style-name="P43">Espacio en disco</text:p>
          </table:table-cell>
        </table:table-row>
        <table:table-row>
          <table:table-cell table:style-name="Tabla8.A2" office:value-type="string">
            <text:p text:style-name="P38">VirtualBox</text:p>
          </table:table-cell>
          <table:table-cell table:style-name="Tabla8.B2" office:value-type="string">
            <text:p text:style-name="P59">30 MB más los discos de las máquinas virtuales<text:span text:style-name="T146">20</text:span></text:p>
          </table:table-cell>
        </table:table-row>
        <table:table-row>
          <table:table-cell table:style-name="Tabla8.A2" office:value-type="string">
            <text:p text:style-name="P39">VMWare <text:span text:style-name="T114">Workstation Pro 15.x</text:span></text:p>
          </table:table-cell>
          <table:table-cell table:style-name="Tabla8.B2" office:value-type="string">
            <text:p text:style-name="P59"/>
          </table:table-cell>
        </table:table-row>
        <table:table-row>
          <table:table-cell table:style-name="Tabla8.A2" office:value-type="string">
            <text:p text:style-name="P39">OpenOffice <text:span text:style-name="T118">4.1.x</text:span></text:p>
          </table:table-cell>
          <table:table-cell table:style-name="Tabla8.B2" office:value-type="string">
            <text:p text:style-name="P63">650 MB <text:span text:style-name="T116">+ 440 MB</text:span><text:span text:style-name="T147">22</text:span></text:p>
          </table:table-cell>
        </table:table-row>
        <table:table-row>
          <table:table-cell table:style-name="Tabla8.A2" office:value-type="string">
            <text:p text:style-name="P39">Microsoft Office <text:span text:style-name="T118">Hogar y Estudiantes 2019</text:span></text:p>
          </table:table-cell>
          <table:table-cell table:style-name="Tabla8.B2" office:value-type="string">
            <text:p text:style-name="P61">4 GB<text:span text:style-name="T146">23</text:span></text:p>
          </table:table-cell>
        </table:table-row>
        <table:table-row>
          <table:table-cell table:style-name="Tabla8.A2" office:value-type="string">
            <text:p text:style-name="P38">Eclipse</text:p>
          </table:table-cell>
          <table:table-cell table:style-name="Tabla8.B2" office:value-type="string">
            <text:p text:style-name="P63">300 MB<text:span text:style-name="T146">24</text:span></text:p>
          </table:table-cell>
        </table:table-row>
        <table:table-row>
          <table:table-cell table:style-name="Tabla8.A2" office:value-type="string">
            <text:p text:style-name="P38">Jgrasp</text:p>
          </table:table-cell>
          <table:table-cell table:style-name="Tabla8.B2" office:value-type="string">
            <text:p text:style-name="P52"/>
          </table:table-cell>
        </table:table-row>
        <table:table-row>
          <table:table-cell table:style-name="Tabla8.A2" office:value-type="string">
            <text:p text:style-name="P38">NetBeans</text:p>
          </table:table-cell>
          <table:table-cell table:style-name="Tabla8.B2" office:value-type="string">
            <text:p text:style-name="P64">750 MB mínimo, 1.5 GB recomendado<text:span text:style-name="T146">26</text:span></text:p>
          </table:table-cell>
        </table:table-row>
        <table:table-row>
          <table:table-cell table:style-name="Tabla8.A2" office:value-type="string">
            <text:p text:style-name="P40">Visual Studio <text:span text:style-name="T121">Professional 2017</text:span></text:p>
          </table:table-cell>
          <table:table-cell table:style-name="Tabla8.B2" office:value-type="string">
            <text:p text:style-name="P70">20 a 50 GB<text:span text:style-name="T146">27</text:span></text:p>
          </table:table-cell>
        </table:table-row>
      </table:table>
      <text:p text:style-name="P31"/>
      <text:p text:style-name="P31"/>
      <text:h text:style-name="P172" text:outline-level="3"/>
      <text:h text:style-name="P173" text:outline-level="3"><text:bookmark-start text:name="__RefHeading___Toc8209_1578396261"/>8. Sistemas operativos soportados<text:bookmark-end text:name="__RefHeading___Toc8209_1578396261"/></text:h>
      <table:table table:name="Tabla9" table:style-name="Tabla9">
        <table:table-column table:style-name="Tabla9.A"/>
        <table:table-column table:style-name="Tabla9.B"/>
        <table:table-row>
          <table:table-cell table:style-name="Tabla9.A1" office:value-type="string">
            <text:p text:style-name="P41">Aplicación</text:p>
          </table:table-cell>
          <table:table-cell table:style-name="Tabla9.B1" office:value-type="string">
            <text:p text:style-name="P44">Sistemas operativos soportados</text:p>
          </table:table-cell>
        </table:table-row>
        <table:table-row>
          <table:table-cell table:style-name="Tabla9.A2" office:value-type="string">
            <text:p text:style-name="P38">VirtualBox</text:p>
          </table:table-cell>
          <table:table-cell table:style-name="Tabla9.B2" office:value-type="string">
            <text:p text:style-name="P68">Linux (gran parte de sus distribuciones), Mac OS X, OpenSolaris, Solaris y Windows<text:span text:style-name="T146">28</text:span></text:p>
          </table:table-cell>
        </table:table-row>
        <table:table-row>
          <table:table-cell table:style-name="Tabla9.A2" office:value-type="string">
            <text:p text:style-name="P39">VMWare <text:span text:style-name="T114">Workstation Pro 15.x</text:span></text:p>
          </table:table-cell>
          <table:table-cell table:style-name="Tabla9.B2" office:value-type="string">
            <text:p text:style-name="P32">CentO<text:span text:style-name="T117">S, Debian, Fedora, </text:span>openSUSE<text:span text:style-name="T117">, </text:span>Oracle Linux<text:span text:style-name="T117">, </text:span>Red Hat Enterprise Linux<text:span text:style-name="T117">, </text:span>SUSE Linux Enterprise Serve<text:span text:style-name="T114">r, </text:span>Ubuntu<text:span text:style-name="T117">, Windows 10, </text:span>Windows 7<text:span text:style-name="T117">, </text:span>Windows 8.<text:span text:style-name="T116">1, </text:span>Windows Server 2008<text:span text:style-name="T117">, </text:span>Windows Server 2012 <text:span text:style-name="T116">R2 y </text:span>Windows Server 2016<text:span text:style-name="T146">29</text:span></text:p>
          </table:table-cell>
        </table:table-row>
        <table:table-row>
          <table:table-cell table:style-name="Tabla9.A2" office:value-type="string">
            <text:p text:style-name="P39">OpenOffice <text:span text:style-name="T118">4.1.x</text:span></text:p>
          </table:table-cell>
          <table:table-cell table:style-name="Tabla9.B2" office:value-type="string">
            <text:p text:style-name="P66">Linux (familia Debian y RedHat), Mac OS X y Windows<text:span text:style-name="T146">30</text:span></text:p>
          </table:table-cell>
        </table:table-row>
        <table:table-row>
          <table:table-cell table:style-name="Tabla9.A2" office:value-type="string">
            <text:p text:style-name="P39">Microsoft Office <text:span text:style-name="T118">Hogar y Estudiantes 2019</text:span></text:p>
          </table:table-cell>
          <table:table-cell table:style-name="Tabla9.B2" office:value-type="string">
            <text:p text:style-name="P67"><text:span text:style-name="T119">m</text:span>acOS <text:span text:style-name="T119">y</text:span> Windows<text:span text:style-name="T146">31</text:span></text:p>
          </table:table-cell>
        </table:table-row>
        <table:table-row>
          <table:table-cell table:style-name="Tabla9.A2" office:value-type="string">
            <text:p text:style-name="P38">Eclipse</text:p>
          </table:table-cell>
          <table:table-cell table:style-name="Tabla9.B2" office:value-type="string">
            <text:p text:style-name="P58">Linux, Mac Cocoa <text:span text:style-name="T119">y</text:span> Windows<text:span text:style-name="T146">32</text:span></text:p>
          </table:table-cell>
        </table:table-row>
        <table:table-row>
          <table:table-cell table:style-name="Tabla9.A2" office:value-type="string">
            <text:p text:style-name="P38">Jgrasp</text:p>
          </table:table-cell>
          <table:table-cell table:style-name="Tabla9.B2" office:value-type="string">
            <text:p text:style-name="P58">Linux <text:span text:style-name="T119">(incluidos otros sistemas </text:span>UNIX<text:span text:style-name="T119">),</text:span> macOS <text:span text:style-name="T119">y</text:span> Windows (Vista o superior)<text:span text:style-name="T146">33</text:span></text:p>
          </table:table-cell>
        </table:table-row>
        <table:table-row>
          <table:table-cell table:style-name="Tabla9.A2" office:value-type="string">
            <text:p text:style-name="P38">NetBeans</text:p>
          </table:table-cell>
          <table:table-cell table:style-name="Tabla9.B2" office:value-type="string">
            <text:p text:style-name="P57">Linux, Mac OS X <text:span text:style-name="T121">y</text:span> Windows<text:span text:style-name="T146">34</text:span></text:p>
          </table:table-cell>
        </table:table-row>
        <table:table-row>
          <table:table-cell table:style-name="Tabla9.A2" office:value-type="string">
            <text:p text:style-name="P40">Visual Studio <text:span text:style-name="T121">Professional 2017</text:span></text:p>
          </table:table-cell>
          <table:table-cell table:style-name="Tabla9.B2" office:value-type="string">
            <text:p text:style-name="P70">macOS y <text:span text:style-name="T120">Windows</text:span><text:span text:style-name="T148">35</text:span></text:p>
          </table:table-cell>
        </table:table-row>
      </table:table>
      <text:p text:style-name="P31"/>
      <text:p text:style-name="P31"/>
      <text:h text:style-name="P172" text:outline-level="3"/>
      <text:h text:style-name="P173" text:outline-level="3"><text:bookmark-start text:name="__RefHeading___Toc8211_1578396261"/><text:span text:style-name="T124">9. </text:span>Recomendado. Razones. Comparando los diferentes productos<text:bookmark-end text:name="__RefHeading___Toc8211_1578396261"/></text:h>
      <text:p text:style-name="P35">Debido a mis preferencias, escogería siempre que fuere posible <text:span text:style-name="T11">software</text:span> libre, que no gratis, ya que están hechas por y para todos, aunque generalmente tienden a <text:span text:style-name="T11">fallar</text:span> más que el privativo.</text:p>
      <text:p text:style-name="P35">A nivel de usuario y estudiante, VirtualBox es la herramienta de virtualización que empleo día a día, debido a que –para qué negarlo– es gratuito, no hay límite de ejecución de máquinas virtuales simultáneamente y no requiero de más. Algunas funciones no van muy bien, como el portapapeles compartido, las carpetas compartidas, el arrastrar y soltar…, pero a pesar de eso, cubre mis necesidades actuales. Por otra parte, VMWare tiene solo la versión gratuita VMWare Player, pero con la gran restricción de solo poder ejecutar una máquina virtual a la vez. A nivel corporativo, seguramente VMWare Workstation Pro sea mucho más conveniente.</text:p>
      <text:p text:style-name="P35"/>
      <text:p text:style-name="P35">Como procesador de textos a nivel ofimático, desde mi sistema operativo, OpenSuse (Linux), descartaría ambas opciones. La de Microsoft por lo anterior comentado y porque no se puede descargar en Linux –al menos no nativamente– y OpenOffice porque en Linux no funciona demasiado bien, cosa que estando en Windows es una buena alternativa. Por eso, prefiero LibreOffice, la suite que suele venir por defecto instalada en los Linux. Generalmente funciona bastante bien, y ya me he acostumbrado a él.</text:p>
      <text:p text:style-name="P35"/>
      <text:p text:style-name="P35">En cuanto a los entornos IDE, desgraciadamente no puedo opinar, debido a que en nuestro grado no programamos, solo en la asignatura de lenguajes de marcas. Los que más me llaman la atención para probar son Eclipse y NetBeans, <text:span text:style-name="T136">así que en el futuro, si me surge la oportunidad –o necesidad–, me animaré a probarlos. Por el momento, para la anterior asignatura citada, utilizo el editor de código Atom, y también cuento con herramientas más simples como Gedit o Kate. También tengo instalado Emacs, pero aún falta para que me anime a probarlo. </text:span></text:p>
      <text:p text:style-name="P3"/>
      <text:p text:style-name="P3"/>
      <text:p text:style-name="P3"/>
      <text:p text:style-name="P5"/>
      <text:h text:style-name="P173" text:outline-level="3"><text:bookmark-start text:name="__RefHeading___Toc8429_1578396261"/>Referencias<text:bookmark-end text:name="__RefHeading___Toc8429_1578396261"/></text:h>
      <text:list xml:id="list1408891083" text:style-name="L44">
        <text:list-item>
          <text:p text:style-name="P162"><text:a xlink:type="simple" xlink:href="https://okhosting.com/blog/tipos-de-software-su-clasificacion/" text:style-name="Internet_20_link" text:visited-style-name="Visited_20_Internet_20_Link">https://ok</text:a><text:a xlink:type="simple" xlink:href="https://okhosting.com/blog/tipos-de-software-su-clasificacion/" text:style-name="Internet_20_link" text:visited-style-name="Visited_20_Internet_20_Link">host</text:a><text:a xlink:type="simple" xlink:href="https://okhosting.com/blog/tipos-de-software-su-clasificacion/" text:style-name="Internet_20_link" text:visited-style-name="Visited_20_Internet_20_Link">ing.com/blog/tipos-de-</text:a><text:a xlink:type="simple" xlink:href="https://okhosting.com/blog/tipos-de-software-su-clasificacion/" text:style-name="Internet_20_link" text:visited-style-name="Visited_20_Internet_20_Link">software</text:a><text:a xlink:type="simple" xlink:href="https://okhosting.com/blog/tipos-de-software-su-clasificacion/" text:style-name="Internet_20_link" text:visited-style-name="Visited_20_Internet_20_Link">-su-clasificacion/</text:a></text:p>
        </text:list-item>
        <text:list-item>
          <text:p text:style-name="P162"><text:a xlink:type="simple" xlink:href="http://www3.gobiernodecanarias.org/medusa/campus/doc/openoffice/openoffice/tema1/caracteristicas.html" text:style-name="Internet_20_link" text:visited-style-name="Visited_20_Internet_20_Link">http://www3.gobiernodecanarias.org/medusa/campus/doc/openoffice/openoffice/tema1/caracteristicas.html</text:a></text:p>
        </text:list-item>
        <text:list-item>
          <text:p text:style-name="P163"><text:a xlink:type="simple" xlink:href="https://es.wikipedia.org/wiki/Microsoft_Office" text:style-name="Internet_20_link" text:visited-style-name="Visited_20_Internet_20_Link">https://es.wikipedia.org/wiki/Microsoft_Office</text:a></text:p>
        </text:list-item>
        <text:list-item>
          <text:p text:style-name="P162"><text:a xlink:type="simple" xlink:href="https://www.ecured.cu/Eclipse,_entorno_de_desarrollo_integrado" text:style-name="Internet_20_link" text:visited-style-name="Visited_20_Internet_20_Link">https://www.ecured.cu/Eclipse,_entorno_de_desarrollo_integrado</text:a></text:p>
        </text:list-item>
        <text:list-item>
          <text:p text:style-name="P162"><text:a xlink:type="simple" xlink:href="https://en.wikipedia.org/wiki/JGRASP" text:style-name="Internet_20_link" text:visited-style-name="Visited_20_Internet_20_Link">https://en.wikipedia.org/wiki/JGRASP</text:a></text:p>
        </text:list-item>
        <text:list-item>
          <text:p text:style-name="P162"><text:a xlink:type="simple" xlink:href="https://es.wikipedia.org/wiki/NetBeans" text:style-name="Internet_20_link" text:visited-style-name="Visited_20_Internet_20_Link">https://es.wikipedia.org/wiki/NetBeans</text:a></text:p>
        </text:list-item>
        <text:list-item>
          <text:p text:style-name="P162"><text:a xlink:type="simple" xlink:href="https://es.wikipedia.org/wiki/Microsoft_Visual_Studio" text:style-name="Internet_20_link" text:visited-style-name="Visited_20_Internet_20_Link">https://es.wikipedia.org/wiki/Microsoft_Visual_Studio</text:a></text:p>
        </text:list-item>
        <text:list-item>
          <text:p text:style-name="P162"><text:a xlink:type="simple" xlink:href="https://www.openoffice.org/porting/" text:style-name="Internet_20_link" text:visited-style-name="Visited_20_Internet_20_Link">https://www.openoffice.org/porting/</text:a></text:p>
        </text:list-item>
        <text:list-item>
          <text:p text:style-name="P162"><text:a xlink:type="simple" xlink:href="https://gareth.flowers/netbeans-portable/" text:style-name="Internet_20_link" text:visited-style-name="Visited_20_Internet_20_Link">https://gareth.flowers/netbeans-portable/</text:a></text:p>
        </text:list-item>
        <text:list-item>
          <text:p text:style-name="P162"><text:a xlink:type="simple" xlink:href="https://code.visualstudio.com/docs/editor/portable" text:style-name="Internet_20_link" text:visited-style-name="Visited_20_Internet_20_Link">https://code.visualstudio.com/docs/editor/portable</text:a></text:p>
        </text:list-item>
        <text:list-item>
          <text:p text:style-name="P162"><text:a xlink:type="simple" xlink:href="https://www.virtualbox.org/wiki/Licensing_FAQ" text:style-name="Internet_20_link" text:visited-style-name="Visited_20_Internet_20_Link">https://www.virtualbox.org/wiki/Licensing_FAQ</text:a></text:p>
        </text:list-item>
        <text:list-item>
          <text:p text:style-name="P166"><text:a xlink:type="simple" xlink:href="https://www.openoffice.org/license.html" text:style-name="Internet_20_link" text:visited-style-name="Visited_20_Internet_20_Link">https://www.openoffice.org/license.html</text:a></text:p>
        </text:list-item>
        <text:list-item>
          <text:p text:style-name="P162"><text:a xlink:type="simple" xlink:href="https://www.eclipse.org/org/documents/edl-v10.php" text:style-name="Internet_20_link" text:visited-style-name="Visited_20_Internet_20_Link">https://www.eclipse.org/org/documents/edl-v10.php</text:a> </text:p>
          <text:p text:style-name="P162"><text:a xlink:type="simple" xlink:href="https://www.eclipse.org/legal/epl-2.0/" text:style-name="Internet_20_link" text:visited-style-name="Visited_20_Internet_20_Link">https://www.eclipse.org/legal/epl-2.0/</text:a></text:p>
        </text:list-item>
        <text:list-item>
          <text:p text:style-name="P162"><text:a xlink:type="simple" xlink:href="https://www.jgrasp.org/license.html" text:style-name="Internet_20_link" text:visited-style-name="Visited_20_Internet_20_Link">https://www.jgrasp.org/license.html</text:a></text:p>
        </text:list-item>
        <text:list-item>
          <text:p text:style-name="P162"><text:a xlink:type="simple" xlink:href="https://netbeans.org/about/legal/index.html" text:style-name="Internet_20_link" text:visited-style-name="Visited_20_Internet_20_Link">https://netbeans.org/about/legal/index.html</text:a></text:p>
        </text:list-item>
        <text:list-item>
          <text:p text:style-name="P162"><text:a xlink:type="simple" xlink:href="https://visualstudio.microsoft.com/wp-content/uploads/2017/11/Visual-Studio-2018-Licensing-Whitepaper-November-2017.pdf" text:style-name="Internet_20_link" text:visited-style-name="Visited_20_Internet_20_Link">https://visualstudio.microsoft.com/wp-content/uploads/2017/11/Visual-Studio-2018-Licensing-Whitepaper-November-2017.pdf</text:a></text:p>
          <text:p text:style-name="P164"><text:a xlink:type="simple" xlink:href="https://visualstudio.microsoft.com/license-terms/" text:style-name="Internet_20_link" text:visited-style-name="Visited_20_Internet_20_Link">https://visualstudio.microsoft.com/license-terms/</text:a></text:p>
        </text:list-item>
        <text:list-item>
          <text:p text:style-name="P165"><text:a xlink:type="simple" xlink:href="https://store.vmware.com/store?Action=DisplayProductDetailsPage&amp;Locale=es_ES&amp;SiteID=vmwde&amp;productID=5223188000" text:style-name="Internet_20_link" text:visited-style-name="Visited_20_Internet_20_Link">https://store.vmware.com/store?Action=DisplayProductDetailsPage&amp;Locale=es_ES&amp;SiteID=vmwde&amp;productID=5223188000</text:a></text:p>
        </text:list-item>
        <text:list-item>
          <text:p text:style-name="P165"><text:a xlink:type="simple" xlink:href="https://products.office.com/es-es/compare-all-microsoft-office-products?tab=1" text:style-name="Internet_20_link" text:visited-style-name="Visited_20_Internet_20_Link">https://products.office.com/es-es/compare-all-microsoft-office-products?tab=1</text:a></text:p>
        </text:list-item>
        <text:list-item>
          <text:p text:style-name="P165"><text:a xlink:type="simple" xlink:href="https://www.microsoft.com/es-es/p/visual-studio-professional-2017/dg7gmgf0dst5" text:style-name="Internet_20_link" text:visited-style-name="Visited_20_Internet_20_Link">https://www.microsoft.com/es-es/p/visual-studio-professional-2017/dg7gmgf0dst5</text:a></text:p>
        </text:list-item>
        <text:list-item>
          <text:p text:style-name="P165"><text:a xlink:type="simple" xlink:href="https://www.virtualbox.org/wiki/End-user_documentation" text:style-name="Internet_20_link" text:visited-style-name="Visited_20_Internet_20_Link">https://www.virtualbox.org/wiki/End-user_documentation</text:a></text:p>
        </text:list-item>
        <text:list-item>
          <text:p text:style-name="P165"><text:a xlink:type="simple" xlink:href="https://docs.vmware.com/en/VMware-Workstation-Pro/15.0/workstation-pro-15-user-guide.pdf" text:style-name="Internet_20_link" text:visited-style-name="Visited_20_Internet_20_Link">https://docs.vmware.com/en/VMware-Workstation-Pro/15.0/workstation-pro-15-user-guide.pdf</text:a></text:p>
        </text:list-item>
        <text:list-item>
          <text:p text:style-name="P166"><text:a xlink:type="simple" xlink:href="https://www.openoffice.org/dev_docs/source/sys_reqs_aoo41.html" text:style-name="Internet_20_link" text:visited-style-name="Visited_20_Internet_20_Link">https://www.openoffice.org/dev_docs/source/sys_reqs_aoo41.html</text:a></text:p>
        </text:list-item>
        <text:list-item>
          <text:p text:style-name="P166"><text:soft-page-break/><text:a xlink:type="simple" xlink:href="https://www.microsoft.com/es-es/p/office-home-student-2019/CFQ7TTC0K7C8?activetab=pivot:techspecstab" text:style-name="Internet_20_link" text:visited-style-name="Visited_20_Internet_20_Link">https://www.microsoft.com/es-es/p/office-home-student-2019/CFQ7TTC0K7C8?activetab=pivot:techspecstab</text:a></text:p>
        </text:list-item>
        <text:list-item>
          <text:p text:style-name="P166"><text:a xlink:type="simple" xlink:href="https://www.google.com/search?client=firefox-b-ab&amp;ei=f7NhXPLCFpGIlwT7wpX4Cg&amp;q=eclipse+ide+requirements&amp;oq=eclipse+ide+requirements&amp;gs_l=psy-ab.3...16448.16642..16727...0.0..0.158.308.0j2......0....1..gws-wiz.x32TBsVEKtQ" text:style-name="Internet_20_link" text:visited-style-name="Visited_20_Internet_20_Link">https://www.google.com/search?client=firefox-b-ab&amp;ei=f7NhXPLCFpGIlwT7wpX4Cg&amp;q=eclipse+ide+requirements&amp;oq=eclipse+ide+requirements&amp;gs_l=psy-ab.3...16448.16642..16727...0.0..0.158.308.0j2......0....1..gws-wiz.x32TBsVEKtQ</text:a></text:p>
        </text:list-item>
        <text:list-item>
          <text:p text:style-name="P166"><text:a xlink:type="simple" xlink:href="http://www.eng.auburn.edu/~cross/comp1210/misc/jGRASP_CD.2013-03-05/README.2013-03-05.txt" text:style-name="Internet_20_link" text:visited-style-name="Visited_20_Internet_20_Link">http://www.eng.auburn.edu/~cross/comp1210/misc/jGRASP_CD.2013-03-05/README.2013-03-05.txt</text:a></text:p>
        </text:list-item>
        <text:list-item>
          <text:p text:style-name="P166"><text:a xlink:type="simple" xlink:href="https://netbeans.org/community/releases/82/relnotes.html#system_requirements" text:style-name="Internet_20_link" text:visited-style-name="Visited_20_Internet_20_Link">https://netbeans.org/community/releases/82/relnotes.html#system_requirements</text:a></text:p>
        </text:list-item>
        <text:list-item>
          <text:p text:style-name="P166"><text:a xlink:type="simple" xlink:href="https://docs.microsoft.com/en-us/visualstudio/productinfo/vs2017-system-requirements-vs" text:style-name="Internet_20_link" text:visited-style-name="Visited_20_Internet_20_Link">https://docs.microsoft.com/en-us/visualstudio/productinfo/vs2017-system-requirements-vs</text:a></text:p>
        </text:list-item>
        <text:list-item>
          <text:p text:style-name="P167"><text:a xlink:type="simple" xlink:href="https://www.virtualbox.org/wiki/Downloads" text:style-name="Internet_20_link" text:visited-style-name="Visited_20_Internet_20_Link">https://www.virtualbox.org/wiki/Downloads</text:a></text:p>
          <text:p text:style-name="P167"><text:a xlink:type="simple" xlink:href="https://www.virtualbox.org/wiki/Linux_Downloads" text:style-name="Internet_20_link" text:visited-style-name="Visited_20_Internet_20_Link">https://www.virtualbox.org/wiki/Linux_Downloads</text:a></text:p>
        </text:list-item>
        <text:list-item>
          <text:p text:style-name="P167"><text:a xlink:type="simple" xlink:href="https://kb.vmware.com/s/article/2129859" text:style-name="Internet_20_link" text:visited-style-name="Visited_20_Internet_20_Link">https://kb.vmware.com/s/article/2129859</text:a></text:p>
        </text:list-item>
        <text:list-item>
          <text:p text:style-name="P167"><text:a xlink:type="simple" xlink:href="https://www.openoffice.org/es/descargar/" text:style-name="Internet_20_link" text:visited-style-name="Visited_20_Internet_20_Link">https://www.openoffice.org/es/descargar/</text:a></text:p>
        </text:list-item>
        <text:list-item>
          <text:p text:style-name="P167"><text:a xlink:type="simple" xlink:href="https://products.office.com/es-es/office-system-requirements?ms.officeurl=systemrequirements&amp;rtc=1" text:style-name="Internet_20_link" text:visited-style-name="Visited_20_Internet_20_Link">https://products.office.com/es-es/office-system-requirements?ms.officeurl=systemrequirements&amp;rtc=1</text:a></text:p>
        </text:list-item>
        <text:list-item>
          <text:p text:style-name="P167"><text:a xlink:type="simple" xlink:href="https://www.eclipse.org/downloads/packages/" text:style-name="Internet_20_link" text:visited-style-name="Visited_20_Internet_20_Link">https://www.eclipse.org/downloads/packages/</text:a></text:p>
        </text:list-item>
        <text:list-item>
          <text:p text:style-name="P167"><text:a xlink:type="simple" xlink:href="https://spider.eng.auburn.edu/user-cgi/grasp/grasp.pl?;dl=download_jgrasp.html" text:style-name="Internet_20_link" text:visited-style-name="Visited_20_Internet_20_Link">https://spider.eng.auburn.edu/user-cgi/grasp/grasp.pl?;dl=download_jgrasp.html</text:a></text:p>
        </text:list-item>
        <text:list-item>
          <text:p text:style-name="P167"><text:a xlink:type="simple" xlink:href="https://netbeans.org/downloads/8.0.2/" text:style-name="Internet_20_link" text:visited-style-name="Visited_20_Internet_20_Link">https://netbeans.org/downloads/8.0.2/</text:a></text:p>
        </text:list-item>
        <text:list-item>
          <text:p text:style-name="P164"><text:a xlink:type="simple" xlink:href="https://visualstudio.microsoft.com/vs/mac/" text:style-name="Internet_20_link" text:visited-style-name="Visited_20_Internet_20_Link"><text:span text:style-name="T149">https://visualstudio.microsoft.com/vs/mac/</text:span></text:a></text:p>
          <text:p text:style-name="P164"><text:a xlink:type="simple" xlink:href="https://visualstudio.microsoft.com/downloads/" text:style-name="Internet_20_link" text:visited-style-name="Visited_20_Internet_20_Link"><text:span text:style-name="T149">https://visualstudio.microsoft.com/download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FreeSans1" svg:font-family="FreeSans" style:font-family-generic="swiss"/>
    <style:font-face style:name="Hack" svg:font-family="Hack" style:font-adornments="Normal" style:font-pitch="fixed"/>
    <style:font-face style:name="Ubuntu Mono" svg:font-family="'Ubuntu Mono'" style:font-adornments="Normal" style:font-pitch="fixed"/>
    <style:font-face style:name="Liberation Mono" svg:font-family="'Liberation Mono'" style:font-family-generic="modern" style:font-pitch="fixed"/>
    <style:font-face style:name="Roboto2" svg:font-family="Roboto" style:font-pitch="variable"/>
    <style:font-face style:name="Roboto1" svg:font-family="Roboto" style:font-adornments="Cursiva" style:font-pitch="variable"/>
    <style:font-face style:name="Roboto" svg:font-family="Roboto" style:font-adornments="Normal" style:font-pitch="variable"/>
    <style:font-face style:name="Roboto Slab2" svg:font-family="'Roboto Slab'" style:font-pitch="variable"/>
    <style:font-face style:name="Roboto Slab" svg:font-family="'Roboto Slab'" style:font-adornments="Negrita" style:font-pitch="variable"/>
    <style:font-face style:name="Roboto Slab1" svg:font-family="'Roboto Slab'" style:font-adornments="Negrita cursiva" style:font-pitch="variable"/>
    <style:font-face style:name="Liberation Serif" svg:font-family="'Liberation Serif'" style:font-family-generic="roman" style:font-pitch="variable"/>
    <style:font-face style:name="Arial1" svg:font-family="Arial" style:font-adornments="Cursiva" style:font-family-generic="swiss"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Verdana" svg:font-family="Verdana" style:font-adornments="Negrita" style:font-family-generic="swiss" style:font-pitch="variable"/>
    <style:font-face style:name="Verdana1" svg:font-family="Verdana"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Hatching_20_92" draw:display-name="Hatching 92" draw:style="single" draw:color="#000000" draw:distance="2.211cm" draw:rotation="0"/>
    <draw:fill-image draw:name="_35__20_Percent" draw:display-name="5 Percent" xlink:href="Pictures/100000000000000800000008B2AA4E6A4F6D2D73.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false" fo:line-height="120%" fo:text-indent="1cm" style:auto-text-indent="true">
        <style:tab-stops/>
      </style:paragraph-properties>
      <style:text-properties style:font-name="Roboto" fo:font-family="Roboto" style:font-style-name="Normal"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Roboto1" fo:font-family="Roboto" style:font-style-name="Cursiva" style:font-pitch="variable"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loext:graphic-properties draw:fill="none" draw:fill-color="#729fcf"/>
      <style:paragraph-properties fo:margin-left="0cm" fo:margin-right="0cm" fo:text-indent="0cm" style:auto-text-indent="false" fo:background-color="transparent" fo:padding="0cm" fo:border="none" text:number-lines="false" text:line-number="0"/>
      <style:text-properties style:font-name="Roboto" fo:font-family="Roboto" style:font-style-name="Normal" style:font-pitch="variable"/>
    </style:style>
    <style:style style:name="Title" style:family="paragraph" style:parent-style-name="Heading" style:next-style-name="Text_20_body" style:class="chapter">
      <style:paragraph-properties fo:text-align="center" style:justify-single-word="false"/>
      <style:text-properties style:font-name="Roboto Slab" fo:font-family="'Roboto Slab'" style:font-style-name="Negrita" style:font-pitch="variable"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Mono" fo:font-family="'Ubuntu Mono'" style:font-style-name="Normal" style:font-pitch="fixed" style:text-overline-style="solid" style:text-overline-width="auto" style:text-overline-color="font-color"/>
    </style:style>
    <style:style style:name="Index_20_1" style:display-name="Index 1" style:family="paragraph" style:parent-style-name="Index" style:class="index">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cm" fo:margin-right="0cm" fo:margin-top="0cm" fo:margin-bottom="0.6cm" loext:contextual-spacing="false" fo:text-indent="0cm" style:auto-text-indent="false" fo:background-color="transparent" style:shadow="none"/>
      <style:text-properties style:font-name="Roboto Slab" fo:font-family="'Roboto Slab'" style:font-style-name="Negrita" style:font-pitch="variable" fo:font-size="130%" style:text-underline-style="none" fo:font-weight="bold" style:font-size-asian="130%" style:font-weight-asian="bold" style:font-size-complex="130%"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499cm" loext:contextual-spacing="false" fo:text-indent="0cm" style:auto-text-indent="false">
        <style:tab-stops/>
      </style:paragraph-properties>
      <style:text-properties style:font-name="Roboto Slab" fo:font-family="'Roboto Slab'" style:font-style-name="Negrita"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margin-top="0cm" fo:margin-bottom="0.499cm" loext:contextual-spacing="false" fo:text-align="start" style:justify-single-word="false" fo:text-indent="-0.76cm" style:auto-text-indent="true">
        <style:tab-stops/>
      </style:paragraph-properties>
      <style:text-properties style:font-name="Roboto Slab" fo:font-family="'Roboto Slab'" style:font-style-name="Negrita" style:font-pitch="variable" fo:font-size="101%" fo:font-weight="bold" style:font-size-asian="101%" style:font-weight-asian="bold" style:font-size-complex="101%" style:font-weight-complex="bold"/>
    </style:style>
    <style:style style:name="Head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Mono" fo:font-family="'Ubuntu Mono'" style:font-style-name="Normal" style:font-pitch="fixed" style:text-underline-style="solid" style:text-underline-width="auto" style:text-underline-color="font-color"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next-style-name="Header_20_right"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 fo:font-family="Arial" style:font-style-name="Negrita"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loext:graphic-properties draw:fill="none" draw:fill-color="#729fcf"/>
      <style:paragraph-properties fo:margin-left="0cm" fo:margin-right="0cm" fo:text-indent="0cm" style:auto-text-indent="false" fo:background-color="transparent">
        <style:tab-stops>
          <style:tab-stop style:position="17cm" style:type="right" style:leader-style="dotted" style:leader-text="."/>
        </style:tab-stops>
      </style:paragraph-properties>
      <style:text-properties style:font-name="Roboto" fo:font-family="Roboto" style:font-style-name="Normal" style:font-pitch="variable"/>
    </style:style>
    <style:style style:name="Comandos" style:family="paragraph" style:class="text">
      <loext:graphic-properties draw:fill="solid" draw:fill-color="#000000"/>
      <style:paragraph-properties fo:margin-left="0cm" fo:margin-right="0cm" fo:text-align="start" style:justify-single-word="false" fo:text-indent="0cm" style:auto-text-indent="false" fo:background-color="#000000" fo:padding="0cm" fo:border="none" style:shadow="none">
        <style:tab-stops/>
      </style:paragraph-properties>
      <style:text-properties fo:color="#b2b2b2" style:font-name="Hack" fo:font-family="Hack" style:font-style-name="Normal" style:font-pitch="fixed" style:font-size-asian="10.5pt"/>
    </style:style>
    <style:style style:name="Imágenes" style:family="paragraph">
      <style:paragraph-properties fo:text-align="center" style:justify-single-word="false" style:shadow="none"/>
    </style:style>
    <style:style style:name="Pie_20_de_20_imagen" style:display-name="Pie de imagen" style:family="paragraph">
      <style:paragraph-properties fo:margin-left="2.963cm" fo:margin-right="2.963cm" fo:text-indent="0cm" style:auto-text-indent="false">
        <style:tab-stops/>
      </style:paragraph-properties>
      <style:text-properties style:font-name="Arial1" fo:font-family="Arial" style:font-style-name="Cursiva" style:font-family-generic="swiss" style:font-pitch="variable" fo:font-size="10.5pt" fo:font-style="italic" style:font-size-asian="10.5pt"/>
    </style:style>
    <style:style style:name="Tramas" style:family="paragraph" style:master-page-name="">
      <loext:graphic-properties draw:fill="solid" draw:fill-color="#1a82bc" draw:fill-hatch-name="Hatching_20_92" draw:fill-hatch-solid="false" draw:fill-image-name="_35__20_Percent"/>
      <style:paragraph-properties fo:margin-top="0cm" fo:margin-bottom="0cm" loext:contextual-spacing="false" style:page-number="auto" fo:background-color="#1a82bc" fo:padding="0.199cm" fo:border="none" style:shadow="none">
        <style:tab-stops/>
      </style:paragraph-properties>
      <style:text-properties fo:color="#eeeeee" style:font-name="Ubuntu Mono" fo:font-family="'Ubuntu Mono'" style:font-style-name="Normal" style:font-pitch="fixed" style:font-size-asian="10.5pt"/>
    </style:style>
    <style:style style:name="Pie_20_de_20_imagen_20_2" style:display-name="Pie de imagen 2" style:family="paragraph" style:master-page-name="">
      <style:paragraph-properties fo:margin-left="0.3cm" fo:margin-right="0.3cm" fo:text-indent="0cm" style:auto-text-indent="false" style:page-number="auto"/>
      <style:text-properties style:font-name="Arial1" fo:font-family="Arial" style:font-style-name="Cursiva" style:font-family-generic="swiss" style:font-pitch="variable" fo:font-size="10.5pt" fo:font-style="italic" style:font-size-asian="10.5pt"/>
    </style:style>
    <style:style style:name="Notas" style:family="paragraph">
      <style:paragraph-properties>
        <style:tab-stops/>
      </style:paragraph-properties>
      <style:text-properties style:font-name="Verdana" fo:font-family="Verdana" style:font-style-name="Negrita" style:font-family-generic="swiss" style:font-pitch="variable" fo:font-size="10.5pt" fo:font-weight="bold" style:font-size-asian="10.5pt"/>
    </style:style>
    <style:style style:name="Tablas" style:family="paragraph">
      <style:text-properties style:font-name="Ubuntu Mono" fo:font-family="'Ubuntu Mono'" style:font-style-name="Normal" style:font-pitch="fixed" fo:font-size="14pt" style:font-size-asian="10.5pt"/>
    </style:style>
    <style:style style:name="Tramas_20_blancas" style:display-name="Tramas blancas" style:family="paragraph" style:master-page-name="">
      <loext:graphic-properties draw:fill="solid" draw:fill-color="#ffffff"/>
      <style:paragraph-properties style:page-number="auto" fo:background-color="#ffffff" fo:padding="0.199cm" fo:border="none" style:shadow="none"/>
      <style:text-properties fo:color="#000000" style:font-name="Ubuntu Mono" fo:font-family="'Ubuntu Mono'" style:font-style-name="Normal" style:font-pitch="fixed" style:font-size-asian="10.5pt"/>
    </style:style>
    <style:style style:name="Tramas_20_grises" style:display-name="Tramas grises" style:family="paragraph">
      <loext:graphic-properties draw:fill="solid" draw:fill-color="#dddddd"/>
      <style:paragraph-properties fo:background-color="#dddddd" fo:padding="0.199cm" fo:border="none" style:shadow="none"/>
      <style:text-properties fo:color="#000000" style:font-name="Ubuntu Mono" fo:font-family="'Ubuntu Mono'" style:font-style-name="Normal" style:font-pitch="fixed" style:font-size-asian="10.5pt"/>
    </style:style>
    <style:style style:name="Notas_20_2" style:display-name="Notas 2" style:family="paragraph" style:master-page-name="">
      <style:paragraph-properties fo:margin-top="0cm" fo:margin-bottom="0.499cm" loext:contextual-spacing="false" style:page-number="auto"/>
      <style:text-properties style:font-name="Verdana" fo:font-family="Verdana" style:font-style-name="Negrita" style:font-family-generic="swiss" style:font-pitch="variable" fo:font-size="10.5pt" fo:font-weight="bold"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text-properties style:font-name="Roboto1" fo:font-family="Roboto" style:font-style-name="Cursiva" style:font-pitch="variable"/>
    </style:style>
    <style:style style:name="Quitar_20_márgenes" style:display-name="Quitar márgenes" style:family="paragraph">
      <style:paragraph-properties fo:margin-left="0cm" fo:margin-right="0cm" fo:margin-top="0cm" fo:margin-bottom="0.101cm" loext:contextual-spacing="false" fo:text-align="start" style:justify-single-word="false" fo:text-indent="0cm" style:auto-text-indent="false"/>
      <style:text-properties style:font-name="Verdana1" fo:font-family="Verdana"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Roboto" fo:font-family="Roboto" style:font-style-name="Normal" style:font-pitch="variabl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Roboto Slab1" fo:font-family="'Roboto Slab'" style:font-style-name="Negrita cursiva"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Roboto Slab" fo:font-family="'Roboto Slab'" style:font-style-name="Negrita"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style:font-name="Roboto Slab" fo:font-family="'Roboto Slab'" style:font-style-name="Negrita" style:font-pitch="variable" fo:font-size="85%"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style:font-name="Roboto Slab" fo:font-family="'Roboto Slab'" style:font-style-name="Negrita" style:font-pitch="variable"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style:font-name="Roboto Slab" fo:font-family="'Roboto Slab'" style:font-style-name="Negrita" style:font-pitch="variable" fo:font-size="80%"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Roboto Slab" fo:font-family="'Roboto Slab'" style:font-style-name="Negrita" style:font-pitch="variabl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style:font-name="Roboto Slab" fo:font-family="'Roboto Slab'" style:font-style-name="Negrita" style:font-pitch="variable"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oboto Slab" fo:font-family="'Roboto Slab'" style:font-style-name="Negrita" style:font-pitch="variable"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text-properties style:font-name="Roboto" fo:font-family="Roboto" style:font-style-name="Normal"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text-properties style:font-name="Roboto" fo:font-family="Roboto" style:font-style-name="Normal" style:font-pitch="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text-properties style:font-name="Roboto" fo:font-family="Roboto" style:font-style-name="Normal" style:font-pitch="variabl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text-properties style:font-name="Roboto" fo:font-family="Roboto" style:font-style-name="Normal" style:font-pitch="variable"/>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text-properties style:font-name="Roboto" fo:font-family="Roboto" style:font-style-name="Normal" style:font-pitch="variable"/>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908cm" style:type="right" style:leader-style="dotted" style:leader-text="."/>
        </style:tab-stops>
      </style:paragraph-properties>
      <style:text-properties style:font-name="Roboto" fo:font-family="Roboto" style:font-style-name="Normal" style:font-pitch="variable"/>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409cm" style:type="right" style:leader-style="dotted" style:leader-text="."/>
        </style:tab-stops>
      </style:paragraph-properties>
      <style:text-properties style:font-name="Roboto" fo:font-family="Roboto" style:font-style-name="Normal" style:font-pitch="variabl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91cm" style:type="right" style:leader-style="dotted" style:leader-text="."/>
        </style:tab-stops>
      </style:paragraph-properties>
      <style:text-properties style:font-name="Roboto" fo:font-family="Roboto" style:font-style-name="Normal" style:font-pitch="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left="2cm" fo:margin-right="0cm" fo:margin-top="0.199cm" fo:margin-bottom="0cm" style:wrap="parallel" style:number-wrapped-paragraphs="no-limit" style:wrap-contour="false" style:vertical-pos="top" style:vertical-rel="paragraph" style:horizontal-pos="center" style:horizontal-rel="paragraph" style:writing-mode="lr-tb" draw:textarea-vertical-align="midd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be16" officeooo:paragraph-rsid="001abe16"/>
    </style:style>
    <style:style style:name="MT1" style:family="text">
      <style:text-properties fo:font-style="normal" officeooo:rsid="00e8e875" style:font-style-asian="normal" style:font-style-complex="normal"/>
    </style:style>
    <style:style style:name="MT2" style:family="text">
      <style:text-properties fo:font-style="italic" officeooo:rsid="00e8e875" style:font-style-asian="italic" style:font-style-complex="italic"/>
    </style:style>
    <style:style style:name="MT3" style:family="text">
      <style:text-properties fo:font-style="normal" officeooo:rsid="005145ad" style:font-style-asian="normal" style:font-style-complex="normal"/>
    </style:style>
    <style:style style:name="MT4" style:family="text">
      <style:text-properties fo:font-style="normal" officeooo:rsid="0112883a" style:font-style-asian="normal" style:font-style-complex="normal"/>
    </style:style>
    <style:style style:name="MT5" style:family="text">
      <style:text-properties fo:font-style="italic" officeooo:rsid="0112883a" style:font-style-asian="italic" style:font-style-complex="italic"/>
    </style:style>
    <style:style style:name="MT6" style:family="text">
      <style:text-properties officeooo:rsid="00e2f02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5cm" fo:margin-left="1.7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0cm" fo:margin-bottom="0cm" fo:margin-left="0cm" fo:margin-right="0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span text:style-name="MT1">Fundamentos de </text:span><text:span text:style-name="MT2">hardware</text:span><text:span text:style-name="MT3"><text:tab/><text:tab/></text:span><text:span text:style-name="MT4">Comparativa de </text:span><text:span text:style-name="MT5">software</text:span></text:p>
      </style:header>
      <style:footer>
        <text:p text:style-name="Footer"><draw:frame draw:style-name="Mfr1" draw:name="Imagen1" text:anchor-type="paragraph" svg:x="11.945cm" svg:y="0.058cm" svg:width="0.293cm" svg:height="0.293cm" draw:z-index="43"><draw:image xlink:href="Pictures/100014AB000034EB000034EB673BF6ADA1F660DB.svg" xlink:type="simple" xlink:show="embed" xlink:actuate="onLoad" loext:mime-type="image/svg+xml"/><draw:image xlink:href="Pictures/100002010000020000000200C424AECA1A7BA554.png" xlink:type="simple" xlink:show="embed" xlink:actuate="onLoad" loext:mime-type="image/png"/></draw:frame><text:page-number text:select-page="current">44</text:page-number>/<text:page-count>44</text:page-count><text:tab/><text:tab/><text:span text:style-name="MT6">Ramos de Diego, Miguel</text:span></text:p>
      </style:footer>
    </style:master-page>
    <style:master-page style:name="Landscape" style:page-layout-name="Mpm2">
      <style:header>
        <text:p text:style-name="Header"/>
      </style:header>
    </style:master-page>
    <style:master-page style:name="HTML" style:page-layout-name="Mpm3">
      <style:header>
        <text:p text:style-name="Header"/>
      </style:header>
    </style:master-page>
    <style:master-page style:name="Sin_20_márgenes" style:display-name="Sin márgenes" style:page-layout-name="Mpm4" style:next-style-name="Standard">
      <style:header>
        <text:p text:style-name="Header"/>
      </style:header>
    </style:master-page>
    <style:master-page style:name="First_20_Page" style:display-name="First Page" style:page-layout-name="Mpm5" style:next-style-name="Standard">
      <style:header>
        <text:p text:style-name="Header"/>
      </style:header>
    </style:master-page>
    <style:master-page style:name="Left_20_Page" style:display-name="Left Page" style:page-layout-name="Mpm6" style:next-style-name="Right_20_Page">
      <style:header>
        <text:p text:style-name="Header"/>
      </style:header>
    </style:master-page>
    <style:master-page style:name="Right_20_Page" style:display-name="Right Page" style:page-layout-name="Mpm7" style:next-style-name="Left_20_Page">
      <style:header>
        <text:p text:style-name="Header"/>
      </style:header>
    </style:master-page>
    <style:master-page style:name="Envelope" style:page-layout-name="Mpm8">
      <style:header>
        <text:p text:style-name="Header"/>
      </style:header>
    </style:master-page>
    <style:master-page style:name="Index" style:page-layout-name="Mpm5">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09:29:36.568038221</meta:creation-date>
    <dc:date>2019-02-11T23:36:05.763442338</dc:date>
    <meta:editing-duration>PT5H45M14S</meta:editing-duration>
    <meta:editing-cycles>75</meta:editing-cycles>
    <meta:generator>LibreOffice/6.1.4.2$Linux_X86_64 LibreOffice_project/10$Build-2</meta:generator>
    <meta:document-statistic meta:table-count="9" meta:image-count="1" meta:object-count="0" meta:page-count="44" meta:paragraph-count="692" meta:word-count="10612" meta:character-count="68315" meta:non-whitespace-character-count="58443"/>
  </office:meta>
</office:document-meta>
</file>